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3.771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4.715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ff" style:diagonal-bl-tr="none" style:diagonal-tl-br="none" fo:border="0.74pt solid #333399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2">
      <style:table-cell-properties fo:padding="0.071cm"/>
    </style:style>
    <style:style style:name="ce7" style:family="table-cell" style:parent-style-name="Default" style:data-style-name="N137">
      <style:table-cell-properties fo:padding="0.071cm"/>
    </style:style>
    <style:style style:name="ce8" style:family="table-cell" style:parent-style-name="Default" style:data-style-name="N121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4.916cm" svg:height="12.003cm" svg:x="2.443cm" svg:y="31.213cm">
            <draw:object draw:notify-on-update-of-ranges="Feuille1.A2:Feuille1.A2 Feuille1.A3:Feuille1.A44 Feuille1.B2:Feuille1.B2 Feuille1.B3:Feuille1.B44 Feuille1.C2:Feuille1.C2 Feuille1.C3:Feuille1.C44 Feuille1.E2:Feuille1.E2 Feuille1.E3:Feuille1.E44 Feuille1.F2:Feuille1.F2 Feuille1.F3:Feuille1.F44 Feuille1.H2:Feuille1.H2 Feuille1.H3:Feuille1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.694cm" svg:height="16.202cm" svg:x="29.1cm" svg:y="32.588cm">
            <draw:object draw:notify-on-update-of-ranges="Feuille1.M2:Feuille1.M2 Feuille1.M3:Feuille1.M44 Feuille1.N2:Feuille1.N2 Feuille1.N3:Feuille1.N44 Feuille1.O2:Feuille1.O2 Feuille1.O3:Feuille1.O44 Feuille1.Q2:Feuille1.Q2 Feuille1.Q3:Feuille1.Q44 Feuille1.R2:Feuille1.R2 Feuille1.R3:Feuille1.R44 Feuille1.T2:Feuille1.T2 Feuille1.T3:Feuille1.T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.255cm" svg:height="11.446cm" svg:x="58.693cm" svg:y="32.477cm">
            <draw:object draw:notify-on-update-of-ranges="Feuille1.W2:Feuille1.W2 Feuille1.W3:Feuille1.W44 Feuille1.X2:Feuille1.X2 Feuille1.X3:Feuille1.X44 Feuille1.Y2:Feuille1.Y2 Feuille1.Y3:Feuille1.Y44 Feuille1.AA2:Feuille1.AA2 Feuille1.AA3:Feuille1.AA44 Feuille1.AB2:Feuille1.AB2 Feuille1.AB3:Feuille1.AB44 Feuille1.AD2:Feuille1.AD2 Feuille1.AD3:Feuille1.AD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4.305cm" svg:height="30.397cm" svg:x="23.626cm" svg:y="50.481cm">
            <draw:object draw:notify-on-update-of-ranges="Feuille1.A2:Feuille1.A2 Feuille1.A3:Feuille1.A44 Feuille1.B2:Feuille1.B2 Feuille1.B3:Feuille1.B44 Feuille1.C2:Feuille1.C2 Feuille1.C3:Feuille1.C44 Feuille1.H2:Feuille1.H2 Feuille1.H3:Feuille1.H44 Feuille1.O2:Feuille1.O2 Feuille1.O3:Feuille1.O44 Feuille1.T2:Feuille1.T2 Feuille1.T3:Feuille1.T44 Feuille1.Y2:Feuille1.Y2 Feuille1.Y3:Feuille1.Y44 Feuille1.AD2:Feuille1.AD2 Feuille1.AD3:Feuille1.AD4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AMS noTC </text:p>
          </table:table-cell>
          <table:table-cell table:style-name="ce2" table:number-columns-repeated="5"/>
          <table:table-cell table:style-name="ce5" table:number-columns-repeated="4"/>
          <table:table-cell table:number-columns-repeated="2"/>
          <table:table-cell table:style-name="ce2" office:value-type="string" calcext:value-type="string">
            <text:p>AMS </text:p>
          </table:table-cell>
          <table:table-cell table:style-name="ce2" table:number-columns-repeated="5"/>
          <table:table-cell table:style-name="ce5"/>
          <table:table-cell table:number-columns-repeated="3"/>
          <table:table-cell table:style-name="ce2" office:value-type="string" calcext:value-type="string">
            <text:p>AMS <text:s/>no TC biogaz 50 %</text:p>
          </table:table-cell>
          <table:table-cell table:number-columns-repeated="9"/>
          <table:table-cell table:style-name="ce2" office:value-type="string" calcext:value-type="string">
            <text:p>AMS <text:s/>TC 1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nnée</text:p>
          </table:table-cell>
          <table:table-cell table:style-name="ce2" table:formula="of:=CONCATENATE([.N2];[.$A$1])" office:value-type="string" office:string-value="Electricité AMS noTC " calcext:value-type="string">
            <text:p>Electricité AMS noTC </text:p>
          </table:table-cell>
          <table:table-cell table:style-name="ce2" table:formula="of:=CONCATENATE([.O2];[.$A$1])" office:value-type="string" office:string-value="GazAMS noTC " calcext:value-type="string">
            <text:p>GazAMS noTC </text:p>
          </table:table-cell>
          <table:table-cell table:style-name="ce2" table:formula="of:=CONCATENATE([.P2];[.$A$1])" office:value-type="string" office:string-value="FioulAMS noTC " calcext:value-type="string">
            <text:p>FioulAMS noTC </text:p>
          </table:table-cell>
          <table:table-cell table:style-name="ce2" table:formula="of:=CONCATENATE([.Q2];[.$A$1])" office:value-type="string" office:string-value="UrbainAMS noTC " calcext:value-type="string">
            <text:p>UrbainAMS noTC </text:p>
          </table:table-cell>
          <table:table-cell table:style-name="ce2" table:formula="of:=CONCATENATE([.R2];[.$A$1])" office:value-type="string" office:string-value="AutresAMS noTC " calcext:value-type="string">
            <text:p>AutresAMS noTC </text:p>
          </table:table-cell>
          <table:table-cell table:style-name="ce5" office:value-type="string" calcext:value-type="string">
            <text:p>Contribution Climat-Energie <text:s/>en €HT/tCO2</text:p>
          </table:table-cell>
          <table:table-cell table:style-name="ce2" table:formula="of:=CONCATENATE([.T2];[.$A$1])" office:value-type="string" office:string-value="Fioul avecTCAMS noTC " calcext:value-type="string">
            <text:p>Fioul avecTCAMS noTC </text:p>
          </table:table-cell>
          <table:table-cell table:style-name="ce5" table:number-columns-repeated="2"/>
          <table:table-cell table:number-columns-repeated="2"/>
          <table:table-cell table:style-name="ce2" office:value-type="string" calcext:value-type="string">
            <text:p>Année</text:p>
          </table:table-cell>
          <table:table-cell table:style-name="ce2" office:value-type="string" calcext:value-type="string">
            <text:p>Electricité </text:p>
          </table:table-cell>
          <table:table-cell table:style-name="ce2" office:value-type="string" calcext:value-type="string">
            <text:p>Gaz</text:p>
          </table:table-cell>
          <table:table-cell table:style-name="ce2" office:value-type="string" calcext:value-type="string">
            <text:p>Fioul</text:p>
          </table:table-cell>
          <table:table-cell table:style-name="ce2" office:value-type="string" calcext:value-type="string">
            <text:p>Urbain</text:p>
          </table:table-cell>
          <table:table-cell table:style-name="ce2" office:value-type="string" calcext:value-type="string">
            <text:p>Autres</text:p>
          </table:table-cell>
          <table:table-cell table:style-name="ce5" office:value-type="string" calcext:value-type="string">
            <text:p>Contribution Climat-Energie <text:s/>en €HT/tCO2</text:p>
          </table:table-cell>
          <table:table-cell table:style-name="ce2" office:value-type="string" calcext:value-type="string">
            <text:p>Fioul avecTC</text:p>
          </table:table-cell>
          <table:table-cell table:number-columns-repeated="2"/>
          <table:table-cell table:style-name="ce2" office:value-type="string" calcext:value-type="string">
            <text:p>Année</text:p>
          </table:table-cell>
          <table:table-cell table:style-name="ce2" table:formula="of:=CONCATENATE([.N2];[.$W$1])" office:value-type="string" office:string-value="Electricité AMS  no TC biogaz 50 %" calcext:value-type="string">
            <text:p>Electricité AMS <text:s/>no TC biogaz 50 %</text:p>
          </table:table-cell>
          <table:table-cell table:style-name="ce2" table:formula="of:=CONCATENATE([.O2];[.$W$1])" office:value-type="string" office:string-value="GazAMS  no TC biogaz 50 %" calcext:value-type="string">
            <text:p>GazAMS <text:s/>no TC biogaz 50 %</text:p>
          </table:table-cell>
          <table:table-cell table:style-name="ce2" table:formula="of:=CONCATENATE([.P2];[.$W$1])" office:value-type="string" office:string-value="FioulAMS  no TC biogaz 50 %" calcext:value-type="string">
            <text:p>FioulAMS <text:s/>no TC biogaz 50 %</text:p>
          </table:table-cell>
          <table:table-cell table:style-name="ce2" table:formula="of:=CONCATENATE([.Q2];[.$W$1])" office:value-type="string" office:string-value="UrbainAMS  no TC biogaz 50 %" calcext:value-type="string">
            <text:p>UrbainAMS <text:s/>no TC biogaz 50 %</text:p>
          </table:table-cell>
          <table:table-cell table:style-name="ce2" table:formula="of:=CONCATENATE([.R2];[.$W$1])" office:value-type="string" office:string-value="AutresAMS  no TC biogaz 50 %" calcext:value-type="string">
            <text:p>AutresAMS <text:s/>no TC biogaz 50 %</text:p>
          </table:table-cell>
          <table:table-cell table:style-name="ce5" office:value-type="string" calcext:value-type="string">
            <text:p>Contribution Climat-Energie <text:s/>en €HT/tCO2</text:p>
          </table:table-cell>
          <table:table-cell table:style-name="ce2" table:formula="of:=CONCATENATE([.T2];[.$W$1])" office:value-type="string" office:string-value="Fioul avecTCAMS  no TC biogaz 50 %" calcext:value-type="string">
            <text:p>Fioul avecTCAMS <text:s/>no TC biogaz 50 %</text:p>
          </table:table-cell>
          <table:table-cell table:style-name="ce2" table:number-columns-repeated="2"/>
          <table:table-cell table:style-name="ce2" office:value-type="string" calcext:value-type="string">
            <text:p>Année</text:p>
          </table:table-cell>
          <table:table-cell table:style-name="ce2" table:formula="of:=CONCATENATE([.X2];[.$AG$1])" office:value-type="string" office:string-value="Electricité AMS  no TC biogaz 50 %AMS  TC 100" calcext:value-type="string">
            <text:p>Electricité AMS <text:s/>no TC biogaz 50 %AMS <text:s/>TC 100</text:p>
          </table:table-cell>
          <table:table-cell table:style-name="ce2" table:formula="of:=CONCATENATE([.Y2];[.$AG$1])" office:value-type="string" office:string-value="GazAMS  no TC biogaz 50 %AMS  TC 100" calcext:value-type="string">
            <text:p>GazAMS <text:s/>no TC biogaz 50 %AMS <text:s/>TC 100</text:p>
          </table:table-cell>
          <table:table-cell table:style-name="ce2" table:formula="of:=CONCATENATE([.Z2];[.$AG$1])" office:value-type="string" office:string-value="FioulAMS  no TC biogaz 50 %AMS  TC 100" calcext:value-type="string">
            <text:p>FioulAMS <text:s/>no TC biogaz 50 %AMS <text:s/>TC 100</text:p>
          </table:table-cell>
          <table:table-cell table:style-name="ce2" table:formula="of:=CONCATENATE([.AA2];[.$AG$1])" office:value-type="string" office:string-value="UrbainAMS  no TC biogaz 50 %AMS  TC 100" calcext:value-type="string">
            <text:p>UrbainAMS <text:s/>no TC biogaz 50 %AMS <text:s/>TC 100</text:p>
          </table:table-cell>
          <table:table-cell table:style-name="ce2" table:formula="of:=CONCATENATE([.AB2];[.$AG$1])" office:value-type="string" office:string-value="AutresAMS  no TC biogaz 50 %AMS  TC 100" calcext:value-type="string">
            <text:p>AutresAMS <text:s/>no TC biogaz 50 %AMS <text:s/>TC 100</text:p>
          </table:table-cell>
          <table:table-cell table:style-name="ce5" office:value-type="string" calcext:value-type="string">
            <text:p>Contribution Climat-Energie <text:s/>en €HT/tCO2</text:p>
          </table:table-cell>
          <table:table-cell table:style-name="ce2" table:formula="of:=CONCATENATE([.AD2];[.$AG$1])" office:value-type="string" office:string-value="Fioul avecTCAMS  no TC biogaz 50 %AMS  TC 100" calcext:value-type="string">
            <text:p>Fioul avecTCAMS <text:s/>no TC biogaz 50 %AMS <text:s/>TC 100</text:p>
          </table:table-cell>
        </table:table-row>
        <table:table-row table:style-name="ro1">
          <table:table-cell table:style-name="ce3" office:value-type="float" office:value="2009" calcext:value-type="float">
            <text:p>2009</text:p>
          </table:table-cell>
          <table:table-cell table:style-name="ce4" office:value-type="float" office:value="0.09407" calcext:value-type="float">
            <text:p>0,09407</text:p>
          </table:table-cell>
          <table:table-cell table:style-name="ce4" office:value-type="float" office:value="0.0330053" calcext:value-type="float">
            <text:p>0,0330053</text:p>
          </table:table-cell>
          <table:table-cell table:style-name="ce4" office:value-type="float" office:value="0.0617856337491149" calcext:value-type="float">
            <text:p>0,0617856337</text:p>
          </table:table-cell>
          <table:table-cell table:style-name="ce4" office:value-type="float" office:value="0.0614" calcext:value-type="float">
            <text:p>0,0614</text:p>
          </table:table-cell>
          <table:table-cell table:style-name="ce4" office:value-type="float" office:value="0.0452631578947368" calcext:value-type="float">
            <text:p>0,0452631579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D3]+[.G3]*271*10^-6" office:value-type="float" office:value="0.0617856337491149" calcext:value-type="float">
            <text:p>0,06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09" calcext:value-type="float">
            <text:p>2009</text:p>
          </table:table-cell>
          <table:table-cell table:style-name="ce4" office:value-type="float" office:value="0.09407" calcext:value-type="float">
            <text:p>0,09407</text:p>
          </table:table-cell>
          <table:table-cell table:style-name="ce4" office:value-type="float" office:value="0.0330053" calcext:value-type="float">
            <text:p>0,0330053</text:p>
          </table:table-cell>
          <table:table-cell table:style-name="ce4" office:value-type="float" office:value="0.0617856337491149" calcext:value-type="float">
            <text:p>0,0617856337</text:p>
          </table:table-cell>
          <table:table-cell table:style-name="ce4" office:value-type="float" office:value="0.0614" calcext:value-type="float">
            <text:p>0,0614</text:p>
          </table:table-cell>
          <table:table-cell table:style-name="ce4" office:value-type="float" office:value="0.0452631578947368" calcext:value-type="float">
            <text:p>0,0452631579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P3]+[.S3]*271*10^-6" office:value-type="float" office:value="0.0617856337491149" calcext:value-type="float">
            <text:p>0,06</text:p>
          </table:table-cell>
          <table:table-cell table:number-columns-repeated="2"/>
          <table:table-cell table:style-name="ce3" office:value-type="float" office:value="2009" calcext:value-type="float">
            <text:p>2009</text:p>
          </table:table-cell>
          <table:table-cell table:style-name="ce4" office:value-type="float" office:value="0.09407" calcext:value-type="float">
            <text:p>0,09407</text:p>
          </table:table-cell>
          <table:table-cell table:style-name="ce4" office:value-type="float" office:value="0.0330053" calcext:value-type="float">
            <text:p>0,0330053</text:p>
          </table:table-cell>
          <table:table-cell table:style-name="ce4" office:value-type="float" office:value="0.0617856337491149" calcext:value-type="float">
            <text:p>0,0617856337</text:p>
          </table:table-cell>
          <table:table-cell table:style-name="ce4" office:value-type="float" office:value="0.0614" calcext:value-type="float">
            <text:p>0,0614</text:p>
          </table:table-cell>
          <table:table-cell table:style-name="ce4" office:value-type="float" office:value="0.0452631578947368" calcext:value-type="float">
            <text:p>0,0452631579</text:p>
          </table:table-cell>
          <table:table-cell table:style-name="ce6" office:value-type="float" office:value="0" calcext:value-type="float">
            <text:p>0,00</text:p>
          </table:table-cell>
          <table:table-cell table:style-name="ce7" table:formula="of:=[.Z3]+[.AC3]*271*10^-6" office:value-type="float" office:value="0.0617856337491149" calcext:value-type="float">
            <text:p>0,0618</text:p>
          </table:table-cell>
          <table:table-cell table:number-columns-repeated="2"/>
          <table:table-cell table:style-name="ce3" office:value-type="float" office:value="2009" calcext:value-type="float">
            <text:p>2009</text:p>
          </table:table-cell>
          <table:table-cell table:style-name="ce4" office:value-type="float" office:value="0.09407" calcext:value-type="float">
            <text:p>0,09407</text:p>
          </table:table-cell>
          <table:table-cell table:style-name="ce4" office:value-type="float" office:value="0.0330053" calcext:value-type="float">
            <text:p>0,0330053</text:p>
          </table:table-cell>
          <table:table-cell table:style-name="ce4" office:value-type="float" office:value="0.0617856337491149" calcext:value-type="float">
            <text:p>0,0617856337</text:p>
          </table:table-cell>
          <table:table-cell table:style-name="ce4" office:value-type="float" office:value="0.0614" calcext:value-type="float">
            <text:p>0,0614</text:p>
          </table:table-cell>
          <table:table-cell table:style-name="ce4" office:value-type="float" office:value="0.0452631578947368" calcext:value-type="float">
            <text:p>0,0452631579</text:p>
          </table:table-cell>
          <table:table-cell table:style-name="ce6" office:value-type="float" office:value="0" calcext:value-type="float">
            <text:p>0,00</text:p>
          </table:table-cell>
          <table:table-cell table:style-name="ce8" table:formula="of:=[.AJ3]+[.AM3]*271*10^-6" office:value-type="float" office:value="0.0617856337491149" calcext:value-type="float">
            <text:p>0,062</text:p>
          </table:table-cell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4" office:value-type="float" office:value="0.09847" calcext:value-type="float">
            <text:p>0,09847</text:p>
          </table:table-cell>
          <table:table-cell table:style-name="ce4" office:value-type="float" office:value="0.0386719666666667" calcext:value-type="float">
            <text:p>0,0386719667</text:p>
          </table:table-cell>
          <table:table-cell table:style-name="ce4" office:value-type="float" office:value="0.0763929293534506" calcext:value-type="float">
            <text:p>0,0763929294</text:p>
          </table:table-cell>
          <table:table-cell table:style-name="ce4" office:value-type="float" office:value="0.0591" calcext:value-type="float">
            <text:p>0,0591</text:p>
          </table:table-cell>
          <table:table-cell table:style-name="ce4" office:value-type="float" office:value="0.0509473684210526" calcext:value-type="float">
            <text:p>0,0509473684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D4]+[.G4]*271*10^-6" office:value-type="float" office:value="0.0763929293534506" calcext:value-type="float">
            <text:p>0,08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0" calcext:value-type="float">
            <text:p>2010</text:p>
          </table:table-cell>
          <table:table-cell table:style-name="ce4" office:value-type="float" office:value="0.09847" calcext:value-type="float">
            <text:p>0,09847</text:p>
          </table:table-cell>
          <table:table-cell table:style-name="ce4" office:value-type="float" office:value="0.0386719666666667" calcext:value-type="float">
            <text:p>0,0386719667</text:p>
          </table:table-cell>
          <table:table-cell table:style-name="ce4" office:value-type="float" office:value="0.0763929293534506" calcext:value-type="float">
            <text:p>0,0763929294</text:p>
          </table:table-cell>
          <table:table-cell table:style-name="ce4" office:value-type="float" office:value="0.0591" calcext:value-type="float">
            <text:p>0,0591</text:p>
          </table:table-cell>
          <table:table-cell table:style-name="ce4" office:value-type="float" office:value="0.0509473684210526" calcext:value-type="float">
            <text:p>0,0509473684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P4]+[.S4]*271*10^-6" office:value-type="float" office:value="0.0763929293534506" calcext:value-type="float">
            <text:p>0,08</text:p>
          </table:table-cell>
          <table:table-cell table:number-columns-repeated="2"/>
          <table:table-cell table:style-name="ce3" office:value-type="float" office:value="2010" calcext:value-type="float">
            <text:p>2010</text:p>
          </table:table-cell>
          <table:table-cell table:style-name="ce4" office:value-type="float" office:value="0.09847" calcext:value-type="float">
            <text:p>0,09847</text:p>
          </table:table-cell>
          <table:table-cell table:style-name="ce4" office:value-type="float" office:value="0.0386719666666667" calcext:value-type="float">
            <text:p>0,0386719667</text:p>
          </table:table-cell>
          <table:table-cell table:style-name="ce4" office:value-type="float" office:value="0.0763929293534506" calcext:value-type="float">
            <text:p>0,0763929294</text:p>
          </table:table-cell>
          <table:table-cell table:style-name="ce4" office:value-type="float" office:value="0.0591" calcext:value-type="float">
            <text:p>0,0591</text:p>
          </table:table-cell>
          <table:table-cell table:style-name="ce4" office:value-type="float" office:value="0.0509473684210526" calcext:value-type="float">
            <text:p>0,0509473684</text:p>
          </table:table-cell>
          <table:table-cell table:style-name="ce6" office:value-type="float" office:value="0" calcext:value-type="float">
            <text:p>0,00</text:p>
          </table:table-cell>
          <table:table-cell table:style-name="ce7" table:formula="of:=[.Z4]+[.AC4]*271*10^-6" office:value-type="float" office:value="0.0763929293534506" calcext:value-type="float">
            <text:p>0,0764</text:p>
          </table:table-cell>
          <table:table-cell table:number-columns-repeated="2"/>
          <table:table-cell table:style-name="ce3" office:value-type="float" office:value="2010" calcext:value-type="float">
            <text:p>2010</text:p>
          </table:table-cell>
          <table:table-cell table:style-name="ce4" office:value-type="float" office:value="0.09847" calcext:value-type="float">
            <text:p>0,09847</text:p>
          </table:table-cell>
          <table:table-cell table:style-name="ce4" office:value-type="float" office:value="0.0386719666666667" calcext:value-type="float">
            <text:p>0,0386719667</text:p>
          </table:table-cell>
          <table:table-cell table:style-name="ce4" office:value-type="float" office:value="0.0763929293534506" calcext:value-type="float">
            <text:p>0,0763929294</text:p>
          </table:table-cell>
          <table:table-cell table:style-name="ce4" office:value-type="float" office:value="0.0591" calcext:value-type="float">
            <text:p>0,0591</text:p>
          </table:table-cell>
          <table:table-cell table:style-name="ce4" office:value-type="float" office:value="0.0509473684210526" calcext:value-type="float">
            <text:p>0,0509473684</text:p>
          </table:table-cell>
          <table:table-cell table:style-name="ce6" office:value-type="float" office:value="0" calcext:value-type="float">
            <text:p>0,00</text:p>
          </table:table-cell>
          <table:table-cell table:style-name="ce8" table:formula="of:=[.AJ4]+[.AM4]*271*10^-6" office:value-type="float" office:value="0.0763929293534506" calcext:value-type="float">
            <text:p>0,076</text:p>
          </table:table-cell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4" office:value-type="float" office:value="0.102122" calcext:value-type="float">
            <text:p>0,102122</text:p>
          </table:table-cell>
          <table:table-cell table:style-name="ce4" office:value-type="float" office:value="0.0443386333333333" calcext:value-type="float">
            <text:p>0,0443386333</text:p>
          </table:table-cell>
          <table:table-cell table:style-name="ce4" office:value-type="float" office:value="0.0946635726346751" calcext:value-type="float">
            <text:p>0,0946635726</text:p>
          </table:table-cell>
          <table:table-cell table:style-name="ce4" office:value-type="float" office:value="0.0682" calcext:value-type="float">
            <text:p>0,0682</text:p>
          </table:table-cell>
          <table:table-cell table:style-name="ce4" office:value-type="float" office:value="0.0526315789473684" calcext:value-type="float">
            <text:p>0,0526315789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D5]+[.G5]*271*10^-6" office:value-type="float" office:value="0.0946635726346751" calcext:value-type="float">
            <text:p>0,09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1" calcext:value-type="float">
            <text:p>2011</text:p>
          </table:table-cell>
          <table:table-cell table:style-name="ce4" office:value-type="float" office:value="0.102122" calcext:value-type="float">
            <text:p>0,102122</text:p>
          </table:table-cell>
          <table:table-cell table:style-name="ce4" office:value-type="float" office:value="0.0443386333333333" calcext:value-type="float">
            <text:p>0,0443386333</text:p>
          </table:table-cell>
          <table:table-cell table:style-name="ce4" office:value-type="float" office:value="0.0946635726346751" calcext:value-type="float">
            <text:p>0,0946635726</text:p>
          </table:table-cell>
          <table:table-cell table:style-name="ce4" office:value-type="float" office:value="0.0682" calcext:value-type="float">
            <text:p>0,0682</text:p>
          </table:table-cell>
          <table:table-cell table:style-name="ce4" office:value-type="float" office:value="0.0526315789473684" calcext:value-type="float">
            <text:p>0,0526315789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P5]+[.S5]*271*10^-6" office:value-type="float" office:value="0.0946635726346751" calcext:value-type="float">
            <text:p>0,09</text:p>
          </table:table-cell>
          <table:table-cell table:number-columns-repeated="2"/>
          <table:table-cell table:style-name="ce3" office:value-type="float" office:value="2011" calcext:value-type="float">
            <text:p>2011</text:p>
          </table:table-cell>
          <table:table-cell table:style-name="ce4" office:value-type="float" office:value="0.102122" calcext:value-type="float">
            <text:p>0,102122</text:p>
          </table:table-cell>
          <table:table-cell table:style-name="ce4" office:value-type="float" office:value="0.0443386333333333" calcext:value-type="float">
            <text:p>0,0443386333</text:p>
          </table:table-cell>
          <table:table-cell table:style-name="ce4" office:value-type="float" office:value="0.0946635726346751" calcext:value-type="float">
            <text:p>0,0946635726</text:p>
          </table:table-cell>
          <table:table-cell table:style-name="ce4" office:value-type="float" office:value="0.0682" calcext:value-type="float">
            <text:p>0,0682</text:p>
          </table:table-cell>
          <table:table-cell table:style-name="ce4" office:value-type="float" office:value="0.0526315789473684" calcext:value-type="float">
            <text:p>0,0526315789</text:p>
          </table:table-cell>
          <table:table-cell table:style-name="ce6" office:value-type="float" office:value="0" calcext:value-type="float">
            <text:p>0,00</text:p>
          </table:table-cell>
          <table:table-cell table:style-name="ce7" table:formula="of:=[.Z5]+[.AC5]*271*10^-6" office:value-type="float" office:value="0.0946635726346751" calcext:value-type="float">
            <text:p>0,0947</text:p>
          </table:table-cell>
          <table:table-cell table:number-columns-repeated="2"/>
          <table:table-cell table:style-name="ce3" office:value-type="float" office:value="2011" calcext:value-type="float">
            <text:p>2011</text:p>
          </table:table-cell>
          <table:table-cell table:style-name="ce4" office:value-type="float" office:value="0.102122" calcext:value-type="float">
            <text:p>0,102122</text:p>
          </table:table-cell>
          <table:table-cell table:style-name="ce4" office:value-type="float" office:value="0.0443386333333333" calcext:value-type="float">
            <text:p>0,0443386333</text:p>
          </table:table-cell>
          <table:table-cell table:style-name="ce4" office:value-type="float" office:value="0.0946635726346751" calcext:value-type="float">
            <text:p>0,0946635726</text:p>
          </table:table-cell>
          <table:table-cell table:style-name="ce4" office:value-type="float" office:value="0.0682" calcext:value-type="float">
            <text:p>0,0682</text:p>
          </table:table-cell>
          <table:table-cell table:style-name="ce4" office:value-type="float" office:value="0.0526315789473684" calcext:value-type="float">
            <text:p>0,0526315789</text:p>
          </table:table-cell>
          <table:table-cell table:style-name="ce6" office:value-type="float" office:value="0" calcext:value-type="float">
            <text:p>0,00</text:p>
          </table:table-cell>
          <table:table-cell table:style-name="ce8" table:formula="of:=[.AJ5]+[.AM5]*271*10^-6" office:value-type="float" office:value="0.0946635726346751" calcext:value-type="float">
            <text:p>0,095</text:p>
          </table:table-cell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4" office:value-type="float" office:value="0.105774" calcext:value-type="float">
            <text:p>0,105774</text:p>
          </table:table-cell>
          <table:table-cell table:style-name="ce4" office:value-type="float" office:value="0.0500053" calcext:value-type="float">
            <text:p>0,0500053</text:p>
          </table:table-cell>
          <table:table-cell table:style-name="ce4" office:value-type="float" office:value="0.101142360695027" calcext:value-type="float">
            <text:p>0,1011423607</text:p>
          </table:table-cell>
          <table:table-cell table:style-name="ce4" office:value-type="float" office:value="0.0706" calcext:value-type="float">
            <text:p>0,0706</text:p>
          </table:table-cell>
          <table:table-cell table:style-name="ce4" office:value-type="float" office:value="0.0547368421052632" calcext:value-type="float">
            <text:p>0,0547368421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D6]+[.G6]*271*10^-6" office:value-type="float" office:value="0.101142360695027" calcext:value-type="float">
            <text:p>0,10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2" calcext:value-type="float">
            <text:p>2012</text:p>
          </table:table-cell>
          <table:table-cell table:style-name="ce4" office:value-type="float" office:value="0.105774" calcext:value-type="float">
            <text:p>0,105774</text:p>
          </table:table-cell>
          <table:table-cell table:style-name="ce4" office:value-type="float" office:value="0.0500053" calcext:value-type="float">
            <text:p>0,0500053</text:p>
          </table:table-cell>
          <table:table-cell table:style-name="ce4" office:value-type="float" office:value="0.101142360695027" calcext:value-type="float">
            <text:p>0,1011423607</text:p>
          </table:table-cell>
          <table:table-cell table:style-name="ce4" office:value-type="float" office:value="0.0706" calcext:value-type="float">
            <text:p>0,0706</text:p>
          </table:table-cell>
          <table:table-cell table:style-name="ce4" office:value-type="float" office:value="0.0547368421052632" calcext:value-type="float">
            <text:p>0,0547368421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P6]+[.S6]*271*10^-6" office:value-type="float" office:value="0.101142360695027" calcext:value-type="float">
            <text:p>0,10</text:p>
          </table:table-cell>
          <table:table-cell table:number-columns-repeated="2"/>
          <table:table-cell table:style-name="ce3" office:value-type="float" office:value="2012" calcext:value-type="float">
            <text:p>2012</text:p>
          </table:table-cell>
          <table:table-cell table:style-name="ce4" office:value-type="float" office:value="0.105774" calcext:value-type="float">
            <text:p>0,105774</text:p>
          </table:table-cell>
          <table:table-cell table:style-name="ce4" office:value-type="float" office:value="0.0500053" calcext:value-type="float">
            <text:p>0,0500053</text:p>
          </table:table-cell>
          <table:table-cell table:style-name="ce4" office:value-type="float" office:value="0.101142360695027" calcext:value-type="float">
            <text:p>0,1011423607</text:p>
          </table:table-cell>
          <table:table-cell table:style-name="ce4" office:value-type="float" office:value="0.0706" calcext:value-type="float">
            <text:p>0,0706</text:p>
          </table:table-cell>
          <table:table-cell table:style-name="ce4" office:value-type="float" office:value="0.0547368421052632" calcext:value-type="float">
            <text:p>0,0547368421</text:p>
          </table:table-cell>
          <table:table-cell table:style-name="ce6" office:value-type="float" office:value="0" calcext:value-type="float">
            <text:p>0,00</text:p>
          </table:table-cell>
          <table:table-cell table:style-name="ce7" table:formula="of:=[.Z6]+[.AC6]*271*10^-6" office:value-type="float" office:value="0.101142360695027" calcext:value-type="float">
            <text:p>0,1011</text:p>
          </table:table-cell>
          <table:table-cell table:number-columns-repeated="2"/>
          <table:table-cell table:style-name="ce3" office:value-type="float" office:value="2012" calcext:value-type="float">
            <text:p>2012</text:p>
          </table:table-cell>
          <table:table-cell table:style-name="ce4" office:value-type="float" office:value="0.105774" calcext:value-type="float">
            <text:p>0,105774</text:p>
          </table:table-cell>
          <table:table-cell table:style-name="ce4" office:value-type="float" office:value="0.0500053" calcext:value-type="float">
            <text:p>0,0500053</text:p>
          </table:table-cell>
          <table:table-cell table:style-name="ce4" office:value-type="float" office:value="0.101142360695027" calcext:value-type="float">
            <text:p>0,1011423607</text:p>
          </table:table-cell>
          <table:table-cell table:style-name="ce4" office:value-type="float" office:value="0.0706" calcext:value-type="float">
            <text:p>0,0706</text:p>
          </table:table-cell>
          <table:table-cell table:style-name="ce4" office:value-type="float" office:value="0.0547368421052632" calcext:value-type="float">
            <text:p>0,0547368421</text:p>
          </table:table-cell>
          <table:table-cell table:style-name="ce6" office:value-type="float" office:value="0" calcext:value-type="float">
            <text:p>0,00</text:p>
          </table:table-cell>
          <table:table-cell table:style-name="ce8" table:formula="of:=[.AJ6]+[.AM6]*271*10^-6" office:value-type="float" office:value="0.101142360695027" calcext:value-type="float">
            <text:p>0,101</text:p>
          </table:table-cell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4" office:value-type="float" office:value="0.109426" calcext:value-type="float">
            <text:p>0,109426</text:p>
          </table:table-cell>
          <table:table-cell table:style-name="ce4" office:value-type="float" office:value="0.0500053" calcext:value-type="float">
            <text:p>0,0500053</text:p>
          </table:table-cell>
          <table:table-cell table:style-name="ce4" office:value-type="float" office:value="0.0972461114439784" calcext:value-type="float">
            <text:p>0,0972461114</text:p>
          </table:table-cell>
          <table:table-cell table:style-name="ce4" office:value-type="float" office:value="0.0702" calcext:value-type="float">
            <text:p>0,0702</text:p>
          </table:table-cell>
          <table:table-cell table:style-name="ce4" office:value-type="float" office:value="0.0576842105263158" calcext:value-type="float">
            <text:p>0,0576842105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D7]+[.G7]*271*10^-6" office:value-type="float" office:value="0.0972461114439784" calcext:value-type="float">
            <text:p>0,10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3" calcext:value-type="float">
            <text:p>2013</text:p>
          </table:table-cell>
          <table:table-cell table:style-name="ce4" office:value-type="float" office:value="0.109426" calcext:value-type="float">
            <text:p>0,109426</text:p>
          </table:table-cell>
          <table:table-cell table:style-name="ce4" office:value-type="float" office:value="0.0500053" calcext:value-type="float">
            <text:p>0,0500053</text:p>
          </table:table-cell>
          <table:table-cell table:style-name="ce4" office:value-type="float" office:value="0.0972461114439784" calcext:value-type="float">
            <text:p>0,0972461114</text:p>
          </table:table-cell>
          <table:table-cell table:style-name="ce4" office:value-type="float" office:value="0.0702" calcext:value-type="float">
            <text:p>0,0702</text:p>
          </table:table-cell>
          <table:table-cell table:style-name="ce4" office:value-type="float" office:value="0.0576842105263158" calcext:value-type="float">
            <text:p>0,0576842105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formula="of:=[.P7]+[.S7]*271*10^-6" office:value-type="float" office:value="0.0972461114439784" calcext:value-type="float">
            <text:p>0,10</text:p>
          </table:table-cell>
          <table:table-cell table:number-columns-repeated="2"/>
          <table:table-cell table:style-name="ce3" office:value-type="float" office:value="2013" calcext:value-type="float">
            <text:p>2013</text:p>
          </table:table-cell>
          <table:table-cell table:style-name="ce4" office:value-type="float" office:value="0.109426" calcext:value-type="float">
            <text:p>0,109426</text:p>
          </table:table-cell>
          <table:table-cell table:style-name="ce4" office:value-type="float" office:value="0.0500053" calcext:value-type="float">
            <text:p>0,0500053</text:p>
          </table:table-cell>
          <table:table-cell table:style-name="ce4" office:value-type="float" office:value="0.0972461114439784" calcext:value-type="float">
            <text:p>0,0972461114</text:p>
          </table:table-cell>
          <table:table-cell table:style-name="ce4" office:value-type="float" office:value="0.0702" calcext:value-type="float">
            <text:p>0,0702</text:p>
          </table:table-cell>
          <table:table-cell table:style-name="ce4" office:value-type="float" office:value="0.0576842105263158" calcext:value-type="float">
            <text:p>0,0576842105</text:p>
          </table:table-cell>
          <table:table-cell table:style-name="ce6" office:value-type="float" office:value="0" calcext:value-type="float">
            <text:p>0,00</text:p>
          </table:table-cell>
          <table:table-cell table:style-name="ce7" table:formula="of:=[.Z7]+[.AC7]*271*10^-6" office:value-type="float" office:value="0.0972461114439784" calcext:value-type="float">
            <text:p>0,0972</text:p>
          </table:table-cell>
          <table:table-cell table:number-columns-repeated="2"/>
          <table:table-cell table:style-name="ce3" office:value-type="float" office:value="2013" calcext:value-type="float">
            <text:p>2013</text:p>
          </table:table-cell>
          <table:table-cell table:style-name="ce4" office:value-type="float" office:value="0.109426" calcext:value-type="float">
            <text:p>0,109426</text:p>
          </table:table-cell>
          <table:table-cell table:style-name="ce4" office:value-type="float" office:value="0.0500053" calcext:value-type="float">
            <text:p>0,0500053</text:p>
          </table:table-cell>
          <table:table-cell table:style-name="ce4" office:value-type="float" office:value="0.0972461114439784" calcext:value-type="float">
            <text:p>0,0972461114</text:p>
          </table:table-cell>
          <table:table-cell table:style-name="ce4" office:value-type="float" office:value="0.0702" calcext:value-type="float">
            <text:p>0,0702</text:p>
          </table:table-cell>
          <table:table-cell table:style-name="ce4" office:value-type="float" office:value="0.0576842105263158" calcext:value-type="float">
            <text:p>0,0576842105</text:p>
          </table:table-cell>
          <table:table-cell table:style-name="ce6" office:value-type="float" office:value="0" calcext:value-type="float">
            <text:p>0,00</text:p>
          </table:table-cell>
          <table:table-cell table:style-name="ce8" table:formula="of:=[.AJ7]+[.AM7]*271*10^-6" office:value-type="float" office:value="0.0972461114439784" calcext:value-type="float">
            <text:p>0,097</text:p>
          </table:table-cell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4" office:value-type="float" office:value="0.113078" calcext:value-type="float">
            <text:p>0,113078</text:p>
          </table:table-cell>
          <table:table-cell table:style-name="ce4" office:value-type="float" office:value="0.0489403" calcext:value-type="float">
            <text:p>0,0489403</text:p>
          </table:table-cell>
          <table:table-cell table:style-name="ce4" office:value-type="float" office:value="0.0913665597254752" calcext:value-type="float">
            <text:p>0,0913665597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0608421052631579" calcext:value-type="float">
            <text:p>0,0608421053</text:p>
          </table:table-cell>
          <table:table-cell table:style-name="ce6" office:value-type="float" office:value="7" calcext:value-type="float">
            <text:p>7,00</text:p>
          </table:table-cell>
          <table:table-cell table:style-name="ce6" table:formula="of:=[.D8]+[.G8]*271*10^-6" office:value-type="float" office:value="0.0932635597254752" calcext:value-type="float">
            <text:p>0,09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4" calcext:value-type="float">
            <text:p>2014</text:p>
          </table:table-cell>
          <table:table-cell table:style-name="ce4" office:value-type="float" office:value="0.113078" calcext:value-type="float">
            <text:p>0,113078</text:p>
          </table:table-cell>
          <table:table-cell table:style-name="ce4" office:value-type="float" office:value="0.0489403" calcext:value-type="float">
            <text:p>0,0489403</text:p>
          </table:table-cell>
          <table:table-cell table:style-name="ce4" office:value-type="float" office:value="0.0913665597254752" calcext:value-type="float">
            <text:p>0,0913665597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0608421052631579" calcext:value-type="float">
            <text:p>0,0608421053</text:p>
          </table:table-cell>
          <table:table-cell table:style-name="ce6" office:value-type="float" office:value="7" calcext:value-type="float">
            <text:p>7,00</text:p>
          </table:table-cell>
          <table:table-cell table:style-name="ce6" table:formula="of:=[.P8]+[.S8]*271*10^-6" office:value-type="float" office:value="0.0932635597254752" calcext:value-type="float">
            <text:p>0,09</text:p>
          </table:table-cell>
          <table:table-cell table:number-columns-repeated="2"/>
          <table:table-cell table:style-name="ce3" office:value-type="float" office:value="2014" calcext:value-type="float">
            <text:p>2014</text:p>
          </table:table-cell>
          <table:table-cell table:style-name="ce4" office:value-type="float" office:value="0.113078" calcext:value-type="float">
            <text:p>0,113078</text:p>
          </table:table-cell>
          <table:table-cell table:style-name="ce4" office:value-type="float" office:value="0.0489403" calcext:value-type="float">
            <text:p>0,0489403</text:p>
          </table:table-cell>
          <table:table-cell table:style-name="ce4" office:value-type="float" office:value="0.0932635597254753" calcext:value-type="float">
            <text:p>0,0932635597</text:p>
          </table:table-cell>
          <table:table-cell table:style-name="ce4" office:value-type="float" office:value="0.0794" calcext:value-type="float">
            <text:p>0,0794</text:p>
          </table:table-cell>
          <table:table-cell table:style-name="ce4" office:value-type="float" office:value="0.0608421052631579" calcext:value-type="float">
            <text:p>0,0608421053</text:p>
          </table:table-cell>
          <table:table-cell table:style-name="ce6" office:value-type="float" office:value="7" calcext:value-type="float">
            <text:p>7,00</text:p>
          </table:table-cell>
          <table:table-cell table:style-name="ce7" table:formula="of:=[.Z8]+[.AC8]*271*10^-6" office:value-type="float" office:value="0.0951605597254752" calcext:value-type="float">
            <text:p>0,0952</text:p>
          </table:table-cell>
          <table:table-cell table:number-columns-repeated="2"/>
          <table:table-cell table:style-name="ce3" office:value-type="float" office:value="2014" calcext:value-type="float">
            <text:p>2014</text:p>
          </table:table-cell>
          <table:table-cell table:style-name="ce4" office:value-type="float" office:value="0.113078" calcext:value-type="float">
            <text:p>0,113078</text:p>
          </table:table-cell>
          <table:table-cell table:style-name="ce4" office:value-type="float" office:value="0.0475053" calcext:value-type="float">
            <text:p>0,0475053</text:p>
          </table:table-cell>
          <table:table-cell table:style-name="ce4" office:value-type="float" office:value="0.0913665597254752" calcext:value-type="float">
            <text:p>0,0913665597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0608421052631579" calcext:value-type="float">
            <text:p>0,0608421053</text:p>
          </table:table-cell>
          <table:table-cell table:style-name="ce6" office:value-type="float" office:value="7" calcext:value-type="float">
            <text:p>7,00</text:p>
          </table:table-cell>
          <table:table-cell table:style-name="ce8" table:formula="of:=[.AJ8]+[.AM8]*271*10^-6" office:value-type="float" office:value="0.0932635597254752" calcext:value-type="float">
            <text:p>0,093</text:p>
          </table:table-cell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4" office:value-type="float" office:value="0.11873" calcext:value-type="float">
            <text:p>0,11873</text:p>
          </table:table-cell>
          <table:table-cell table:style-name="ce4" office:value-type="float" office:value="0.0484778" calcext:value-type="float">
            <text:p>0,0484778</text:p>
          </table:table-cell>
          <table:table-cell table:style-name="ce4" office:value-type="float" office:value="0.06681" calcext:value-type="float">
            <text:p>0,06681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06" calcext:value-type="float">
            <text:p>0,06</text:p>
          </table:table-cell>
          <table:table-cell table:style-name="ce6" office:value-type="float" office:value="14.5" calcext:value-type="float">
            <text:p>14,50</text:p>
          </table:table-cell>
          <table:table-cell table:style-name="ce6" table:formula="of:=[.D9]+[.G9]*271*10^-6" office:value-type="float" office:value="0.0707395" calcext:value-type="float">
            <text:p>0,07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5" calcext:value-type="float">
            <text:p>2015</text:p>
          </table:table-cell>
          <table:table-cell table:style-name="ce4" office:value-type="float" office:value="0.11873" calcext:value-type="float">
            <text:p>0,11873</text:p>
          </table:table-cell>
          <table:table-cell table:style-name="ce4" office:value-type="float" office:value="0.0484778" calcext:value-type="float">
            <text:p>0,0484778</text:p>
          </table:table-cell>
          <table:table-cell table:style-name="ce4" office:value-type="float" office:value="0.06681" calcext:value-type="float">
            <text:p>0,06681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06" calcext:value-type="float">
            <text:p>0,06</text:p>
          </table:table-cell>
          <table:table-cell table:style-name="ce6" office:value-type="float" office:value="14.5" calcext:value-type="float">
            <text:p>14,50</text:p>
          </table:table-cell>
          <table:table-cell table:style-name="ce6" table:formula="of:=[.P9]+[.S9]*271*10^-6" office:value-type="float" office:value="0.0707395" calcext:value-type="float">
            <text:p>0,07</text:p>
          </table:table-cell>
          <table:table-cell table:number-columns-repeated="2"/>
          <table:table-cell table:style-name="ce3" office:value-type="float" office:value="2015" calcext:value-type="float">
            <text:p>2015</text:p>
          </table:table-cell>
          <table:table-cell table:style-name="ce4" office:value-type="float" office:value="0.11873" calcext:value-type="float">
            <text:p>0,11873</text:p>
          </table:table-cell>
          <table:table-cell table:style-name="ce4" office:value-type="float" office:value="0.0484778" calcext:value-type="float">
            <text:p>0,0484778</text:p>
          </table:table-cell>
          <table:table-cell table:style-name="ce4" office:value-type="float" office:value="0.0707395" calcext:value-type="float">
            <text:p>0,0707395</text:p>
          </table:table-cell>
          <table:table-cell table:style-name="ce4" office:value-type="float" office:value="0.0803528" calcext:value-type="float">
            <text:p>0,0803528</text:p>
          </table:table-cell>
          <table:table-cell table:style-name="ce4" office:value-type="float" office:value="0.06" calcext:value-type="float">
            <text:p>0,06</text:p>
          </table:table-cell>
          <table:table-cell table:style-name="ce6" office:value-type="float" office:value="14.5" calcext:value-type="float">
            <text:p>14,50</text:p>
          </table:table-cell>
          <table:table-cell table:style-name="ce7" table:formula="of:=[.Z9]+[.AC9]*271*10^-6" office:value-type="float" office:value="0.074669" calcext:value-type="float">
            <text:p>0,0747</text:p>
          </table:table-cell>
          <table:table-cell table:number-columns-repeated="2"/>
          <table:table-cell table:style-name="ce3" office:value-type="float" office:value="2015" calcext:value-type="float">
            <text:p>2015</text:p>
          </table:table-cell>
          <table:table-cell table:style-name="ce4" office:value-type="float" office:value="0.11873" calcext:value-type="float">
            <text:p>0,11873</text:p>
          </table:table-cell>
          <table:table-cell table:style-name="ce4" office:value-type="float" office:value="0.0455053" calcext:value-type="float">
            <text:p>0,0455053</text:p>
          </table:table-cell>
          <table:table-cell table:style-name="ce4" office:value-type="float" office:value="0.06681" calcext:value-type="float">
            <text:p>0,06681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06" calcext:value-type="float">
            <text:p>0,06</text:p>
          </table:table-cell>
          <table:table-cell table:style-name="ce6" office:value-type="float" office:value="14.5" calcext:value-type="float">
            <text:p>14,50</text:p>
          </table:table-cell>
          <table:table-cell table:style-name="ce8" table:formula="of:=[.AJ9]+[.AM9]*271*10^-6" office:value-type="float" office:value="0.0707395" calcext:value-type="float">
            <text:p>0,071</text:p>
          </table:table-cell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4" office:value-type="float" office:value="0.12003603" calcext:value-type="float">
            <text:p>0,12003603</text:p>
          </table:table-cell>
          <table:table-cell table:style-name="ce4" office:value-type="float" office:value="0.0526636304815708" calcext:value-type="float">
            <text:p>0,0526636305</text:p>
          </table:table-cell>
          <table:table-cell table:style-name="ce4" office:value-type="float" office:value="0.0708721765801761" calcext:value-type="float">
            <text:p>0,0708721766</text:p>
          </table:table-cell>
          <table:table-cell table:style-name="ce4" office:value-type="float" office:value="0.0703721394736195" calcext:value-type="float">
            <text:p>0,0703721395</text:p>
          </table:table-cell>
          <table:table-cell table:style-name="ce4" office:value-type="float" office:value="0.06072" calcext:value-type="float">
            <text:p>0,06072</text:p>
          </table:table-cell>
          <table:table-cell table:style-name="ce6" office:value-type="float" office:value="22" calcext:value-type="float">
            <text:p>22,00</text:p>
          </table:table-cell>
          <table:table-cell table:style-name="ce6" table:formula="of:=[.D10]+[.G10]*271*10^-6" office:value-type="float" office:value="0.0768341765801761" calcext:value-type="float">
            <text:p>0,08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6" calcext:value-type="float">
            <text:p>2016</text:p>
          </table:table-cell>
          <table:table-cell table:style-name="ce4" office:value-type="float" office:value="0.12003603" calcext:value-type="float">
            <text:p>0,12003603</text:p>
          </table:table-cell>
          <table:table-cell table:style-name="ce4" office:value-type="float" office:value="0.0526636304815708" calcext:value-type="float">
            <text:p>0,0526636305</text:p>
          </table:table-cell>
          <table:table-cell table:style-name="ce4" office:value-type="float" office:value="0.0708721765801761" calcext:value-type="float">
            <text:p>0,0708721766</text:p>
          </table:table-cell>
          <table:table-cell table:style-name="ce4" office:value-type="float" office:value="0.0703721394736195" calcext:value-type="float">
            <text:p>0,0703721395</text:p>
          </table:table-cell>
          <table:table-cell table:style-name="ce4" office:value-type="float" office:value="0.06072" calcext:value-type="float">
            <text:p>0,06072</text:p>
          </table:table-cell>
          <table:table-cell table:style-name="ce6" office:value-type="float" office:value="22" calcext:value-type="float">
            <text:p>22,00</text:p>
          </table:table-cell>
          <table:table-cell table:style-name="ce6" table:formula="of:=[.P10]+[.S10]*271*10^-6" office:value-type="float" office:value="0.0768341765801761" calcext:value-type="float">
            <text:p>0,08</text:p>
          </table:table-cell>
          <table:table-cell table:number-columns-repeated="2"/>
          <table:table-cell table:style-name="ce3" office:value-type="float" office:value="2016" calcext:value-type="float">
            <text:p>2016</text:p>
          </table:table-cell>
          <table:table-cell table:style-name="ce4" office:value-type="float" office:value="0.12003603" calcext:value-type="float">
            <text:p>0,12003603</text:p>
          </table:table-cell>
          <table:table-cell table:style-name="ce4" office:value-type="float" office:value="0.0525641752014923" calcext:value-type="float">
            <text:p>0,0525641752</text:p>
          </table:table-cell>
          <table:table-cell table:style-name="ce4" office:value-type="float" office:value="0.0768341765801761" calcext:value-type="float">
            <text:p>0,0768341766</text:p>
          </table:table-cell>
          <table:table-cell table:style-name="ce4" office:value-type="float" office:value="0.0811988868219191" calcext:value-type="float">
            <text:p>0,0811988868</text:p>
          </table:table-cell>
          <table:table-cell table:style-name="ce4" office:value-type="float" office:value="0.06078" calcext:value-type="float">
            <text:p>0,06078</text:p>
          </table:table-cell>
          <table:table-cell table:style-name="ce6" office:value-type="float" office:value="22" calcext:value-type="float">
            <text:p>22,00</text:p>
          </table:table-cell>
          <table:table-cell table:style-name="ce7" table:formula="of:=[.Z10]+[.AC10]*271*10^-6" office:value-type="float" office:value="0.0827961765801761" calcext:value-type="float">
            <text:p>0,0828</text:p>
          </table:table-cell>
          <table:table-cell table:number-columns-repeated="2"/>
          <table:table-cell table:style-name="ce3" office:value-type="float" office:value="2016" calcext:value-type="float">
            <text:p>2016</text:p>
          </table:table-cell>
          <table:table-cell table:style-name="ce4" office:value-type="float" office:value="0.12003603" calcext:value-type="float">
            <text:p>0,12003603</text:p>
          </table:table-cell>
          <table:table-cell table:style-name="ce4" office:value-type="float" office:value="0.0481626504815709" calcext:value-type="float">
            <text:p>0,0481626505</text:p>
          </table:table-cell>
          <table:table-cell table:style-name="ce4" office:value-type="float" office:value="0.0708721765801761" calcext:value-type="float">
            <text:p>0,0708721766</text:p>
          </table:table-cell>
          <table:table-cell table:style-name="ce4" office:value-type="float" office:value="0.0703721394736195" calcext:value-type="float">
            <text:p>0,0703721395</text:p>
          </table:table-cell>
          <table:table-cell table:style-name="ce4" office:value-type="float" office:value="0.06072" calcext:value-type="float">
            <text:p>0,06072</text:p>
          </table:table-cell>
          <table:table-cell table:style-name="ce6" office:value-type="float" office:value="22" calcext:value-type="float">
            <text:p>22,00</text:p>
          </table:table-cell>
          <table:table-cell table:style-name="ce8" table:formula="of:=[.AJ10]+[.AM10]*271*10^-6" office:value-type="float" office:value="0.0768341765801761" calcext:value-type="float">
            <text:p>0,077</text:p>
          </table:table-cell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0.12135642633" calcext:value-type="float">
            <text:p>0,1213564263</text:p>
          </table:table-cell>
          <table:table-cell table:style-name="ce4" office:value-type="float" office:value="0.055363206733229" calcext:value-type="float">
            <text:p>0,0553632067</text:p>
          </table:table-cell>
          <table:table-cell table:style-name="ce4" office:value-type="float" office:value="0.0729861627275145" calcext:value-type="float">
            <text:p>0,0729861627</text:p>
          </table:table-cell>
          <table:table-cell table:style-name="ce4" office:value-type="float" office:value="0.0707370754663725" calcext:value-type="float">
            <text:p>0,0707370755</text:p>
          </table:table-cell>
          <table:table-cell table:style-name="ce4" office:value-type="float" office:value="0.06144864" calcext:value-type="float">
            <text:p>0,06144864</text:p>
          </table:table-cell>
          <table:table-cell table:style-name="ce6" office:value-type="float" office:value="30.5" calcext:value-type="float">
            <text:p>30,50</text:p>
          </table:table-cell>
          <table:table-cell table:style-name="ce6" table:formula="of:=[.D11]+[.G11]*271*10^-6" office:value-type="float" office:value="0.0812516627275145" calcext:value-type="float">
            <text:p>0,08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0.12135642633" calcext:value-type="float">
            <text:p>0,1213564263</text:p>
          </table:table-cell>
          <table:table-cell table:style-name="ce4" office:value-type="float" office:value="0.055363206733229" calcext:value-type="float">
            <text:p>0,0553632067</text:p>
          </table:table-cell>
          <table:table-cell table:style-name="ce4" office:value-type="float" office:value="0.0729861627275145" calcext:value-type="float">
            <text:p>0,0729861627</text:p>
          </table:table-cell>
          <table:table-cell table:style-name="ce4" office:value-type="float" office:value="0.0707370754663725" calcext:value-type="float">
            <text:p>0,0707370755</text:p>
          </table:table-cell>
          <table:table-cell table:style-name="ce4" office:value-type="float" office:value="0.06144864" calcext:value-type="float">
            <text:p>0,06144864</text:p>
          </table:table-cell>
          <table:table-cell table:style-name="ce6" office:value-type="float" office:value="30.5" calcext:value-type="float">
            <text:p>30,50</text:p>
          </table:table-cell>
          <table:table-cell table:style-name="ce6" table:formula="of:=[.P11]+[.S11]*271*10^-6" office:value-type="float" office:value="0.0812516627275145" calcext:value-type="float">
            <text:p>0,08</text:p>
          </table:table-cell>
          <table:table-cell table:number-columns-repeated="2"/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0.12135642633" calcext:value-type="float">
            <text:p>0,1213564263</text:p>
          </table:table-cell>
          <table:table-cell table:style-name="ce4" office:value-type="float" office:value="0.055169317590123" calcext:value-type="float">
            <text:p>0,0551693176</text:p>
          </table:table-cell>
          <table:table-cell table:style-name="ce4" office:value-type="float" office:value="0.0812516627275145" calcext:value-type="float">
            <text:p>0,0812516627</text:p>
          </table:table-cell>
          <table:table-cell table:style-name="ce4" office:value-type="float" office:value="0.0820538826415362" calcext:value-type="float">
            <text:p>0,0820538826</text:p>
          </table:table-cell>
          <table:table-cell table:style-name="ce4" office:value-type="float" office:value="0.06157014" calcext:value-type="float">
            <text:p>0,06157014</text:p>
          </table:table-cell>
          <table:table-cell table:style-name="ce6" office:value-type="float" office:value="30.5" calcext:value-type="float">
            <text:p>30,50</text:p>
          </table:table-cell>
          <table:table-cell table:style-name="ce7" table:formula="of:=[.Z11]+[.AC11]*271*10^-6" office:value-type="float" office:value="0.0895171627275145" calcext:value-type="float">
            <text:p>0,0895</text:p>
          </table:table-cell>
          <table:table-cell table:number-columns-repeated="2"/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0.12135642633" calcext:value-type="float">
            <text:p>0,1213564263</text:p>
          </table:table-cell>
          <table:table-cell table:style-name="ce4" office:value-type="float" office:value="0.049135716733229" calcext:value-type="float">
            <text:p>0,0491357167</text:p>
          </table:table-cell>
          <table:table-cell table:style-name="ce4" office:value-type="float" office:value="0.0729861627275145" calcext:value-type="float">
            <text:p>0,0729861627</text:p>
          </table:table-cell>
          <table:table-cell table:style-name="ce4" office:value-type="float" office:value="0.0707370754663725" calcext:value-type="float">
            <text:p>0,0707370755</text:p>
          </table:table-cell>
          <table:table-cell table:style-name="ce4" office:value-type="float" office:value="0.06144864" calcext:value-type="float">
            <text:p>0,06144864</text:p>
          </table:table-cell>
          <table:table-cell table:style-name="ce6" office:value-type="float" office:value="30.5" calcext:value-type="float">
            <text:p>30,50</text:p>
          </table:table-cell>
          <table:table-cell table:style-name="ce8" table:formula="of:=[.AJ11]+[.AM11]*271*10^-6" office:value-type="float" office:value="0.0812516627275145" calcext:value-type="float">
            <text:p>0,081</text:p>
          </table:table-cell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4" office:value-type="float" office:value="0.12269134701963" calcext:value-type="float">
            <text:p>0,122691347</text:p>
          </table:table-cell>
          <table:table-cell table:style-name="ce4" office:value-type="float" office:value="0.0577351794447592" calcext:value-type="float">
            <text:p>0,0577351794</text:p>
          </table:table-cell>
          <table:table-cell table:style-name="ce4" office:value-type="float" office:value="0.0751961267212374" calcext:value-type="float">
            <text:p>0,0751961267</text:p>
          </table:table-cell>
          <table:table-cell table:style-name="ce4" office:value-type="float" office:value="0.0714819120790755" calcext:value-type="float">
            <text:p>0,0714819121</text:p>
          </table:table-cell>
          <table:table-cell table:style-name="ce4" office:value-type="float" office:value="0.06218602368" calcext:value-type="float">
            <text:p>0,062186023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12]+[.G12]*271*10^-6" office:value-type="float" office:value="0.0853173232865765" calcext:value-type="float">
            <text:p>0,09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8" calcext:value-type="float">
            <text:p>2018</text:p>
          </table:table-cell>
          <table:table-cell table:style-name="ce4" office:value-type="float" office:value="0.12269134701963" calcext:value-type="float">
            <text:p>0,122691347</text:p>
          </table:table-cell>
          <table:table-cell table:style-name="ce4" office:value-type="float" office:value="0.0577351794447592" calcext:value-type="float">
            <text:p>0,0577351794</text:p>
          </table:table-cell>
          <table:table-cell table:style-name="ce4" office:value-type="float" office:value="0.0751961267212374" calcext:value-type="float">
            <text:p>0,0751961267</text:p>
          </table:table-cell>
          <table:table-cell table:style-name="ce4" office:value-type="float" office:value="0.0714819120790755" calcext:value-type="float">
            <text:p>0,0714819121</text:p>
          </table:table-cell>
          <table:table-cell table:style-name="ce4" office:value-type="float" office:value="0.06218602368" calcext:value-type="float">
            <text:p>0,062186023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P12]+[.S12]*271*10^-6" office:value-type="float" office:value="0.0853173232865765" calcext:value-type="float">
            <text:p>0,09</text:p>
          </table:table-cell>
          <table:table-cell table:number-columns-repeated="2"/>
          <table:table-cell table:style-name="ce3" office:value-type="float" office:value="2018" calcext:value-type="float">
            <text:p>2018</text:p>
          </table:table-cell>
          <table:table-cell table:style-name="ce4" office:value-type="float" office:value="0.12269134701963" calcext:value-type="float">
            <text:p>0,122691347</text:p>
          </table:table-cell>
          <table:table-cell table:style-name="ce4" office:value-type="float" office:value="0.0574509194229627" calcext:value-type="float">
            <text:p>0,0574509194</text:p>
          </table:table-cell>
          <table:table-cell table:style-name="ce4" office:value-type="float" office:value="0.0853173232865766" calcext:value-type="float">
            <text:p>0,0853173233</text:p>
          </table:table-cell>
          <table:table-cell table:style-name="ce4" office:value-type="float" office:value="0.0829178812674746" calcext:value-type="float">
            <text:p>0,0829178813</text:p>
          </table:table-cell>
          <table:table-cell table:style-name="ce4" office:value-type="float" office:value="0.06237055182" calcext:value-type="float">
            <text:p>0,0623705518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12]+[.AC12]*271*10^-6" office:value-type="float" office:value="0.0954385198519156" calcext:value-type="float">
            <text:p>0,0954</text:p>
          </table:table-cell>
          <table:table-cell table:number-columns-repeated="2"/>
          <table:table-cell table:style-name="ce3" office:value-type="float" office:value="2018" calcext:value-type="float">
            <text:p>2018</text:p>
          </table:table-cell>
          <table:table-cell table:style-name="ce4" office:value-type="float" office:value="0.12269134701963" calcext:value-type="float">
            <text:p>0,122691347</text:p>
          </table:table-cell>
          <table:table-cell table:style-name="ce4" office:value-type="float" office:value="0.0501248612745779" calcext:value-type="float">
            <text:p>0,0501248613</text:p>
          </table:table-cell>
          <table:table-cell table:style-name="ce4" office:value-type="float" office:value="0.0751961267212374" calcext:value-type="float">
            <text:p>0,0751961267</text:p>
          </table:table-cell>
          <table:table-cell table:style-name="ce4" office:value-type="float" office:value="0.0714819120790755" calcext:value-type="float">
            <text:p>0,0714819121</text:p>
          </table:table-cell>
          <table:table-cell table:style-name="ce4" office:value-type="float" office:value="0.06218602368" calcext:value-type="float">
            <text:p>0,062186023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8" table:formula="of:=[.AJ12]+[.AM12]*271*10^-6" office:value-type="float" office:value="0.0853173232865765" calcext:value-type="float">
            <text:p>0,085</text:p>
          </table:table-cell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4" office:value-type="float" office:value="0.124040951836846" calcext:value-type="float">
            <text:p>0,1240409518</text:p>
          </table:table-cell>
          <table:table-cell table:style-name="ce4" office:value-type="float" office:value="0.0587254606004998" calcext:value-type="float">
            <text:p>0,0587254606</text:p>
          </table:table-cell>
          <table:table-cell table:style-name="ce4" office:value-type="float" office:value="0.077506426086113" calcext:value-type="float">
            <text:p>0,0775064261</text:p>
          </table:table-cell>
          <table:table-cell table:style-name="ce4" office:value-type="float" office:value="0.0722345915602595" calcext:value-type="float">
            <text:p>0,0722345916</text:p>
          </table:table-cell>
          <table:table-cell table:style-name="ce4" office:value-type="float" office:value="0.06293225596416" calcext:value-type="float">
            <text:p>0,06293225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13]+[.G13]*271*10^-6" office:value-type="float" office:value="0.0876276226514521" calcext:value-type="float">
            <text:p>0,09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19" calcext:value-type="float">
            <text:p>2019</text:p>
          </table:table-cell>
          <table:table-cell table:style-name="ce4" office:value-type="float" office:value="0.124040951836846" calcext:value-type="float">
            <text:p>0,1240409518</text:p>
          </table:table-cell>
          <table:table-cell table:style-name="ce4" office:value-type="float" office:value="0.0604306237382065" calcext:value-type="float">
            <text:p>0,0604306237</text:p>
          </table:table-cell>
          <table:table-cell table:style-name="ce4" office:value-type="float" office:value="0.077506426086113" calcext:value-type="float">
            <text:p>0,0775064261</text:p>
          </table:table-cell>
          <table:table-cell table:style-name="ce4" office:value-type="float" office:value="0.0722345915602595" calcext:value-type="float">
            <text:p>0,0722345916</text:p>
          </table:table-cell>
          <table:table-cell table:style-name="ce4" office:value-type="float" office:value="0.06293225596416" calcext:value-type="float">
            <text:p>0,062932256</text:p>
          </table:table-cell>
          <table:table-cell table:style-name="ce6" office:value-type="float" office:value="45.7325373548352" calcext:value-type="float">
            <text:p>45,73</text:p>
          </table:table-cell>
          <table:table-cell table:style-name="ce6" table:formula="of:=[.P13]+[.S13]*271*10^-6" office:value-type="float" office:value="0.0898999437092733" calcext:value-type="float">
            <text:p>0,09</text:p>
          </table:table-cell>
          <table:table-cell table:number-columns-repeated="2"/>
          <table:table-cell table:style-name="ce3" office:value-type="float" office:value="2019" calcext:value-type="float">
            <text:p>2019</text:p>
          </table:table-cell>
          <table:table-cell table:style-name="ce4" office:value-type="float" office:value="0.124040951836846" calcext:value-type="float">
            <text:p>0,1240409518</text:p>
          </table:table-cell>
          <table:table-cell table:style-name="ce4" office:value-type="float" office:value="0.0583496761674373" calcext:value-type="float">
            <text:p>0,0583496762</text:p>
          </table:table-cell>
          <table:table-cell table:style-name="ce4" office:value-type="float" office:value="0.0876276226514521" calcext:value-type="float">
            <text:p>0,0876276227</text:p>
          </table:table-cell>
          <table:table-cell table:style-name="ce4" office:value-type="float" office:value="0.0837909774961295" calcext:value-type="float">
            <text:p>0,0837909775</text:p>
          </table:table-cell>
          <table:table-cell table:style-name="ce4" office:value-type="float" office:value="0.06318136899366" calcext:value-type="float">
            <text:p>0,063181369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13]+[.AC13]*271*10^-6" office:value-type="float" office:value="0.0977488192167912" calcext:value-type="float">
            <text:p>0,0977</text:p>
          </table:table-cell>
          <table:table-cell table:number-columns-repeated="2"/>
          <table:table-cell table:style-name="ce3" office:value-type="float" office:value="2019" calcext:value-type="float">
            <text:p>2019</text:p>
          </table:table-cell>
          <table:table-cell table:style-name="ce4" office:value-type="float" office:value="0.124040951836846" calcext:value-type="float">
            <text:p>0,1240409518</text:p>
          </table:table-cell>
          <table:table-cell table:style-name="ce4" office:value-type="float" office:value="0.0511304549417273" calcext:value-type="float">
            <text:p>0,0511304549</text:p>
          </table:table-cell>
          <table:table-cell table:style-name="ce4" office:value-type="float" office:value="0.077506426086113" calcext:value-type="float">
            <text:p>0,0775064261</text:p>
          </table:table-cell>
          <table:table-cell table:style-name="ce4" office:value-type="float" office:value="0.0722345915602595" calcext:value-type="float">
            <text:p>0,0722345916</text:p>
          </table:table-cell>
          <table:table-cell table:style-name="ce4" office:value-type="float" office:value="0.06293225596416" calcext:value-type="float">
            <text:p>0,062932256</text:p>
          </table:table-cell>
          <table:table-cell table:style-name="ce6" office:value-type="float" office:value="45.7325373548352" calcext:value-type="float">
            <text:p>45,73</text:p>
          </table:table-cell>
          <table:table-cell table:style-name="ce8" table:formula="of:=[.AJ13]+[.AM13]*271*10^-6" office:value-type="float" office:value="0.0898999437092734" calcext:value-type="float">
            <text:p>0,090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4" office:value-type="float" office:value="0.125405402307051" calcext:value-type="float">
            <text:p>0,1254054023</text:p>
          </table:table-cell>
          <table:table-cell table:style-name="ce4" office:value-type="float" office:value="0.0597353702231702" calcext:value-type="float">
            <text:p>0,0597353702</text:p>
          </table:table-cell>
          <table:table-cell table:style-name="ce4" office:value-type="float" office:value="0.0799216161844607" calcext:value-type="float">
            <text:p>0,0799216162</text:p>
          </table:table-cell>
          <table:table-cell table:style-name="ce4" office:value-type="float" office:value="0.072995196492581" calcext:value-type="float">
            <text:p>0,0729951965</text:p>
          </table:table-cell>
          <table:table-cell table:style-name="ce4" office:value-type="float" office:value="0.0636874430357299" calcext:value-type="float">
            <text:p>0,06368744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14]+[.G14]*271*10^-6" office:value-type="float" office:value="0.0900428127497998" calcext:value-type="float">
            <text:p>0,09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0" calcext:value-type="float">
            <text:p>2020</text:p>
          </table:table-cell>
          <table:table-cell table:style-name="ce4" office:value-type="float" office:value="0.125405402307051" calcext:value-type="float">
            <text:p>0,1254054023</text:p>
          </table:table-cell>
          <table:table-cell table:style-name="ce4" office:value-type="float" office:value="0.0635208770758065" calcext:value-type="float">
            <text:p>0,0635208771</text:p>
          </table:table-cell>
          <table:table-cell table:style-name="ce4" office:value-type="float" office:value="0.0799216161844607" calcext:value-type="float">
            <text:p>0,0799216162</text:p>
          </table:table-cell>
          <table:table-cell table:style-name="ce4" office:value-type="float" office:value="0.072995196492581" calcext:value-type="float">
            <text:p>0,0729951965</text:p>
          </table:table-cell>
          <table:table-cell table:style-name="ce4" office:value-type="float" office:value="0.0636874430357299" calcext:value-type="float">
            <text:p>0,063687443</text:p>
          </table:table-cell>
          <table:table-cell table:style-name="ce6" office:value-type="float" office:value="56" calcext:value-type="float">
            <text:p>56,00</text:p>
          </table:table-cell>
          <table:table-cell table:style-name="ce6" table:formula="of:=[.P14]+[.S14]*271*10^-6" office:value-type="float" office:value="0.0950976161844607" calcext:value-type="float">
            <text:p>0,10</text:p>
          </table:table-cell>
          <table:table-cell table:number-columns-repeated="2"/>
          <table:table-cell table:style-name="ce3" office:value-type="float" office:value="2020" calcext:value-type="float">
            <text:p>2020</text:p>
          </table:table-cell>
          <table:table-cell table:style-name="ce4" office:value-type="float" office:value="0.125405402307051" calcext:value-type="float">
            <text:p>0,1254054023</text:p>
          </table:table-cell>
          <table:table-cell table:style-name="ce4" office:value-type="float" office:value="0.0592683771434893" calcext:value-type="float">
            <text:p>0,0592683771</text:p>
          </table:table-cell>
          <table:table-cell table:style-name="ce4" office:value-type="float" office:value="0.0900428127497998" calcext:value-type="float">
            <text:p>0,0900428127</text:p>
          </table:table-cell>
          <table:table-cell table:style-name="ce4" office:value-type="float" office:value="0.0846732671220691" calcext:value-type="float">
            <text:p>0,0846732671</text:p>
          </table:table-cell>
          <table:table-cell table:style-name="ce4" office:value-type="float" office:value="0.0640027267905775" calcext:value-type="float">
            <text:p>0,0640027268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14]+[.AC14]*271*10^-6" office:value-type="float" office:value="0.100164009315139" calcext:value-type="float">
            <text:p>0,1002</text:p>
          </table:table-cell>
          <table:table-cell table:number-columns-repeated="2"/>
          <table:table-cell table:style-name="ce3" office:value-type="float" office:value="2020" calcext:value-type="float">
            <text:p>2020</text:p>
          </table:table-cell>
          <table:table-cell table:style-name="ce4" office:value-type="float" office:value="0.125405402307051" calcext:value-type="float">
            <text:p>0,1254054023</text:p>
          </table:table-cell>
          <table:table-cell table:style-name="ce4" office:value-type="float" office:value="0.0521556770758065" calcext:value-type="float">
            <text:p>0,0521556771</text:p>
          </table:table-cell>
          <table:table-cell table:style-name="ce4" office:value-type="float" office:value="0.0799216161844607" calcext:value-type="float">
            <text:p>0,0799216162</text:p>
          </table:table-cell>
          <table:table-cell table:style-name="ce4" office:value-type="float" office:value="0.072995196492581" calcext:value-type="float">
            <text:p>0,0729951965</text:p>
          </table:table-cell>
          <table:table-cell table:style-name="ce4" office:value-type="float" office:value="0.0636874430357299" calcext:value-type="float">
            <text:p>0,063687443</text:p>
          </table:table-cell>
          <table:table-cell table:style-name="ce6" office:value-type="float" office:value="65.4" calcext:value-type="float">
            <text:p>65,40</text:p>
          </table:table-cell>
          <table:table-cell table:style-name="ce8" table:formula="of:=[.AJ14]+[.AM14]*271*10^-6" office:value-type="float" office:value="0.0976450161844607" calcext:value-type="float">
            <text:p>0,098</text:p>
          </table:table-cell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4" office:value-type="float" office:value="0.126784861732429" calcext:value-type="float">
            <text:p>0,1267848617</text:p>
          </table:table-cell>
          <table:table-cell table:style-name="ce4" office:value-type="float" office:value="0.0620559612211442" calcext:value-type="float">
            <text:p>0,0620559612</text:p>
          </table:table-cell>
          <table:table-cell table:style-name="ce4" office:value-type="float" office:value="0.0824464591982451" calcext:value-type="float">
            <text:p>0,0824464592</text:p>
          </table:table-cell>
          <table:table-cell table:style-name="ce4" office:value-type="float" office:value="0.0737638103282628" calcext:value-type="float">
            <text:p>0,0737638103</text:p>
          </table:table-cell>
          <table:table-cell table:style-name="ce4" office:value-type="float" office:value="0.0644516923521587" calcext:value-type="float">
            <text:p>0,0644516924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15]+[.G15]*271*10^-6" office:value-type="float" office:value="0.0925676557635842" calcext:value-type="float">
            <text:p>0,09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1" calcext:value-type="float">
            <text:p>2021</text:p>
          </table:table-cell>
          <table:table-cell table:style-name="ce4" office:value-type="float" office:value="0.126784861732429" calcext:value-type="float">
            <text:p>0,1267848617</text:p>
          </table:table-cell>
          <table:table-cell table:style-name="ce4" office:value-type="float" office:value="0.0674486843236687" calcext:value-type="float">
            <text:p>0,0674486843</text:p>
          </table:table-cell>
          <table:table-cell table:style-name="ce4" office:value-type="float" office:value="0.0824464591982451" calcext:value-type="float">
            <text:p>0,0824464592</text:p>
          </table:table-cell>
          <table:table-cell table:style-name="ce4" office:value-type="float" office:value="0.0737638103282628" calcext:value-type="float">
            <text:p>0,0737638103</text:p>
          </table:table-cell>
          <table:table-cell table:style-name="ce4" office:value-type="float" office:value="0.0644516923521587" calcext:value-type="float">
            <text:p>0,0644516924</text:p>
          </table:table-cell>
          <table:table-cell table:style-name="ce6" office:value-type="float" office:value="64.3557678099745" calcext:value-type="float">
            <text:p>64,36</text:p>
          </table:table-cell>
          <table:table-cell table:style-name="ce6" table:formula="of:=[.P15]+[.S15]*271*10^-6" office:value-type="float" office:value="0.0998868722747482" calcext:value-type="float">
            <text:p>0,10</text:p>
          </table:table-cell>
          <table:table-cell table:number-columns-repeated="2"/>
          <table:table-cell table:style-name="ce3" office:value-type="float" office:value="2021" calcext:value-type="float">
            <text:p>2021</text:p>
          </table:table-cell>
          <table:table-cell table:style-name="ce4" office:value-type="float" office:value="0.126784861732429" calcext:value-type="float">
            <text:p>0,1267848617</text:p>
          </table:table-cell>
          <table:table-cell table:style-name="ce4" office:value-type="float" office:value="0.0608528066994552" calcext:value-type="float">
            <text:p>0,0608528067</text:p>
          </table:table-cell>
          <table:table-cell table:style-name="ce4" office:value-type="float" office:value="0.0925676557635842" calcext:value-type="float">
            <text:p>0,0925676558</text:p>
          </table:table-cell>
          <table:table-cell table:style-name="ce4" office:value-type="float" office:value="0.0855648469485446" calcext:value-type="float">
            <text:p>0,0855648469</text:p>
          </table:table-cell>
          <table:table-cell table:style-name="ce4" office:value-type="float" office:value="0.0648347622388551" calcext:value-type="float">
            <text:p>0,0648347622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15]+[.AC15]*271*10^-6" office:value-type="float" office:value="0.102688852328923" calcext:value-type="float">
            <text:p>0,1027</text:p>
          </table:table-cell>
          <table:table-cell table:number-columns-repeated="2"/>
          <table:table-cell table:style-name="ce3" office:value-type="float" office:value="2021" calcext:value-type="float">
            <text:p>2021</text:p>
          </table:table-cell>
          <table:table-cell table:style-name="ce4" office:value-type="float" office:value="0.126784861732429" calcext:value-type="float">
            <text:p>0,1267848617</text:p>
          </table:table-cell>
          <table:table-cell table:style-name="ce4" office:value-type="float" office:value="0.054598768165051" calcext:value-type="float">
            <text:p>0,0545987682</text:p>
          </table:table-cell>
          <table:table-cell table:style-name="ce4" office:value-type="float" office:value="0.0824464591982451" calcext:value-type="float">
            <text:p>0,0824464592</text:p>
          </table:table-cell>
          <table:table-cell table:style-name="ce4" office:value-type="float" office:value="0.0737638103282628" calcext:value-type="float">
            <text:p>0,0737638103</text:p>
          </table:table-cell>
          <table:table-cell table:style-name="ce4" office:value-type="float" office:value="0.0644516923521587" calcext:value-type="float">
            <text:p>0,0644516924</text:p>
          </table:table-cell>
          <table:table-cell table:style-name="ce6" office:value-type="float" office:value="75" calcext:value-type="float">
            <text:p>75,00</text:p>
          </table:table-cell>
          <table:table-cell table:style-name="ce8" table:formula="of:=[.AJ15]+[.AM15]*271*10^-6" office:value-type="float" office:value="0.102771459198245" calcext:value-type="float">
            <text:p>0,103</text:p>
          </table:table-cell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4" office:value-type="float" office:value="0.128179495211485" calcext:value-type="float">
            <text:p>0,1281794952</text:p>
          </table:table-cell>
          <table:table-cell table:style-name="ce4" office:value-type="float" office:value="0.0643698176175155" calcext:value-type="float">
            <text:p>0,0643698176</text:p>
          </table:table-cell>
          <table:table-cell table:style-name="ce4" office:value-type="float" office:value="0.0850859335189692" calcext:value-type="float">
            <text:p>0,0850859335</text:p>
          </table:table-cell>
          <table:table-cell table:style-name="ce4" office:value-type="float" office:value="0.0745405173982502" calcext:value-type="float">
            <text:p>0,0745405174</text:p>
          </table:table-cell>
          <table:table-cell table:style-name="ce4" office:value-type="float" office:value="0.0652251126603846" calcext:value-type="float">
            <text:p>0,065225112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16]+[.G16]*271*10^-6" office:value-type="float" office:value="0.0952071300843083" calcext:value-type="float">
            <text:p>0,10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2" calcext:value-type="float">
            <text:p>2022</text:p>
          </table:table-cell>
          <table:table-cell table:style-name="ce4" office:value-type="float" office:value="0.128179495211485" calcext:value-type="float">
            <text:p>0,1281794952</text:p>
          </table:table-cell>
          <table:table-cell table:style-name="ce4" office:value-type="float" office:value="0.0715597953664836" calcext:value-type="float">
            <text:p>0,0715597954</text:p>
          </table:table-cell>
          <table:table-cell table:style-name="ce4" office:value-type="float" office:value="0.0850859335189692" calcext:value-type="float">
            <text:p>0,0850859335</text:p>
          </table:table-cell>
          <table:table-cell table:style-name="ce4" office:value-type="float" office:value="0.0745405173982502" calcext:value-type="float">
            <text:p>0,0745405174</text:p>
          </table:table-cell>
          <table:table-cell table:style-name="ce4" office:value-type="float" office:value="0.0652251126603846" calcext:value-type="float">
            <text:p>0,0652251127</text:p>
          </table:table-cell>
          <table:table-cell table:style-name="ce6" office:value-type="float" office:value="73.9583009002027" calcext:value-type="float">
            <text:p>73,96</text:p>
          </table:table-cell>
          <table:table-cell table:style-name="ce6" table:formula="of:=[.P16]+[.S16]*271*10^-6" office:value-type="float" office:value="0.105128633062924" calcext:value-type="float">
            <text:p>0,11</text:p>
          </table:table-cell>
          <table:table-cell table:number-columns-repeated="2"/>
          <table:table-cell table:style-name="ce3" office:value-type="float" office:value="2022" calcext:value-type="float">
            <text:p>2022</text:p>
          </table:table-cell>
          <table:table-cell table:style-name="ce4" office:value-type="float" office:value="0.128179495211485" calcext:value-type="float">
            <text:p>0,1281794952</text:p>
          </table:table-cell>
          <table:table-cell table:style-name="ce4" office:value-type="float" office:value="0.0624445213439955" calcext:value-type="float">
            <text:p>0,0624445213</text:p>
          </table:table-cell>
          <table:table-cell table:style-name="ce4" office:value-type="float" office:value="0.0952071300843083" calcext:value-type="float">
            <text:p>0,0952071301</text:p>
          </table:table-cell>
          <table:table-cell table:style-name="ce4" office:value-type="float" office:value="0.0864658147981116" calcext:value-type="float">
            <text:p>0,0864658148</text:p>
          </table:table-cell>
          <table:table-cell table:style-name="ce4" office:value-type="float" office:value="0.0656776141479602" calcext:value-type="float">
            <text:p>0,0656776141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16]+[.AC16]*271*10^-6" office:value-type="float" office:value="0.105328326649647" calcext:value-type="float">
            <text:p>0,1053</text:p>
          </table:table-cell>
          <table:table-cell table:number-columns-repeated="2"/>
          <table:table-cell table:style-name="ce3" office:value-type="float" office:value="2022" calcext:value-type="float">
            <text:p>2022</text:p>
          </table:table-cell>
          <table:table-cell table:style-name="ce4" office:value-type="float" office:value="0.128179495211485" calcext:value-type="float">
            <text:p>0,1281794952</text:p>
          </table:table-cell>
          <table:table-cell table:style-name="ce4" office:value-type="float" office:value="0.0570351246526928" calcext:value-type="float">
            <text:p>0,0570351247</text:p>
          </table:table-cell>
          <table:table-cell table:style-name="ce4" office:value-type="float" office:value="0.0850859335189692" calcext:value-type="float">
            <text:p>0,0850859335</text:p>
          </table:table-cell>
          <table:table-cell table:style-name="ce4" office:value-type="float" office:value="0.0745405173982502" calcext:value-type="float">
            <text:p>0,0745405174</text:p>
          </table:table-cell>
          <table:table-cell table:style-name="ce4" office:value-type="float" office:value="0.0652251126603846" calcext:value-type="float">
            <text:p>0,0652251127</text:p>
          </table:table-cell>
          <table:table-cell table:style-name="ce6" office:value-type="float" office:value="86.2" calcext:value-type="float">
            <text:p>86,20</text:p>
          </table:table-cell>
          <table:table-cell table:style-name="ce8" table:formula="of:=[.AJ16]+[.AM16]*271*10^-6" office:value-type="float" office:value="0.108446133518969" calcext:value-type="float">
            <text:p>0,108</text:p>
          </table:table-cell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4" office:value-type="float" office:value="0.129589469658812" calcext:value-type="float">
            <text:p>0,1295894697</text:p>
          </table:table-cell>
          <table:table-cell table:style-name="ce4" office:value-type="float" office:value="0.0666764278546659" calcext:value-type="float">
            <text:p>0,0666764279</text:p>
          </table:table-cell>
          <table:table-cell table:style-name="ce4" office:value-type="float" office:value="0.0878452435638816" calcext:value-type="float">
            <text:p>0,0878452436</text:p>
          </table:table-cell>
          <table:table-cell table:style-name="ce4" office:value-type="float" office:value="0.075325402921464" calcext:value-type="float">
            <text:p>0,0753254029</text:p>
          </table:table-cell>
          <table:table-cell table:style-name="ce4" office:value-type="float" office:value="0.0660078140123092" calcext:value-type="float">
            <text:p>0,066007814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17]+[.G17]*271*10^-6" office:value-type="float" office:value="0.0979664401292207" calcext:value-type="float">
            <text:p>0,10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3" calcext:value-type="float">
            <text:p>2023</text:p>
          </table:table-cell>
          <table:table-cell table:style-name="ce4" office:value-type="float" office:value="0.129589469658812" calcext:value-type="float">
            <text:p>0,1295894697</text:p>
          </table:table-cell>
          <table:table-cell table:style-name="ce4" office:value-type="float" office:value="0.0758773547336977" calcext:value-type="float">
            <text:p>0,0758773547</text:p>
          </table:table-cell>
          <table:table-cell table:style-name="ce4" office:value-type="float" office:value="0.0878452435638816" calcext:value-type="float">
            <text:p>0,0878452436</text:p>
          </table:table-cell>
          <table:table-cell table:style-name="ce4" office:value-type="float" office:value="0.075325402921464" calcext:value-type="float">
            <text:p>0,0753254029</text:p>
          </table:table-cell>
          <table:table-cell table:style-name="ce4" office:value-type="float" office:value="0.0660078140123092" calcext:value-type="float">
            <text:p>0,066007814</text:p>
          </table:table-cell>
          <table:table-cell table:style-name="ce6" office:value-type="float" office:value="84.9936292920298" calcext:value-type="float">
            <text:p>84,99</text:p>
          </table:table-cell>
          <table:table-cell table:style-name="ce6" table:formula="of:=[.P17]+[.S17]*271*10^-6" office:value-type="float" office:value="0.110878517102022" calcext:value-type="float">
            <text:p>0,11</text:p>
          </table:table-cell>
          <table:table-cell table:number-columns-repeated="2"/>
          <table:table-cell table:style-name="ce3" office:value-type="float" office:value="2023" calcext:value-type="float">
            <text:p>2023</text:p>
          </table:table-cell>
          <table:table-cell table:style-name="ce4" office:value-type="float" office:value="0.129589469658812" calcext:value-type="float">
            <text:p>0,1295894697</text:p>
          </table:table-cell>
          <table:table-cell table:style-name="ce4" office:value-type="float" office:value="0.0640435365678138" calcext:value-type="float">
            <text:p>0,0640435366</text:p>
          </table:table-cell>
          <table:table-cell table:style-name="ce4" office:value-type="float" office:value="0.0979664401292207" calcext:value-type="float">
            <text:p>0,0979664401</text:p>
          </table:table-cell>
          <table:table-cell table:style-name="ce4" office:value-type="float" office:value="0.087376269523363" calcext:value-type="float">
            <text:p>0,0873762695</text:p>
          </table:table-cell>
          <table:table-cell table:style-name="ce4" office:value-type="float" office:value="0.0665314231318836" calcext:value-type="float">
            <text:p>0,0665314231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17]+[.AC17]*271*10^-6" office:value-type="float" office:value="0.10808763669456" calcext:value-type="float">
            <text:p>0,1081</text:p>
          </table:table-cell>
          <table:table-cell table:number-columns-repeated="2"/>
          <table:table-cell table:style-name="ce3" office:value-type="float" office:value="2023" calcext:value-type="float">
            <text:p>2023</text:p>
          </table:table-cell>
          <table:table-cell table:style-name="ce4" office:value-type="float" office:value="0.129589469658812" calcext:value-type="float">
            <text:p>0,1295894697</text:p>
          </table:table-cell>
          <table:table-cell table:style-name="ce4" office:value-type="float" office:value="0.0594642349811138" calcext:value-type="float">
            <text:p>0,059464235</text:p>
          </table:table-cell>
          <table:table-cell table:style-name="ce4" office:value-type="float" office:value="0.0878452435638816" calcext:value-type="float">
            <text:p>0,0878452436</text:p>
          </table:table-cell>
          <table:table-cell table:style-name="ce4" office:value-type="float" office:value="0.075325402921464" calcext:value-type="float">
            <text:p>0,0753254029</text:p>
          </table:table-cell>
          <table:table-cell table:style-name="ce4" office:value-type="float" office:value="0.0660078140123092" calcext:value-type="float">
            <text:p>0,066007814</text:p>
          </table:table-cell>
          <table:table-cell table:style-name="ce6" office:value-type="float" office:value="88" calcext:value-type="float">
            <text:p>88,00</text:p>
          </table:table-cell>
          <table:table-cell table:style-name="ce8" table:formula="of:=[.AJ17]+[.AM17]*271*10^-6" office:value-type="float" office:value="0.111693243563882" calcext:value-type="float">
            <text:p>0,112</text:p>
          </table:table-cell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4" office:value-type="float" office:value="0.131014953825059" calcext:value-type="float">
            <text:p>0,1310149538</text:p>
          </table:table-cell>
          <table:table-cell table:style-name="ce4" office:value-type="float" office:value="0.0689752585168172" calcext:value-type="float">
            <text:p>0,0689752585</text:p>
          </table:table-cell>
          <table:table-cell table:style-name="ce4" office:value-type="float" office:value="0.0907298300378525" calcext:value-type="float">
            <text:p>0,09072983</text:p>
          </table:table-cell>
          <table:table-cell table:style-name="ce4" office:value-type="float" office:value="0.0758582720272774" calcext:value-type="float">
            <text:p>0,075858272</text:p>
          </table:table-cell>
          <table:table-cell table:style-name="ce4" office:value-type="float" office:value="0.0667999077804569" calcext:value-type="float">
            <text:p>0,0667999078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18]+[.G18]*271*10^-6" office:value-type="float" office:value="0.100851026603192" calcext:value-type="float">
            <text:p>0,10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4" calcext:value-type="float">
            <text:p>2024</text:p>
          </table:table-cell>
          <table:table-cell table:style-name="ce4" office:value-type="float" office:value="0.131014953825059" calcext:value-type="float">
            <text:p>0,1310149538</text:p>
          </table:table-cell>
          <table:table-cell table:style-name="ce4" office:value-type="float" office:value="0.0804273136013621" calcext:value-type="float">
            <text:p>0,0804273136</text:p>
          </table:table-cell>
          <table:table-cell table:style-name="ce4" office:value-type="float" office:value="0.0907298300378525" calcext:value-type="float">
            <text:p>0,09072983</text:p>
          </table:table-cell>
          <table:table-cell table:style-name="ce4" office:value-type="float" office:value="0.0758582720272774" calcext:value-type="float">
            <text:p>0,075858272</text:p>
          </table:table-cell>
          <table:table-cell table:style-name="ce4" office:value-type="float" office:value="0.0667999077804569" calcext:value-type="float">
            <text:p>0,0667999078</text:p>
          </table:table-cell>
          <table:table-cell table:style-name="ce6" office:value-type="float" office:value="97.6755405722307" calcext:value-type="float">
            <text:p>97,68</text:p>
          </table:table-cell>
          <table:table-cell table:style-name="ce6" table:formula="of:=[.P18]+[.S18]*271*10^-6" office:value-type="float" office:value="0.117199901532927" calcext:value-type="float">
            <text:p>0,12</text:p>
          </table:table-cell>
          <table:table-cell table:number-columns-repeated="2"/>
          <table:table-cell table:style-name="ce3" office:value-type="float" office:value="2024" calcext:value-type="float">
            <text:p>2024</text:p>
          </table:table-cell>
          <table:table-cell table:style-name="ce4" office:value-type="float" office:value="0.131014953825059" calcext:value-type="float">
            <text:p>0,1310149538</text:p>
          </table:table-cell>
          <table:table-cell table:style-name="ce4" office:value-type="float" office:value="0.0656498638787202" calcext:value-type="float">
            <text:p>0,0656498639</text:p>
          </table:table-cell>
          <table:table-cell table:style-name="ce4" office:value-type="float" office:value="0.100851026603192" calcext:value-type="float">
            <text:p>0,1008510266</text:p>
          </table:table-cell>
          <table:table-cell table:style-name="ce4" office:value-type="float" office:value="0.0879943892121321" calcext:value-type="float">
            <text:p>0,0879943892</text:p>
          </table:table-cell>
          <table:table-cell table:style-name="ce4" office:value-type="float" office:value="0.0673963316325981" calcext:value-type="float">
            <text:p>0,067396331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18]+[.AC18]*271*10^-6" office:value-type="float" office:value="0.110972223168531" calcext:value-type="float">
            <text:p>0,1110</text:p>
          </table:table-cell>
          <table:table-cell table:number-columns-repeated="2"/>
          <table:table-cell table:style-name="ce3" office:value-type="float" office:value="2024" calcext:value-type="float">
            <text:p>2024</text:p>
          </table:table-cell>
          <table:table-cell table:style-name="ce4" office:value-type="float" office:value="0.131014953825059" calcext:value-type="float">
            <text:p>0,1310149538</text:p>
          </table:table-cell>
          <table:table-cell table:style-name="ce4" office:value-type="float" office:value="0.0618855657345355" calcext:value-type="float">
            <text:p>0,0618855657</text:p>
          </table:table-cell>
          <table:table-cell table:style-name="ce4" office:value-type="float" office:value="0.0907298300378525" calcext:value-type="float">
            <text:p>0,09072983</text:p>
          </table:table-cell>
          <table:table-cell table:style-name="ce4" office:value-type="float" office:value="0.0758582720272774" calcext:value-type="float">
            <text:p>0,075858272</text:p>
          </table:table-cell>
          <table:table-cell table:style-name="ce4" office:value-type="float" office:value="0.0667999077804569" calcext:value-type="float">
            <text:p>0,0667999078</text:p>
          </table:table-cell>
          <table:table-cell table:style-name="ce6" office:value-type="float" office:value="90" calcext:value-type="float">
            <text:p>90,00</text:p>
          </table:table-cell>
          <table:table-cell table:style-name="ce8" table:formula="of:=[.AJ18]+[.AM18]*271*10^-6" office:value-type="float" office:value="0.115119830037852" calcext:value-type="float">
            <text:p>0,115</text:p>
          </table:table-cell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4" office:value-type="float" office:value="0.132456118317134" calcext:value-type="float">
            <text:p>0,1324561183</text:p>
          </table:table-cell>
          <table:table-cell table:style-name="ce4" office:value-type="float" office:value="0.0712927535430564" calcext:value-type="float">
            <text:p>0,0712927535</text:p>
          </table:table-cell>
          <table:table-cell table:style-name="ce4" office:value-type="float" office:value="0.0937453806611534" calcext:value-type="float">
            <text:p>0,0937453807</text:p>
          </table:table-cell>
          <table:table-cell table:style-name="ce4" office:value-type="float" office:value="0.0763949107708613" calcext:value-type="float">
            <text:p>0,0763949108</text:p>
          </table:table-cell>
          <table:table-cell table:style-name="ce4" office:value-type="float" office:value="0.0676015066738224" calcext:value-type="float">
            <text:p>0,067601506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19]+[.G19]*271*10^-6" office:value-type="float" office:value="0.103866577226493" calcext:value-type="float">
            <text:p>0,10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5" calcext:value-type="float">
            <text:p>2025</text:p>
          </table:table-cell>
          <table:table-cell table:style-name="ce4" office:value-type="float" office:value="0.132456118317134" calcext:value-type="float">
            <text:p>0,1324561183</text:p>
          </table:table-cell>
          <table:table-cell table:style-name="ce4" office:value-type="float" office:value="0.0852657464171256" calcext:value-type="float">
            <text:p>0,0852657464</text:p>
          </table:table-cell>
          <table:table-cell table:style-name="ce4" office:value-type="float" office:value="0.0937453806611534" calcext:value-type="float">
            <text:p>0,0937453807</text:p>
          </table:table-cell>
          <table:table-cell table:style-name="ce4" office:value-type="float" office:value="0.0763949107708613" calcext:value-type="float">
            <text:p>0,0763949108</text:p>
          </table:table-cell>
          <table:table-cell table:style-name="ce4" office:value-type="float" office:value="0.0676015066738224" calcext:value-type="float">
            <text:p>0,0676015067</text:p>
          </table:table-cell>
          <table:table-cell table:style-name="ce6" office:value-type="float" office:value="112.249721603218" calcext:value-type="float">
            <text:p>112,25</text:p>
          </table:table-cell>
          <table:table-cell table:style-name="ce6" table:formula="of:=[.P19]+[.S19]*271*10^-6" office:value-type="float" office:value="0.124165055215625" calcext:value-type="float">
            <text:p>0,12</text:p>
          </table:table-cell>
          <table:table-cell table:number-columns-repeated="2"/>
          <table:table-cell table:style-name="ce3" office:value-type="float" office:value="2025" calcext:value-type="float">
            <text:p>2025</text:p>
          </table:table-cell>
          <table:table-cell table:style-name="ce4" office:value-type="float" office:value="0.132456118317134" calcext:value-type="float">
            <text:p>0,1324561183</text:p>
          </table:table-cell>
          <table:table-cell table:style-name="ce4" office:value-type="float" office:value="0.0672770105863943" calcext:value-type="float">
            <text:p>0,0672770106</text:p>
          </table:table-cell>
          <table:table-cell table:style-name="ce4" office:value-type="float" office:value="0.103866577226492" calcext:value-type="float">
            <text:p>0,1038665772</text:p>
          </table:table-cell>
          <table:table-cell table:style-name="ce4" office:value-type="float" office:value="0.0886168816207682" calcext:value-type="float">
            <text:p>0,0886168816</text:p>
          </table:table-cell>
          <table:table-cell table:style-name="ce4" office:value-type="float" office:value="0.0682724839438219" calcext:value-type="float">
            <text:p>0,0682724839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19]+[.AC19]*271*10^-6" office:value-type="float" office:value="0.113987773791832" calcext:value-type="float">
            <text:p>0,1140</text:p>
          </table:table-cell>
          <table:table-cell table:number-columns-repeated="2"/>
          <table:table-cell table:style-name="ce3" office:value-type="float" office:value="2025" calcext:value-type="float">
            <text:p>2025</text:p>
          </table:table-cell>
          <table:table-cell table:style-name="ce4" office:value-type="float" office:value="0.132456118317134" calcext:value-type="float">
            <text:p>0,1324561183</text:p>
          </table:table-cell>
          <table:table-cell table:style-name="ce4" office:value-type="float" office:value="0.0643255608520453" calcext:value-type="float">
            <text:p>0,0643255609</text:p>
          </table:table-cell>
          <table:table-cell table:style-name="ce4" office:value-type="float" office:value="0.0937453806611534" calcext:value-type="float">
            <text:p>0,0937453807</text:p>
          </table:table-cell>
          <table:table-cell table:style-name="ce4" office:value-type="float" office:value="0.0763949107708613" calcext:value-type="float">
            <text:p>0,0763949108</text:p>
          </table:table-cell>
          <table:table-cell table:style-name="ce4" office:value-type="float" office:value="0.0676015066738224" calcext:value-type="float">
            <text:p>0,0676015067</text:p>
          </table:table-cell>
          <table:table-cell table:style-name="ce6" office:value-type="float" office:value="91.4" calcext:value-type="float">
            <text:p>91,40</text:p>
          </table:table-cell>
          <table:table-cell table:style-name="ce8" table:formula="of:=[.AJ19]+[.AM19]*271*10^-6" office:value-type="float" office:value="0.118514780661153" calcext:value-type="float">
            <text:p>0,119</text:p>
          </table:table-cell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4" office:value-type="float" office:value="0.133913135618623" calcext:value-type="float">
            <text:p>0,1339131356</text:p>
          </table:table-cell>
          <table:table-cell table:style-name="ce4" office:value-type="float" office:value="0.0737556901628376" calcext:value-type="float">
            <text:p>0,0737556902</text:p>
          </table:table-cell>
          <table:table-cell table:style-name="ce4" office:value-type="float" office:value="0.096897841384292" calcext:value-type="float">
            <text:p>0,0968978414</text:p>
          </table:table-cell>
          <table:table-cell table:style-name="ce4" office:value-type="float" office:value="0.0769353458194944" calcext:value-type="float">
            <text:p>0,0769353458</text:p>
          </table:table-cell>
          <table:table-cell table:style-name="ce4" office:value-type="float" office:value="0.0684127247539083" calcext:value-type="float">
            <text:p>0,0684127248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0]+[.G20]*271*10^-6" office:value-type="float" office:value="0.107019037949631" calcext:value-type="float">
            <text:p>0,11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6" calcext:value-type="float">
            <text:p>2026</text:p>
          </table:table-cell>
          <table:table-cell table:style-name="ce4" office:value-type="float" office:value="0.133913135618623" calcext:value-type="float">
            <text:p>0,1339131356</text:p>
          </table:table-cell>
          <table:table-cell table:style-name="ce4" office:value-type="float" office:value="0.0905149791159244" calcext:value-type="float">
            <text:p>0,0905149791</text:p>
          </table:table-cell>
          <table:table-cell table:style-name="ce4" office:value-type="float" office:value="0.096897841384292" calcext:value-type="float">
            <text:p>0,0968978414</text:p>
          </table:table-cell>
          <table:table-cell table:style-name="ce4" office:value-type="float" office:value="0.0769353458194944" calcext:value-type="float">
            <text:p>0,0769353458</text:p>
          </table:table-cell>
          <table:table-cell table:style-name="ce4" office:value-type="float" office:value="0.0684127247539083" calcext:value-type="float">
            <text:p>0,0684127248</text:p>
          </table:table-cell>
          <table:table-cell table:style-name="ce6" office:value-type="float" office:value="128.998518218411" calcext:value-type="float">
            <text:p>129,00</text:p>
          </table:table-cell>
          <table:table-cell table:style-name="ce6" table:formula="of:=[.P20]+[.S20]*271*10^-6" office:value-type="float" office:value="0.131856439821481" calcext:value-type="float">
            <text:p>0,13</text:p>
          </table:table-cell>
          <table:table-cell table:number-columns-repeated="2"/>
          <table:table-cell table:style-name="ce3" office:value-type="float" office:value="2026" calcext:value-type="float">
            <text:p>2026</text:p>
          </table:table-cell>
          <table:table-cell table:style-name="ce4" office:value-type="float" office:value="0.133913135618623" calcext:value-type="float">
            <text:p>0,1339131356</text:p>
          </table:table-cell>
          <table:table-cell table:style-name="ce4" office:value-type="float" office:value="0.0689886579529645" calcext:value-type="float">
            <text:p>0,068988658</text:p>
          </table:table-cell>
          <table:table-cell table:style-name="ce4" office:value-type="float" office:value="0.107019037949631" calcext:value-type="float">
            <text:p>0,1070190379</text:p>
          </table:table-cell>
          <table:table-cell table:style-name="ce4" office:value-type="float" office:value="0.0892437776828904" calcext:value-type="float">
            <text:p>0,0892437777</text:p>
          </table:table-cell>
          <table:table-cell table:style-name="ce4" office:value-type="float" office:value="0.0691600262350916" calcext:value-type="float">
            <text:p>0,0691600262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0]+[.AC20]*271*10^-6" office:value-type="float" office:value="0.11714023451497" calcext:value-type="float">
            <text:p>0,1171</text:p>
          </table:table-cell>
          <table:table-cell table:number-columns-repeated="2"/>
          <table:table-cell table:style-name="ce3" office:value-type="float" office:value="2026" calcext:value-type="float">
            <text:p>2026</text:p>
          </table:table-cell>
          <table:table-cell table:style-name="ce4" office:value-type="float" office:value="0.133913135618623" calcext:value-type="float">
            <text:p>0,1339131356</text:p>
          </table:table-cell>
          <table:table-cell table:style-name="ce4" office:value-type="float" office:value="0.0669263100745058" calcext:value-type="float">
            <text:p>0,0669263101</text:p>
          </table:table-cell>
          <table:table-cell table:style-name="ce4" office:value-type="float" office:value="0.096897841384292" calcext:value-type="float">
            <text:p>0,0968978414</text:p>
          </table:table-cell>
          <table:table-cell table:style-name="ce4" office:value-type="float" office:value="0.0769353458194944" calcext:value-type="float">
            <text:p>0,0769353458</text:p>
          </table:table-cell>
          <table:table-cell table:style-name="ce4" office:value-type="float" office:value="0.0684127247539083" calcext:value-type="float">
            <text:p>0,0684127248</text:p>
          </table:table-cell>
          <table:table-cell table:style-name="ce6" office:value-type="float" office:value="93" calcext:value-type="float">
            <text:p>93,00</text:p>
          </table:table-cell>
          <table:table-cell table:style-name="ce8" table:formula="of:=[.AJ20]+[.AM20]*271*10^-6" office:value-type="float" office:value="0.122100841384292" calcext:value-type="float">
            <text:p>0,122</text:p>
          </table:table-cell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4" office:value-type="float" office:value="0.135386180110428" calcext:value-type="float">
            <text:p>0,1353861801</text:p>
          </table:table-cell>
          <table:table-cell table:style-name="ce4" office:value-type="float" office:value="0.0762051697380824" calcext:value-type="float">
            <text:p>0,0762051697</text:p>
          </table:table-cell>
          <table:table-cell table:style-name="ce4" office:value-type="float" office:value="0.100193428112017" calcext:value-type="float">
            <text:p>0,1001934281</text:p>
          </table:table-cell>
          <table:table-cell table:style-name="ce4" office:value-type="float" office:value="0.0774796040291056" calcext:value-type="float">
            <text:p>0,077479604</text:p>
          </table:table-cell>
          <table:table-cell table:style-name="ce4" office:value-type="float" office:value="0.0692336774509552" calcext:value-type="float">
            <text:p>0,0692336775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1]+[.G21]*271*10^-6" office:value-type="float" office:value="0.110314624677356" calcext:value-type="float">
            <text:p>0,11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7" calcext:value-type="float">
            <text:p>2027</text:p>
          </table:table-cell>
          <table:table-cell table:style-name="ce4" office:value-type="float" office:value="0.135386180110428" calcext:value-type="float">
            <text:p>0,1353861801</text:p>
          </table:table-cell>
          <table:table-cell table:style-name="ce4" office:value-type="float" office:value="0.09607491065642" calcext:value-type="float">
            <text:p>0,0960749107</text:p>
          </table:table-cell>
          <table:table-cell table:style-name="ce4" office:value-type="float" office:value="0.100193428112017" calcext:value-type="float">
            <text:p>0,1001934281</text:p>
          </table:table-cell>
          <table:table-cell table:style-name="ce4" office:value-type="float" office:value="0.0774796040291056" calcext:value-type="float">
            <text:p>0,077479604</text:p>
          </table:table-cell>
          <table:table-cell table:style-name="ce4" office:value-type="float" office:value="0.0692336774509552" calcext:value-type="float">
            <text:p>0,0692336775</text:p>
          </table:table-cell>
          <table:table-cell table:style-name="ce6" office:value-type="float" office:value="148.246405112407" calcext:value-type="float">
            <text:p>148,25</text:p>
          </table:table-cell>
          <table:table-cell table:style-name="ce6" table:formula="of:=[.P21]+[.S21]*271*10^-6" office:value-type="float" office:value="0.140368203897479" calcext:value-type="float">
            <text:p>0,14</text:p>
          </table:table-cell>
          <table:table-cell table:number-columns-repeated="2"/>
          <table:table-cell table:style-name="ce3" office:value-type="float" office:value="2027" calcext:value-type="float">
            <text:p>2027</text:p>
          </table:table-cell>
          <table:table-cell table:style-name="ce4" office:value-type="float" office:value="0.135386180110428" calcext:value-type="float">
            <text:p>0,1353861801</text:p>
          </table:table-cell>
          <table:table-cell table:style-name="ce4" office:value-type="float" office:value="0.0707056568015827" calcext:value-type="float">
            <text:p>0,0707056568</text:p>
          </table:table-cell>
          <table:table-cell table:style-name="ce4" office:value-type="float" office:value="0.110314624677356" calcext:value-type="float">
            <text:p>0,1103146247</text:p>
          </table:table-cell>
          <table:table-cell table:style-name="ce4" office:value-type="float" office:value="0.0898751085509493" calcext:value-type="float">
            <text:p>0,0898751086</text:p>
          </table:table-cell>
          <table:table-cell table:style-name="ce4" office:value-type="float" office:value="0.0700591065761477" calcext:value-type="float">
            <text:p>0,070059106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1]+[.AC21]*271*10^-6" office:value-type="float" office:value="0.120435821242695" calcext:value-type="float">
            <text:p>0,1204</text:p>
          </table:table-cell>
          <table:table-cell table:number-columns-repeated="2"/>
          <table:table-cell table:style-name="ce3" office:value-type="float" office:value="2027" calcext:value-type="float">
            <text:p>2027</text:p>
          </table:table-cell>
          <table:table-cell table:style-name="ce4" office:value-type="float" office:value="0.135386180110428" calcext:value-type="float">
            <text:p>0,1353861801</text:p>
          </table:table-cell>
          <table:table-cell table:style-name="ce4" office:value-type="float" office:value="0.06951360225243" calcext:value-type="float">
            <text:p>0,0695136023</text:p>
          </table:table-cell>
          <table:table-cell table:style-name="ce4" office:value-type="float" office:value="0.100193428112017" calcext:value-type="float">
            <text:p>0,1001934281</text:p>
          </table:table-cell>
          <table:table-cell table:style-name="ce4" office:value-type="float" office:value="0.0774796040291056" calcext:value-type="float">
            <text:p>0,077479604</text:p>
          </table:table-cell>
          <table:table-cell table:style-name="ce4" office:value-type="float" office:value="0.0692336774509552" calcext:value-type="float">
            <text:p>0,0692336775</text:p>
          </table:table-cell>
          <table:table-cell table:style-name="ce6" office:value-type="float" office:value="95" calcext:value-type="float">
            <text:p>95,00</text:p>
          </table:table-cell>
          <table:table-cell table:style-name="ce8" table:formula="of:=[.AJ21]+[.AM21]*271*10^-6" office:value-type="float" office:value="0.125938428112017" calcext:value-type="float">
            <text:p>0,126</text:p>
          </table:table-cell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4" office:value-type="float" office:value="0.136875428091642" calcext:value-type="float">
            <text:p>0,1368754281</text:p>
          </table:table-cell>
          <table:table-cell table:style-name="ce4" office:value-type="float" office:value="0.0786404146321227" calcext:value-type="float">
            <text:p>0,0786404146</text:p>
          </table:table-cell>
          <table:table-cell table:style-name="ce4" office:value-type="float" office:value="0.103638638959605" calcext:value-type="float">
            <text:p>0,103638639</text:p>
          </table:table-cell>
          <table:table-cell table:style-name="ce4" office:value-type="float" office:value="0.078027712445609" calcext:value-type="float">
            <text:p>0,0780277124</text:p>
          </table:table-cell>
          <table:table-cell table:style-name="ce4" office:value-type="float" office:value="0.0700644815803666" calcext:value-type="float">
            <text:p>0,070064481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2]+[.G22]*271*10^-6" office:value-type="float" office:value="0.113759835524944" calcext:value-type="float">
            <text:p>0,11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8" calcext:value-type="float">
            <text:p>2028</text:p>
          </table:table-cell>
          <table:table-cell table:style-name="ce4" office:value-type="float" office:value="0.136875428091642" calcext:value-type="float">
            <text:p>0,1368754281</text:p>
          </table:table-cell>
          <table:table-cell table:style-name="ce4" office:value-type="float" office:value="0.101982533141151" calcext:value-type="float">
            <text:p>0,1019825331</text:p>
          </table:table-cell>
          <table:table-cell table:style-name="ce4" office:value-type="float" office:value="0.103638638959605" calcext:value-type="float">
            <text:p>0,103638639</text:p>
          </table:table-cell>
          <table:table-cell table:style-name="ce4" office:value-type="float" office:value="0.078027712445609" calcext:value-type="float">
            <text:p>0,0780277124</text:p>
          </table:table-cell>
          <table:table-cell table:style-name="ce4" office:value-type="float" office:value="0.0700644815803666" calcext:value-type="float">
            <text:p>0,0700644816</text:p>
          </table:table-cell>
          <table:table-cell table:style-name="ce6" office:value-type="float" office:value="170.366271894241" calcext:value-type="float">
            <text:p>170,37</text:p>
          </table:table-cell>
          <table:table-cell table:style-name="ce6" table:formula="of:=[.P22]+[.S22]*271*10^-6" office:value-type="float" office:value="0.149807898642944" calcext:value-type="float">
            <text:p>0,15</text:p>
          </table:table-cell>
          <table:table-cell table:number-columns-repeated="2"/>
          <table:table-cell table:style-name="ce3" office:value-type="float" office:value="2028" calcext:value-type="float">
            <text:p>2028</text:p>
          </table:table-cell>
          <table:table-cell table:style-name="ce4" office:value-type="float" office:value="0.136875428091642" calcext:value-type="float">
            <text:p>0,1368754281</text:p>
          </table:table-cell>
          <table:table-cell table:style-name="ce4" office:value-type="float" office:value="0.0724279261432359" calcext:value-type="float">
            <text:p>0,0724279261</text:p>
          </table:table-cell>
          <table:table-cell table:style-name="ce4" office:value-type="float" office:value="0.113759835524944" calcext:value-type="float">
            <text:p>0,1137598355</text:p>
          </table:table-cell>
          <table:table-cell table:style-name="ce4" office:value-type="float" office:value="0.090510905597775" calcext:value-type="float">
            <text:p>0,0905109056</text:p>
          </table:table-cell>
          <table:table-cell table:style-name="ce4" office:value-type="float" office:value="0.0709698749616377" calcext:value-type="float">
            <text:p>0,070969875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2]+[.AC22]*271*10^-6" office:value-type="float" office:value="0.123881032090283" calcext:value-type="float">
            <text:p>0,1239</text:p>
          </table:table-cell>
          <table:table-cell table:number-columns-repeated="2"/>
          <table:table-cell table:style-name="ce3" office:value-type="float" office:value="2028" calcext:value-type="float">
            <text:p>2028</text:p>
          </table:table-cell>
          <table:table-cell table:style-name="ce4" office:value-type="float" office:value="0.136875428091642" calcext:value-type="float">
            <text:p>0,1368754281</text:p>
          </table:table-cell>
          <table:table-cell table:style-name="ce4" office:value-type="float" office:value="0.0720866597491496" calcext:value-type="float">
            <text:p>0,0720866597</text:p>
          </table:table-cell>
          <table:table-cell table:style-name="ce4" office:value-type="float" office:value="0.103638638959605" calcext:value-type="float">
            <text:p>0,103638639</text:p>
          </table:table-cell>
          <table:table-cell table:style-name="ce4" office:value-type="float" office:value="0.078027712445609" calcext:value-type="float">
            <text:p>0,0780277124</text:p>
          </table:table-cell>
          <table:table-cell table:style-name="ce4" office:value-type="float" office:value="0.0700644815803666" calcext:value-type="float">
            <text:p>0,0700644816</text:p>
          </table:table-cell>
          <table:table-cell table:style-name="ce6" office:value-type="float" office:value="97" calcext:value-type="float">
            <text:p>97,00</text:p>
          </table:table-cell>
          <table:table-cell table:style-name="ce8" table:formula="of:=[.AJ22]+[.AM22]*271*10^-6" office:value-type="float" office:value="0.129925638959605" calcext:value-type="float">
            <text:p>0,130</text:p>
          </table:table-cell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4" office:value-type="float" office:value="0.13838105780065" calcext:value-type="float">
            <text:p>0,1383810578</text:p>
          </table:table-cell>
          <table:table-cell table:style-name="ce4" office:value-type="float" office:value="0.0810606160951403" calcext:value-type="float">
            <text:p>0,0810606161</text:p>
          </table:table-cell>
          <table:table-cell table:style-name="ce4" office:value-type="float" office:value="0.107240267065608" calcext:value-type="float">
            <text:p>0,1072402671</text:p>
          </table:table-cell>
          <table:table-cell table:style-name="ce4" office:value-type="float" office:value="0.0785796983062477" calcext:value-type="float">
            <text:p>0,0785796983</text:p>
          </table:table-cell>
          <table:table-cell table:style-name="ce4" office:value-type="float" office:value="0.070905255359331" calcext:value-type="float">
            <text:p>0,0709052554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3]+[.G23]*271*10^-6" office:value-type="float" office:value="0.117361463630947" calcext:value-type="float">
            <text:p>0,12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29" calcext:value-type="float">
            <text:p>2029</text:p>
          </table:table-cell>
          <table:table-cell table:style-name="ce4" office:value-type="float" office:value="0.13838105780065" calcext:value-type="float">
            <text:p>0,1383810578</text:p>
          </table:table-cell>
          <table:table-cell table:style-name="ce4" office:value-type="float" office:value="0.108278861917323" calcext:value-type="float">
            <text:p>0,1082788619</text:p>
          </table:table-cell>
          <table:table-cell table:style-name="ce4" office:value-type="float" office:value="0.107240267065608" calcext:value-type="float">
            <text:p>0,1072402671</text:p>
          </table:table-cell>
          <table:table-cell table:style-name="ce4" office:value-type="float" office:value="0.0785796983062477" calcext:value-type="float">
            <text:p>0,0785796983</text:p>
          </table:table-cell>
          <table:table-cell table:style-name="ce4" office:value-type="float" office:value="0.070905255359331" calcext:value-type="float">
            <text:p>0,0709052554</text:p>
          </table:table-cell>
          <table:table-cell table:style-name="ce6" office:value-type="float" office:value="195.786647083513" calcext:value-type="float">
            <text:p>195,79</text:p>
          </table:table-cell>
          <table:table-cell table:style-name="ce6" table:formula="of:=[.P23]+[.S23]*271*10^-6" office:value-type="float" office:value="0.16029844842524" calcext:value-type="float">
            <text:p>0,16</text:p>
          </table:table-cell>
          <table:table-cell table:number-columns-repeated="2"/>
          <table:table-cell table:style-name="ce3" office:value-type="float" office:value="2029" calcext:value-type="float">
            <text:p>2029</text:p>
          </table:table-cell>
          <table:table-cell table:style-name="ce4" office:value-type="float" office:value="0.13838105780065" calcext:value-type="float">
            <text:p>0,1383810578</text:p>
          </table:table-cell>
          <table:table-cell table:style-name="ce4" office:value-type="float" office:value="0.074155377316747" calcext:value-type="float">
            <text:p>0,0741553773</text:p>
          </table:table-cell>
          <table:table-cell table:style-name="ce4" office:value-type="float" office:value="0.117361463630947" calcext:value-type="float">
            <text:p>0,1173614636</text:p>
          </table:table-cell>
          <table:table-cell table:style-name="ce4" office:value-type="float" office:value="0.0911512004181365" calcext:value-type="float">
            <text:p>0,0911512004</text:p>
          </table:table-cell>
          <table:table-cell table:style-name="ce4" office:value-type="float" office:value="0.0718924833361389" calcext:value-type="float">
            <text:p>0,071892483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3]+[.AC23]*271*10^-6" office:value-type="float" office:value="0.127482660196286" calcext:value-type="float">
            <text:p>0,1275</text:p>
          </table:table-cell>
          <table:table-cell table:number-columns-repeated="2"/>
          <table:table-cell table:style-name="ce3" office:value-type="float" office:value="2029" calcext:value-type="float">
            <text:p>2029</text:p>
          </table:table-cell>
          <table:table-cell table:style-name="ce4" office:value-type="float" office:value="0.13838105780065" calcext:value-type="float">
            <text:p>0,1383810578</text:p>
          </table:table-cell>
          <table:table-cell table:style-name="ce4" office:value-type="float" office:value="0.0746446738148466" calcext:value-type="float">
            <text:p>0,0746446738</text:p>
          </table:table-cell>
          <table:table-cell table:style-name="ce4" office:value-type="float" office:value="0.107240267065608" calcext:value-type="float">
            <text:p>0,1072402671</text:p>
          </table:table-cell>
          <table:table-cell table:style-name="ce4" office:value-type="float" office:value="0.0785796983062477" calcext:value-type="float">
            <text:p>0,0785796983</text:p>
          </table:table-cell>
          <table:table-cell table:style-name="ce4" office:value-type="float" office:value="0.070905255359331" calcext:value-type="float">
            <text:p>0,0709052554</text:p>
          </table:table-cell>
          <table:table-cell table:style-name="ce6" office:value-type="float" office:value="99" calcext:value-type="float">
            <text:p>99,00</text:p>
          </table:table-cell>
          <table:table-cell table:style-name="ce8" table:formula="of:=[.AJ23]+[.AM23]*271*10^-6" office:value-type="float" office:value="0.134069267065608" calcext:value-type="float">
            <text:p>0,134</text:p>
          </table:table-cell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style-name="ce4" office:value-type="float" office:value="0.139903249436458" calcext:value-type="float">
            <text:p>0,1399032494</text:p>
          </table:table-cell>
          <table:table-cell table:style-name="ce4" office:value-type="float" office:value="0.0835207331768236" calcext:value-type="float">
            <text:p>0,0835207332</text:p>
          </table:table-cell>
          <table:table-cell table:style-name="ce4" office:value-type="float" office:value="0.111005413986304" calcext:value-type="float">
            <text:p>0,111005414</text:p>
          </table:table-cell>
          <table:table-cell table:style-name="ce4" office:value-type="float" office:value="0.079135589040947" calcext:value-type="float">
            <text:p>0,079135589</text:p>
          </table:table-cell>
          <table:table-cell table:style-name="ce4" office:value-type="float" office:value="0.071756118423643" calcext:value-type="float">
            <text:p>0,0717561184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4]+[.G24]*271*10^-6" office:value-type="float" office:value="0.121126610551643" calcext:value-type="float">
            <text:p>0,12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0" calcext:value-type="float">
            <text:p>2030</text:p>
          </table:table-cell>
          <table:table-cell table:style-name="ce4" office:value-type="float" office:value="0.139903249436458" calcext:value-type="float">
            <text:p>0,1399032494</text:p>
          </table:table-cell>
          <table:table-cell table:style-name="ce4" office:value-type="float" office:value="0.115065103499209" calcext:value-type="float">
            <text:p>0,1150651035</text:p>
          </table:table-cell>
          <table:table-cell table:style-name="ce4" office:value-type="float" office:value="0.111005413986304" calcext:value-type="float">
            <text:p>0,111005414</text:p>
          </table:table-cell>
          <table:table-cell table:style-name="ce4" office:value-type="float" office:value="0.079135589040947" calcext:value-type="float">
            <text:p>0,079135589</text:p>
          </table:table-cell>
          <table:table-cell table:style-name="ce4" office:value-type="float" office:value="0.071756118423643" calcext:value-type="float">
            <text:p>0,0717561184</text:p>
          </table:table-cell>
          <table:table-cell table:style-name="ce6" office:value-type="float" office:value="225" calcext:value-type="float">
            <text:p>225,00</text:p>
          </table:table-cell>
          <table:table-cell table:style-name="ce6" table:formula="of:=[.P24]+[.S24]*271*10^-6" office:value-type="float" office:value="0.171980413986304" calcext:value-type="float">
            <text:p>0,17</text:p>
          </table:table-cell>
          <table:table-cell table:number-columns-repeated="2"/>
          <table:table-cell table:style-name="ce3" office:value-type="float" office:value="2030" calcext:value-type="float">
            <text:p>2030</text:p>
          </table:table-cell>
          <table:table-cell table:style-name="ce4" office:value-type="float" office:value="0.139903249436458" calcext:value-type="float">
            <text:p>0,1399032494</text:p>
          </table:table-cell>
          <table:table-cell table:style-name="ce4" office:value-type="float" office:value="0.0759158136474505" calcext:value-type="float">
            <text:p>0,0759158136</text:p>
          </table:table-cell>
          <table:table-cell table:style-name="ce4" office:value-type="float" office:value="0.121126610551643" calcext:value-type="float">
            <text:p>0,1211266106</text:p>
          </table:table-cell>
          <table:table-cell table:style-name="ce4" office:value-type="float" office:value="0.0917960248303108" calcext:value-type="float">
            <text:p>0,0917960248</text:p>
          </table:table-cell>
          <table:table-cell table:style-name="ce4" office:value-type="float" office:value="0.0728270856195087" calcext:value-type="float">
            <text:p>0,072827085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4]+[.AC24]*271*10^-6" office:value-type="float" office:value="0.131247807116982" calcext:value-type="float">
            <text:p>0,1312</text:p>
          </table:table-cell>
          <table:table-cell table:number-columns-repeated="2"/>
          <table:table-cell table:style-name="ce3" office:value-type="float" office:value="2030" calcext:value-type="float">
            <text:p>2030</text:p>
          </table:table-cell>
          <table:table-cell table:style-name="ce4" office:value-type="float" office:value="0.139903249436458" calcext:value-type="float">
            <text:p>0,1399032494</text:p>
          </table:table-cell>
          <table:table-cell table:style-name="ce4" office:value-type="float" office:value="0.0772426034992092" calcext:value-type="float">
            <text:p>0,0772426035</text:p>
          </table:table-cell>
          <table:table-cell table:style-name="ce4" office:value-type="float" office:value="0.111005413986304" calcext:value-type="float">
            <text:p>0,111005414</text:p>
          </table:table-cell>
          <table:table-cell table:style-name="ce4" office:value-type="float" office:value="0.079135589040947" calcext:value-type="float">
            <text:p>0,079135589</text:p>
          </table:table-cell>
          <table:table-cell table:style-name="ce4" office:value-type="float" office:value="0.071756118423643" calcext:value-type="float">
            <text:p>0,0717561184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24]+[.AM24]*271*10^-6" office:value-type="float" office:value="0.138105413986304" calcext:value-type="float">
            <text:p>0,138</text:p>
          </table:table-cell>
        </table:table-row>
        <table:table-row table:style-name="ro1">
          <table:table-cell table:style-name="ce3" office:value-type="float" office:value="2031" calcext:value-type="float">
            <text:p>2031</text:p>
          </table:table-cell>
          <table:table-cell table:style-name="ce4" office:value-type="float" office:value="0.141442185180259" calcext:value-type="float">
            <text:p>0,1414421852</text:p>
          </table:table-cell>
          <table:table-cell table:style-name="ce4" office:value-type="float" office:value="0.0865733576820889" calcext:value-type="float">
            <text:p>0,0865733577</text:p>
          </table:table-cell>
          <table:table-cell table:style-name="ce4" office:value-type="float" office:value="0.111871222513883" calcext:value-type="float">
            <text:p>0,1118712225</text:p>
          </table:table-cell>
          <table:table-cell table:style-name="ce4" office:value-type="float" office:value="0.0796954122736781" calcext:value-type="float">
            <text:p>0,0796954123</text:p>
          </table:table-cell>
          <table:table-cell table:style-name="ce4" office:value-type="float" office:value="0.0726171918447267" calcext:value-type="float">
            <text:p>0,0726171918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5]+[.G25]*271*10^-6" office:value-type="float" office:value="0.121992419079222" calcext:value-type="float">
            <text:p>0,12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1" calcext:value-type="float">
            <text:p>2031</text:p>
          </table:table-cell>
          <table:table-cell table:style-name="ce4" office:value-type="float" office:value="0.141442185180259" calcext:value-type="float">
            <text:p>0,1414421852</text:p>
          </table:table-cell>
          <table:table-cell table:style-name="ce4" office:value-type="float" office:value="0.119039307525696" calcext:value-type="float">
            <text:p>0,1190393075</text:p>
          </table:table-cell>
          <table:table-cell table:style-name="ce4" office:value-type="float" office:value="0.111871222513883" calcext:value-type="float">
            <text:p>0,1118712225</text:p>
          </table:table-cell>
          <table:table-cell table:style-name="ce4" office:value-type="float" office:value="0.0796954122736781" calcext:value-type="float">
            <text:p>0,0796954123</text:p>
          </table:table-cell>
          <table:table-cell table:style-name="ce4" office:value-type="float" office:value="0.0726171918447267" calcext:value-type="float">
            <text:p>0,0726171918</text:p>
          </table:table-cell>
          <table:table-cell table:style-name="ce6" office:value-type="float" office:value="238.325364235983" calcext:value-type="float">
            <text:p>238,33</text:p>
          </table:table-cell>
          <table:table-cell table:style-name="ce6" table:formula="of:=[.P25]+[.S25]*271*10^-6" office:value-type="float" office:value="0.176457396221834" calcext:value-type="float">
            <text:p>0,18</text:p>
          </table:table-cell>
          <table:table-cell table:number-columns-repeated="2"/>
          <table:table-cell table:style-name="ce3" office:value-type="float" office:value="2031" calcext:value-type="float">
            <text:p>2031</text:p>
          </table:table-cell>
          <table:table-cell table:style-name="ce4" office:value-type="float" office:value="0.141442185180259" calcext:value-type="float">
            <text:p>0,1414421852</text:p>
          </table:table-cell>
          <table:table-cell table:style-name="ce4" office:value-type="float" office:value="0.0776633524971923" calcext:value-type="float">
            <text:p>0,0776633525</text:p>
          </table:table-cell>
          <table:table-cell table:style-name="ce4" office:value-type="float" office:value="0.121992419079222" calcext:value-type="float">
            <text:p>0,1219924191</text:p>
          </table:table-cell>
          <table:table-cell table:style-name="ce4" office:value-type="float" office:value="0.0924454108776653" calcext:value-type="float">
            <text:p>0,0924454109</text:p>
          </table:table-cell>
          <table:table-cell table:style-name="ce4" office:value-type="float" office:value="0.0737738377325623" calcext:value-type="float">
            <text:p>0,073773837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5]+[.AC25]*271*10^-6" office:value-type="float" office:value="0.132113615644561" calcext:value-type="float">
            <text:p>0,1321</text:p>
          </table:table-cell>
          <table:table-cell table:number-columns-repeated="2"/>
          <table:table-cell table:style-name="ce3" office:value-type="float" office:value="2031" calcext:value-type="float">
            <text:p>2031</text:p>
          </table:table-cell>
          <table:table-cell table:style-name="ce4" office:value-type="float" office:value="0.141442185180259" calcext:value-type="float">
            <text:p>0,1414421852</text:p>
          </table:table-cell>
          <table:table-cell table:style-name="ce4" office:value-type="float" office:value="0.0805402281870156" calcext:value-type="float">
            <text:p>0,0805402282</text:p>
          </table:table-cell>
          <table:table-cell table:style-name="ce4" office:value-type="float" office:value="0.111871222513883" calcext:value-type="float">
            <text:p>0,1118712225</text:p>
          </table:table-cell>
          <table:table-cell table:style-name="ce4" office:value-type="float" office:value="0.0796954122736781" calcext:value-type="float">
            <text:p>0,0796954123</text:p>
          </table:table-cell>
          <table:table-cell table:style-name="ce4" office:value-type="float" office:value="0.0726171918447267" calcext:value-type="float">
            <text:p>0,0726171918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25]+[.AM25]*271*10^-6" office:value-type="float" office:value="0.138971222513883" calcext:value-type="float">
            <text:p>0,139</text:p>
          </table:table-cell>
        </table:table-row>
        <table:table-row table:style-name="ro1">
          <table:table-cell table:style-name="ce3" office:value-type="float" office:value="2032" calcext:value-type="float">
            <text:p>2032</text:p>
          </table:table-cell>
          <table:table-cell table:style-name="ce4" office:value-type="float" office:value="0.142998049217241" calcext:value-type="float">
            <text:p>0,1429980492</text:p>
          </table:table-cell>
          <table:table-cell table:style-name="ce4" office:value-type="float" office:value="0.0896009955307017" calcext:value-type="float">
            <text:p>0,0896009955</text:p>
          </table:table-cell>
          <table:table-cell table:style-name="ce4" office:value-type="float" office:value="0.112745677685754" calcext:value-type="float">
            <text:p>0,1127456777</text:p>
          </table:table-cell>
          <table:table-cell table:style-name="ce4" office:value-type="float" office:value="0.0802591958238303" calcext:value-type="float">
            <text:p>0,0802591958</text:p>
          </table:table-cell>
          <table:table-cell table:style-name="ce4" office:value-type="float" office:value="0.0734885981468634" calcext:value-type="float">
            <text:p>0,0734885981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6]+[.G26]*271*10^-6" office:value-type="float" office:value="0.122866874251093" calcext:value-type="float">
            <text:p>0,12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2" calcext:value-type="float">
            <text:p>2032</text:p>
          </table:table-cell>
          <table:table-cell table:style-name="ce4" office:value-type="float" office:value="0.142998049217241" calcext:value-type="float">
            <text:p>0,1429980492</text:p>
          </table:table-cell>
          <table:table-cell table:style-name="ce4" office:value-type="float" office:value="0.122936003117451" calcext:value-type="float">
            <text:p>0,1229360031</text:p>
          </table:table-cell>
          <table:table-cell table:style-name="ce4" office:value-type="float" office:value="0.112745677685754" calcext:value-type="float">
            <text:p>0,1127456777</text:p>
          </table:table-cell>
          <table:table-cell table:style-name="ce4" office:value-type="float" office:value="0.0802591958238303" calcext:value-type="float">
            <text:p>0,0802591958</text:p>
          </table:table-cell>
          <table:table-cell table:style-name="ce4" office:value-type="float" office:value="0.0734885981468634" calcext:value-type="float">
            <text:p>0,0734885981</text:p>
          </table:table-cell>
          <table:table-cell table:style-name="ce6" office:value-type="float" office:value="252.439907725395" calcext:value-type="float">
            <text:p>252,44</text:p>
          </table:table-cell>
          <table:table-cell table:style-name="ce6" table:formula="of:=[.P26]+[.S26]*271*10^-6" office:value-type="float" office:value="0.181156892679336" calcext:value-type="float">
            <text:p>0,18</text:p>
          </table:table-cell>
          <table:table-cell table:number-columns-repeated="2"/>
          <table:table-cell table:style-name="ce3" office:value-type="float" office:value="2032" calcext:value-type="float">
            <text:p>2032</text:p>
          </table:table-cell>
          <table:table-cell table:style-name="ce4" office:value-type="float" office:value="0.142998049217241" calcext:value-type="float">
            <text:p>0,1429980492</text:p>
          </table:table-cell>
          <table:table-cell table:style-name="ce4" office:value-type="float" office:value="0.0794006006295716" calcext:value-type="float">
            <text:p>0,0794006006</text:p>
          </table:table-cell>
          <table:table-cell table:style-name="ce4" office:value-type="float" office:value="0.122866874251093" calcext:value-type="float">
            <text:p>0,1228668743</text:p>
          </table:table-cell>
          <table:table-cell table:style-name="ce4" office:value-type="float" office:value="0.0930993908302492" calcext:value-type="float">
            <text:p>0,0930993908</text:p>
          </table:table-cell>
          <table:table-cell table:style-name="ce4" office:value-type="float" office:value="0.0747328976230856" calcext:value-type="float">
            <text:p>0,074732897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6]+[.AC26]*271*10^-6" office:value-type="float" office:value="0.132988070816432" calcext:value-type="float">
            <text:p>0,1330</text:p>
          </table:table-cell>
          <table:table-cell table:number-columns-repeated="2"/>
          <table:table-cell table:style-name="ce3" office:value-type="float" office:value="2032" calcext:value-type="float">
            <text:p>2032</text:p>
          </table:table-cell>
          <table:table-cell table:style-name="ce4" office:value-type="float" office:value="0.142998049217241" calcext:value-type="float">
            <text:p>0,1429980492</text:p>
          </table:table-cell>
          <table:table-cell table:style-name="ce4" office:value-type="float" office:value="0.0838128662181694" calcext:value-type="float">
            <text:p>0,0838128662</text:p>
          </table:table-cell>
          <table:table-cell table:style-name="ce4" office:value-type="float" office:value="0.112745677685754" calcext:value-type="float">
            <text:p>0,1127456777</text:p>
          </table:table-cell>
          <table:table-cell table:style-name="ce4" office:value-type="float" office:value="0.0802591958238303" calcext:value-type="float">
            <text:p>0,0802591958</text:p>
          </table:table-cell>
          <table:table-cell table:style-name="ce4" office:value-type="float" office:value="0.0734885981468634" calcext:value-type="float">
            <text:p>0,0734885981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26]+[.AM26]*271*10^-6" office:value-type="float" office:value="0.139845677685754" calcext:value-type="float">
            <text:p>0,140</text:p>
          </table:table-cell>
        </table:table-row>
        <table:table-row table:style-name="ro1">
          <table:table-cell table:style-name="ce3" office:value-type="float" office:value="2033" calcext:value-type="float">
            <text:p>2033</text:p>
          </table:table-cell>
          <table:table-cell table:style-name="ce4" office:value-type="float" office:value="0.144571027758631" calcext:value-type="float">
            <text:p>0,1445710278</text:p>
          </table:table-cell>
          <table:table-cell table:style-name="ce4" office:value-type="float" office:value="0.0926032555760212" calcext:value-type="float">
            <text:p>0,0926032556</text:p>
          </table:table-cell>
          <table:table-cell table:style-name="ce4" office:value-type="float" office:value="0.113628865854099" calcext:value-type="float">
            <text:p>0,1136288659</text:p>
          </table:table-cell>
          <table:table-cell table:style-name="ce4" office:value-type="float" office:value="0.0808269677075936" calcext:value-type="float">
            <text:p>0,0808269677</text:p>
          </table:table-cell>
          <table:table-cell table:style-name="ce4" office:value-type="float" office:value="0.0743704613246258" calcext:value-type="float">
            <text:p>0,074370461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7]+[.G27]*271*10^-6" office:value-type="float" office:value="0.123750062419438" calcext:value-type="float">
            <text:p>0,12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3" calcext:value-type="float">
            <text:p>2033</text:p>
          </table:table-cell>
          <table:table-cell table:style-name="ce4" office:value-type="float" office:value="0.144571027758631" calcext:value-type="float">
            <text:p>0,1445710278</text:p>
          </table:table-cell>
          <table:table-cell table:style-name="ce4" office:value-type="float" office:value="0.126746204967727" calcext:value-type="float">
            <text:p>0,126746205</text:p>
          </table:table-cell>
          <table:table-cell table:style-name="ce4" office:value-type="float" office:value="0.113628865854099" calcext:value-type="float">
            <text:p>0,1136288659</text:p>
          </table:table-cell>
          <table:table-cell table:style-name="ce4" office:value-type="float" office:value="0.0808269677075936" calcext:value-type="float">
            <text:p>0,0808269677</text:p>
          </table:table-cell>
          <table:table-cell table:style-name="ce4" office:value-type="float" office:value="0.0743704613246258" calcext:value-type="float">
            <text:p>0,0743704613</text:p>
          </table:table-cell>
          <table:table-cell table:style-name="ce6" office:value-type="float" office:value="267.3903686949" calcext:value-type="float">
            <text:p>267,39</text:p>
          </table:table-cell>
          <table:table-cell table:style-name="ce6" table:formula="of:=[.P27]+[.S27]*271*10^-6" office:value-type="float" office:value="0.186091655770417" calcext:value-type="float">
            <text:p>0,19</text:p>
          </table:table-cell>
          <table:table-cell table:number-columns-repeated="2"/>
          <table:table-cell table:style-name="ce3" office:value-type="float" office:value="2033" calcext:value-type="float">
            <text:p>2033</text:p>
          </table:table-cell>
          <table:table-cell table:style-name="ce4" office:value-type="float" office:value="0.144571027758631" calcext:value-type="float">
            <text:p>0,1445710278</text:p>
          </table:table-cell>
          <table:table-cell table:style-name="ce4" office:value-type="float" office:value="0.0811273844012849" calcext:value-type="float">
            <text:p>0,0811273844</text:p>
          </table:table-cell>
          <table:table-cell table:style-name="ce4" office:value-type="float" office:value="0.123750062419439" calcext:value-type="float">
            <text:p>0,1237500624</text:p>
          </table:table-cell>
          <table:table-cell table:style-name="ce4" office:value-type="float" office:value="0.0937579971863972" calcext:value-type="float">
            <text:p>0,0937579972</text:p>
          </table:table-cell>
          <table:table-cell table:style-name="ce4" office:value-type="float" office:value="0.0757044252921857" calcext:value-type="float">
            <text:p>0,075704425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7]+[.AC27]*271*10^-6" office:value-type="float" office:value="0.133871258984778" calcext:value-type="float">
            <text:p>0,1339</text:p>
          </table:table-cell>
          <table:table-cell table:number-columns-repeated="2"/>
          <table:table-cell table:style-name="ce3" office:value-type="float" office:value="2033" calcext:value-type="float">
            <text:p>2033</text:p>
          </table:table-cell>
          <table:table-cell table:style-name="ce4" office:value-type="float" office:value="0.144571027758631" calcext:value-type="float">
            <text:p>0,1445710278</text:p>
          </table:table-cell>
          <table:table-cell table:style-name="ce4" office:value-type="float" office:value="0.0870601264460299" calcext:value-type="float">
            <text:p>0,0870601264</text:p>
          </table:table-cell>
          <table:table-cell table:style-name="ce4" office:value-type="float" office:value="0.113628865854099" calcext:value-type="float">
            <text:p>0,1136288659</text:p>
          </table:table-cell>
          <table:table-cell table:style-name="ce4" office:value-type="float" office:value="0.0808269677075936" calcext:value-type="float">
            <text:p>0,0808269677</text:p>
          </table:table-cell>
          <table:table-cell table:style-name="ce4" office:value-type="float" office:value="0.0743704613246258" calcext:value-type="float">
            <text:p>0,0743704613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27]+[.AM27]*271*10^-6" office:value-type="float" office:value="0.140728865854099" calcext:value-type="float">
            <text:p>0,141</text:p>
          </table:table-cell>
        </table:table-row>
        <table:table-row table:style-name="ro1">
          <table:table-cell table:style-name="ce3" office:value-type="float" office:value="2034" calcext:value-type="float">
            <text:p>2034</text:p>
          </table:table-cell>
          <table:table-cell table:style-name="ce4" office:value-type="float" office:value="0.146161309063976" calcext:value-type="float">
            <text:p>0,1461613091</text:p>
          </table:table-cell>
          <table:table-cell table:style-name="ce4" office:value-type="float" office:value="0.0955797413595101" calcext:value-type="float">
            <text:p>0,0955797414</text:p>
          </table:table-cell>
          <table:table-cell table:style-name="ce4" office:value-type="float" office:value="0.114520874233486" calcext:value-type="float">
            <text:p>0,1145208742</text:p>
          </table:table-cell>
          <table:table-cell table:style-name="ce4" office:value-type="float" office:value="0.081398756139351" calcext:value-type="float">
            <text:p>0,0813987561</text:p>
          </table:table-cell>
          <table:table-cell table:style-name="ce4" office:value-type="float" office:value="0.0752629068605213" calcext:value-type="float">
            <text:p>0,0752629069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8]+[.G28]*271*10^-6" office:value-type="float" office:value="0.124642070798825" calcext:value-type="float">
            <text:p>0,12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4" calcext:value-type="float">
            <text:p>2034</text:p>
          </table:table-cell>
          <table:table-cell table:style-name="ce4" office:value-type="float" office:value="0.146161309063976" calcext:value-type="float">
            <text:p>0,1461613091</text:p>
          </table:table-cell>
          <table:table-cell table:style-name="ce4" office:value-type="float" office:value="0.130460088717748" calcext:value-type="float">
            <text:p>0,1304600887</text:p>
          </table:table-cell>
          <table:table-cell table:style-name="ce4" office:value-type="float" office:value="0.114520874233486" calcext:value-type="float">
            <text:p>0,1145208742</text:p>
          </table:table-cell>
          <table:table-cell table:style-name="ce4" office:value-type="float" office:value="0.081398756139351" calcext:value-type="float">
            <text:p>0,0813987561</text:p>
          </table:table-cell>
          <table:table-cell table:style-name="ce4" office:value-type="float" office:value="0.0752629068605213" calcext:value-type="float">
            <text:p>0,0752629069</text:p>
          </table:table-cell>
          <table:table-cell table:style-name="ce6" office:value-type="float" office:value="283.22625338847" calcext:value-type="float">
            <text:p>283,23</text:p>
          </table:table-cell>
          <table:table-cell table:style-name="ce6" table:formula="of:=[.P28]+[.S28]*271*10^-6" office:value-type="float" office:value="0.191275188901761" calcext:value-type="float">
            <text:p>0,19</text:p>
          </table:table-cell>
          <table:table-cell table:number-columns-repeated="2"/>
          <table:table-cell table:style-name="ce3" office:value-type="float" office:value="2034" calcext:value-type="float">
            <text:p>2034</text:p>
          </table:table-cell>
          <table:table-cell table:style-name="ce4" office:value-type="float" office:value="0.146161309063976" calcext:value-type="float">
            <text:p>0,1461613091</text:p>
          </table:table-cell>
          <table:table-cell table:style-name="ce4" office:value-type="float" office:value="0.0828435277314242" calcext:value-type="float">
            <text:p>0,0828435277</text:p>
          </table:table-cell>
          <table:table-cell table:style-name="ce4" office:value-type="float" office:value="0.124642070798825" calcext:value-type="float">
            <text:p>0,1246420708</text:p>
          </table:table-cell>
          <table:table-cell table:style-name="ce4" office:value-type="float" office:value="0.094421262674345" calcext:value-type="float">
            <text:p>0,0944212627</text:p>
          </table:table-cell>
          <table:table-cell table:style-name="ce4" office:value-type="float" office:value="0.0766885828209841" calcext:value-type="float">
            <text:p>0,0766885828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8]+[.AC28]*271*10^-6" office:value-type="float" office:value="0.134763267364164" calcext:value-type="float">
            <text:p>0,1348</text:p>
          </table:table-cell>
          <table:table-cell table:number-columns-repeated="2"/>
          <table:table-cell table:style-name="ce3" office:value-type="float" office:value="2034" calcext:value-type="float">
            <text:p>2034</text:p>
          </table:table-cell>
          <table:table-cell table:style-name="ce4" office:value-type="float" office:value="0.146161309063976" calcext:value-type="float">
            <text:p>0,1461613091</text:p>
          </table:table-cell>
          <table:table-cell table:style-name="ce4" office:value-type="float" office:value="0.0902816124120599" calcext:value-type="float">
            <text:p>0,0902816124</text:p>
          </table:table-cell>
          <table:table-cell table:style-name="ce4" office:value-type="float" office:value="0.114520874233486" calcext:value-type="float">
            <text:p>0,1145208742</text:p>
          </table:table-cell>
          <table:table-cell table:style-name="ce4" office:value-type="float" office:value="0.081398756139351" calcext:value-type="float">
            <text:p>0,0813987561</text:p>
          </table:table-cell>
          <table:table-cell table:style-name="ce4" office:value-type="float" office:value="0.0752629068605213" calcext:value-type="float">
            <text:p>0,0752629069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28]+[.AM28]*271*10^-6" office:value-type="float" office:value="0.141620874233486" calcext:value-type="float">
            <text:p>0,142</text:p>
          </table:table-cell>
        </table:table-row>
        <table:table-row table:style-name="ro1">
          <table:table-cell table:style-name="ce3" office:value-type="float" office:value="2035" calcext:value-type="float">
            <text:p>2035</text:p>
          </table:table-cell>
          <table:table-cell table:style-name="ce4" office:value-type="float" office:value="0.14776908346368" calcext:value-type="float">
            <text:p>0,1477690835</text:p>
          </table:table-cell>
          <table:table-cell table:style-name="ce4" office:value-type="float" office:value="0.0985300510437343" calcext:value-type="float">
            <text:p>0,098530051</text:p>
          </table:table-cell>
          <table:table-cell table:style-name="ce4" office:value-type="float" office:value="0.115421790909471" calcext:value-type="float">
            <text:p>0,1154217909</text:p>
          </table:table-cell>
          <table:table-cell table:style-name="ce4" office:value-type="float" office:value="0.0819745895330804" calcext:value-type="float">
            <text:p>0,0819745895</text:p>
          </table:table-cell>
          <table:table-cell table:style-name="ce4" office:value-type="float" office:value="0.0761660617428476" calcext:value-type="float">
            <text:p>0,076166061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29]+[.G29]*271*10^-6" office:value-type="float" office:value="0.12554298747481" calcext:value-type="float">
            <text:p>0,13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5" calcext:value-type="float">
            <text:p>2035</text:p>
          </table:table-cell>
          <table:table-cell table:style-name="ce4" office:value-type="float" office:value="0.14776908346368" calcext:value-type="float">
            <text:p>0,1477690835</text:p>
          </table:table-cell>
          <table:table-cell table:style-name="ce4" office:value-type="float" office:value="0.134066922278825" calcext:value-type="float">
            <text:p>0,1340669223</text:p>
          </table:table-cell>
          <table:table-cell table:style-name="ce4" office:value-type="float" office:value="0.115421790909471" calcext:value-type="float">
            <text:p>0,1154217909</text:p>
          </table:table-cell>
          <table:table-cell table:style-name="ce4" office:value-type="float" office:value="0.0819745895330804" calcext:value-type="float">
            <text:p>0,0819745895</text:p>
          </table:table-cell>
          <table:table-cell table:style-name="ce4" office:value-type="float" office:value="0.0761660617428476" calcext:value-type="float">
            <text:p>0,0761660617</text:p>
          </table:table-cell>
          <table:table-cell table:style-name="ce6" office:value-type="float" office:value="300" calcext:value-type="float">
            <text:p>300,00</text:p>
          </table:table-cell>
          <table:table-cell table:style-name="ce6" table:formula="of:=[.P29]+[.S29]*271*10^-6" office:value-type="float" office:value="0.196721790909471" calcext:value-type="float">
            <text:p>0,20</text:p>
          </table:table-cell>
          <table:table-cell table:number-columns-repeated="2"/>
          <table:table-cell table:style-name="ce3" office:value-type="float" office:value="2035" calcext:value-type="float">
            <text:p>2035</text:p>
          </table:table-cell>
          <table:table-cell table:style-name="ce4" office:value-type="float" office:value="0.14776908346368" calcext:value-type="float">
            <text:p>0,1477690835</text:p>
          </table:table-cell>
          <table:table-cell table:style-name="ce4" office:value-type="float" office:value="0.0845488520701507" calcext:value-type="float">
            <text:p>0,0845488521</text:p>
          </table:table-cell>
          <table:table-cell table:style-name="ce4" office:value-type="float" office:value="0.12554298747481" calcext:value-type="float">
            <text:p>0,1255429875</text:p>
          </table:table-cell>
          <table:table-cell table:style-name="ce4" office:value-type="float" office:value="0.0950892202538552" calcext:value-type="float">
            <text:p>0,0950892203</text:p>
          </table:table-cell>
          <table:table-cell table:style-name="ce4" office:value-type="float" office:value="0.0776855343976569" calcext:value-type="float">
            <text:p>0,0776855344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29]+[.AC29]*271*10^-6" office:value-type="float" office:value="0.13566418404015" calcext:value-type="float">
            <text:p>0,1357</text:p>
          </table:table-cell>
          <table:table-cell table:number-columns-repeated="2"/>
          <table:table-cell table:style-name="ce3" office:value-type="float" office:value="2035" calcext:value-type="float">
            <text:p>2035</text:p>
          </table:table-cell>
          <table:table-cell table:style-name="ce4" office:value-type="float" office:value="0.14776908346368" calcext:value-type="float">
            <text:p>0,1477690835</text:p>
          </table:table-cell>
          <table:table-cell table:style-name="ce4" office:value-type="float" office:value="0.0934769222788252" calcext:value-type="float">
            <text:p>0,0934769223</text:p>
          </table:table-cell>
          <table:table-cell table:style-name="ce4" office:value-type="float" office:value="0.115421790909471" calcext:value-type="float">
            <text:p>0,1154217909</text:p>
          </table:table-cell>
          <table:table-cell table:style-name="ce4" office:value-type="float" office:value="0.0819745895330804" calcext:value-type="float">
            <text:p>0,0819745895</text:p>
          </table:table-cell>
          <table:table-cell table:style-name="ce4" office:value-type="float" office:value="0.0761660617428476" calcext:value-type="float">
            <text:p>0,0761660617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29]+[.AM29]*271*10^-6" office:value-type="float" office:value="0.142521790909471" calcext:value-type="float">
            <text:p>0,143</text:p>
          </table:table-cell>
        </table:table-row>
        <table:table-row table:style-name="ro1">
          <table:table-cell table:style-name="ce3" office:value-type="float" office:value="2036" calcext:value-type="float">
            <text:p>2036</text:p>
          </table:table-cell>
          <table:table-cell table:style-name="ce4" office:value-type="float" office:value="0.14939454338178" calcext:value-type="float">
            <text:p>0,1493945434</text:p>
          </table:table-cell>
          <table:table-cell table:style-name="ce4" office:value-type="float" office:value="0.101453777344555" calcext:value-type="float">
            <text:p>0,1014537773</text:p>
          </table:table-cell>
          <table:table-cell table:style-name="ce4" office:value-type="float" office:value="0.116331704847305" calcext:value-type="float">
            <text:p>0,1163317048</text:p>
          </table:table-cell>
          <table:table-cell table:style-name="ce4" office:value-type="float" office:value="0.0821259055179856" calcext:value-type="float">
            <text:p>0,0821259055</text:p>
          </table:table-cell>
          <table:table-cell table:style-name="ce4" office:value-type="float" office:value="0.0770800544837617" calcext:value-type="float">
            <text:p>0,0770800545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0]+[.G30]*271*10^-6" office:value-type="float" office:value="0.126452901412644" calcext:value-type="float">
            <text:p>0,13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6" calcext:value-type="float">
            <text:p>2036</text:p>
          </table:table-cell>
          <table:table-cell table:style-name="ce4" office:value-type="float" office:value="0.14939454338178" calcext:value-type="float">
            <text:p>0,1493945434</text:p>
          </table:table-cell>
          <table:table-cell table:style-name="ce4" office:value-type="float" office:value="0.137554991951174" calcext:value-type="float">
            <text:p>0,137554992</text:p>
          </table:table-cell>
          <table:table-cell table:style-name="ce4" office:value-type="float" office:value="0.116331704847305" calcext:value-type="float">
            <text:p>0,1163317048</text:p>
          </table:table-cell>
          <table:table-cell table:style-name="ce4" office:value-type="float" office:value="0.0821259055179856" calcext:value-type="float">
            <text:p>0,0821259055</text:p>
          </table:table-cell>
          <table:table-cell table:style-name="ce4" office:value-type="float" office:value="0.0770800544837617" calcext:value-type="float">
            <text:p>0,0770800545</text:p>
          </table:table-cell>
          <table:table-cell table:style-name="ce6" office:value-type="float" office:value="317.767152314643" calcext:value-type="float">
            <text:p>317,77</text:p>
          </table:table-cell>
          <table:table-cell table:style-name="ce6" table:formula="of:=[.P30]+[.S30]*271*10^-6" office:value-type="float" office:value="0.202446603124573" calcext:value-type="float">
            <text:p>0,20</text:p>
          </table:table-cell>
          <table:table-cell table:number-columns-repeated="2"/>
          <table:table-cell table:style-name="ce3" office:value-type="float" office:value="2036" calcext:value-type="float">
            <text:p>2036</text:p>
          </table:table-cell>
          <table:table-cell table:style-name="ce4" office:value-type="float" office:value="0.14939454338178" calcext:value-type="float">
            <text:p>0,1493945434</text:p>
          </table:table-cell>
          <table:table-cell table:style-name="ce4" office:value-type="float" office:value="0.0862431763669866" calcext:value-type="float">
            <text:p>0,0862431764</text:p>
          </table:table-cell>
          <table:table-cell table:style-name="ce4" office:value-type="float" office:value="0.126452901412644" calcext:value-type="float">
            <text:p>0,1264529014</text:p>
          </table:table-cell>
          <table:table-cell table:style-name="ce4" office:value-type="float" office:value="0.0952647443900362" calcext:value-type="float">
            <text:p>0,0952647444</text:p>
          </table:table-cell>
          <table:table-cell table:style-name="ce4" office:value-type="float" office:value="0.0786954463448265" calcext:value-type="float">
            <text:p>0,078695446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0]+[.AC30]*271*10^-6" office:value-type="float" office:value="0.136574097977983" calcext:value-type="float">
            <text:p>0,1366</text:p>
          </table:table-cell>
          <table:table-cell table:number-columns-repeated="2"/>
          <table:table-cell table:style-name="ce3" office:value-type="float" office:value="2036" calcext:value-type="float">
            <text:p>2036</text:p>
          </table:table-cell>
          <table:table-cell table:style-name="ce4" office:value-type="float" office:value="0.14939454338178" calcext:value-type="float">
            <text:p>0,1493945434</text:p>
          </table:table-cell>
          <table:table-cell table:style-name="ce4" office:value-type="float" office:value="0.0966456487621866" calcext:value-type="float">
            <text:p>0,0966456488</text:p>
          </table:table-cell>
          <table:table-cell table:style-name="ce4" office:value-type="float" office:value="0.116331704847305" calcext:value-type="float">
            <text:p>0,1163317048</text:p>
          </table:table-cell>
          <table:table-cell table:style-name="ce4" office:value-type="float" office:value="0.0821259055179856" calcext:value-type="float">
            <text:p>0,0821259055</text:p>
          </table:table-cell>
          <table:table-cell table:style-name="ce4" office:value-type="float" office:value="0.0770800544837617" calcext:value-type="float">
            <text:p>0,0770800545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0]+[.AM30]*271*10^-6" office:value-type="float" office:value="0.143431704847305" calcext:value-type="float">
            <text:p>0,143</text:p>
          </table:table-cell>
        </table:table-row>
        <table:table-row table:style-name="ro1">
          <table:table-cell table:style-name="ce3" office:value-type="float" office:value="2037" calcext:value-type="float">
            <text:p>2037</text:p>
          </table:table-cell>
          <table:table-cell table:style-name="ce4" office:value-type="float" office:value="0.15103788335898" calcext:value-type="float">
            <text:p>0,1510378834</text:p>
          </table:table-cell>
          <table:table-cell table:style-name="ce4" office:value-type="float" office:value="0.104350507462502" calcext:value-type="float">
            <text:p>0,1043505075</text:p>
          </table:table-cell>
          <table:table-cell table:style-name="ce4" office:value-type="float" office:value="0.117250705900714" calcext:value-type="float">
            <text:p>0,1172507059</text:p>
          </table:table-cell>
          <table:table-cell table:style-name="ce4" office:value-type="float" office:value="0.0822775008153878" calcext:value-type="float">
            <text:p>0,0822775008</text:p>
          </table:table-cell>
          <table:table-cell table:style-name="ce4" office:value-type="float" office:value="0.0780050151375669" calcext:value-type="float">
            <text:p>0,0780050151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1]+[.G31]*271*10^-6" office:value-type="float" office:value="0.127371902466053" calcext:value-type="float">
            <text:p>0,13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7" calcext:value-type="float">
            <text:p>2037</text:p>
          </table:table-cell>
          <table:table-cell table:style-name="ce4" office:value-type="float" office:value="0.15103788335898" calcext:value-type="float">
            <text:p>0,1510378834</text:p>
          </table:table-cell>
          <table:table-cell table:style-name="ce4" office:value-type="float" office:value="0.14091152296386" calcext:value-type="float">
            <text:p>0,140911523</text:p>
          </table:table-cell>
          <table:table-cell table:style-name="ce4" office:value-type="float" office:value="0.117250705900714" calcext:value-type="float">
            <text:p>0,1172507059</text:p>
          </table:table-cell>
          <table:table-cell table:style-name="ce4" office:value-type="float" office:value="0.0822775008153878" calcext:value-type="float">
            <text:p>0,0822775008</text:p>
          </table:table-cell>
          <table:table-cell table:style-name="ce4" office:value-type="float" office:value="0.0780050151375669" calcext:value-type="float">
            <text:p>0,0780050151</text:p>
          </table:table-cell>
          <table:table-cell table:style-name="ce6" office:value-type="float" office:value="336.58654363386" calcext:value-type="float">
            <text:p>336,59</text:p>
          </table:table-cell>
          <table:table-cell table:style-name="ce6" table:formula="of:=[.P31]+[.S31]*271*10^-6" office:value-type="float" office:value="0.20846565922549" calcext:value-type="float">
            <text:p>0,21</text:p>
          </table:table-cell>
          <table:table-cell table:number-columns-repeated="2"/>
          <table:table-cell table:style-name="ce3" office:value-type="float" office:value="2037" calcext:value-type="float">
            <text:p>2037</text:p>
          </table:table-cell>
          <table:table-cell table:style-name="ce4" office:value-type="float" office:value="0.15103788335898" calcext:value-type="float">
            <text:p>0,1510378834</text:p>
          </table:table-cell>
          <table:table-cell table:style-name="ce4" office:value-type="float" office:value="0.0879263170387194" calcext:value-type="float">
            <text:p>0,087926317</text:p>
          </table:table-cell>
          <table:table-cell table:style-name="ce4" office:value-type="float" office:value="0.127371902466054" calcext:value-type="float">
            <text:p>0,1273719025</text:p>
          </table:table-cell>
          <table:table-cell table:style-name="ce4" office:value-type="float" office:value="0.0954405925242719" calcext:value-type="float">
            <text:p>0,0954405925</text:p>
          </table:table-cell>
          <table:table-cell table:style-name="ce4" office:value-type="float" office:value="0.0797184871473092" calcext:value-type="float">
            <text:p>0,0797184871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1]+[.AC31]*271*10^-6" office:value-type="float" office:value="0.137493099031393" calcext:value-type="float">
            <text:p>0,1375</text:p>
          </table:table-cell>
          <table:table-cell table:number-columns-repeated="2"/>
          <table:table-cell table:style-name="ce3" office:value-type="float" office:value="2037" calcext:value-type="float">
            <text:p>2037</text:p>
          </table:table-cell>
          <table:table-cell table:style-name="ce4" office:value-type="float" office:value="0.15103788335898" calcext:value-type="float">
            <text:p>0,1510378834</text:p>
          </table:table-cell>
          <table:table-cell table:style-name="ce4" office:value-type="float" office:value="0.0997873790626751" calcext:value-type="float">
            <text:p>0,0997873791</text:p>
          </table:table-cell>
          <table:table-cell table:style-name="ce4" office:value-type="float" office:value="0.117250705900714" calcext:value-type="float">
            <text:p>0,1172507059</text:p>
          </table:table-cell>
          <table:table-cell table:style-name="ce4" office:value-type="float" office:value="0.0822775008153878" calcext:value-type="float">
            <text:p>0,0822775008</text:p>
          </table:table-cell>
          <table:table-cell table:style-name="ce4" office:value-type="float" office:value="0.0780050151375669" calcext:value-type="float">
            <text:p>0,0780050151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1]+[.AM31]*271*10^-6" office:value-type="float" office:value="0.144350705900714" calcext:value-type="float">
            <text:p>0,144</text:p>
          </table:table-cell>
        </table:table-row>
        <table:table-row table:style-name="ro1">
          <table:table-cell table:style-name="ce3" office:value-type="float" office:value="2038" calcext:value-type="float">
            <text:p>2038</text:p>
          </table:table-cell>
          <table:table-cell table:style-name="ce4" office:value-type="float" office:value="0.152699300075928" calcext:value-type="float">
            <text:p>0,1526993001</text:p>
          </table:table-cell>
          <table:table-cell table:style-name="ce4" office:value-type="float" office:value="0.107219823013326" calcext:value-type="float">
            <text:p>0,107219823</text:p>
          </table:table-cell>
          <table:table-cell table:style-name="ce4" office:value-type="float" office:value="0.118178884820776" calcext:value-type="float">
            <text:p>0,1181788848</text:p>
          </table:table-cell>
          <table:table-cell table:style-name="ce4" office:value-type="float" office:value="0.0824293759408668" calcext:value-type="float">
            <text:p>0,0824293759</text:p>
          </table:table-cell>
          <table:table-cell table:style-name="ce4" office:value-type="float" office:value="0.0789410753192177" calcext:value-type="float">
            <text:p>0,078941075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2]+[.G32]*271*10^-6" office:value-type="float" office:value="0.128300081386115" calcext:value-type="float">
            <text:p>0,13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8" calcext:value-type="float">
            <text:p>2038</text:p>
          </table:table-cell>
          <table:table-cell table:style-name="ce4" office:value-type="float" office:value="0.152699300075928" calcext:value-type="float">
            <text:p>0,1526993001</text:p>
          </table:table-cell>
          <table:table-cell table:style-name="ce4" office:value-type="float" office:value="0.144122594034046" calcext:value-type="float">
            <text:p>0,144122594</text:p>
          </table:table-cell>
          <table:table-cell table:style-name="ce4" office:value-type="float" office:value="0.118178884820776" calcext:value-type="float">
            <text:p>0,1181788848</text:p>
          </table:table-cell>
          <table:table-cell table:style-name="ce4" office:value-type="float" office:value="0.0824293759408668" calcext:value-type="float">
            <text:p>0,0824293759</text:p>
          </table:table-cell>
          <table:table-cell table:style-name="ce4" office:value-type="float" office:value="0.0789410753192177" calcext:value-type="float">
            <text:p>0,0789410753</text:p>
          </table:table-cell>
          <table:table-cell table:style-name="ce6" office:value-type="float" office:value="356.5204915932" calcext:value-type="float">
            <text:p>356,52</text:p>
          </table:table-cell>
          <table:table-cell table:style-name="ce6" table:formula="of:=[.P32]+[.S32]*271*10^-6" office:value-type="float" office:value="0.214795938042533" calcext:value-type="float">
            <text:p>0,21</text:p>
          </table:table-cell>
          <table:table-cell table:number-columns-repeated="2"/>
          <table:table-cell table:style-name="ce3" office:value-type="float" office:value="2038" calcext:value-type="float">
            <text:p>2038</text:p>
          </table:table-cell>
          <table:table-cell table:style-name="ce4" office:value-type="float" office:value="0.152699300075928" calcext:value-type="float">
            <text:p>0,1526993001</text:p>
          </table:table-cell>
          <table:table-cell table:style-name="ce4" office:value-type="float" office:value="0.0895980879369162" calcext:value-type="float">
            <text:p>0,0895980879</text:p>
          </table:table-cell>
          <table:table-cell table:style-name="ce4" office:value-type="float" office:value="0.128300081386115" calcext:value-type="float">
            <text:p>0,1283000814</text:p>
          </table:table-cell>
          <table:table-cell table:style-name="ce4" office:value-type="float" office:value="0.0956167652546266" calcext:value-type="float">
            <text:p>0,0956167653</text:p>
          </table:table-cell>
          <table:table-cell table:style-name="ce4" office:value-type="float" office:value="0.0807548274802242" calcext:value-type="float">
            <text:p>0,0807548275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2]+[.AC32]*271*10^-6" office:value-type="float" office:value="0.138421277951454" calcext:value-type="float">
            <text:p>0,1384</text:p>
          </table:table-cell>
          <table:table-cell table:number-columns-repeated="2"/>
          <table:table-cell table:style-name="ce3" office:value-type="float" office:value="2038" calcext:value-type="float">
            <text:p>2038</text:p>
          </table:table-cell>
          <table:table-cell table:style-name="ce4" office:value-type="float" office:value="0.152699300075928" calcext:value-type="float">
            <text:p>0,1526993001</text:p>
          </table:table-cell>
          <table:table-cell table:style-name="ce4" office:value-type="float" office:value="0.10290169479604" calcext:value-type="float">
            <text:p>0,1029016948</text:p>
          </table:table-cell>
          <table:table-cell table:style-name="ce4" office:value-type="float" office:value="0.118178884820776" calcext:value-type="float">
            <text:p>0,1181788848</text:p>
          </table:table-cell>
          <table:table-cell table:style-name="ce4" office:value-type="float" office:value="0.0824293759408668" calcext:value-type="float">
            <text:p>0,0824293759</text:p>
          </table:table-cell>
          <table:table-cell table:style-name="ce4" office:value-type="float" office:value="0.0789410753192177" calcext:value-type="float">
            <text:p>0,0789410753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2]+[.AM32]*271*10^-6" office:value-type="float" office:value="0.145278884820776" calcext:value-type="float">
            <text:p>0,145</text:p>
          </table:table-cell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style-name="ce4" office:value-type="float" office:value="0.154378992376764" calcext:value-type="float">
            <text:p>0,1543789924</text:p>
          </table:table-cell>
          <table:table-cell table:style-name="ce4" office:value-type="float" office:value="0.110061299957705" calcext:value-type="float">
            <text:p>0,1100613</text:p>
          </table:table-cell>
          <table:table-cell table:style-name="ce4" office:value-type="float" office:value="0.119116333264877" calcext:value-type="float">
            <text:p>0,1191163333</text:p>
          </table:table-cell>
          <table:table-cell table:style-name="ce4" office:value-type="float" office:value="0.0825815314109541" calcext:value-type="float">
            <text:p>0,0825815314</text:p>
          </table:table-cell>
          <table:table-cell table:style-name="ce4" office:value-type="float" office:value="0.0798883682230483" calcext:value-type="float">
            <text:p>0,0798883682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3]+[.G33]*271*10^-6" office:value-type="float" office:value="0.129237529830216" calcext:value-type="float">
            <text:p>0,13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39" calcext:value-type="float">
            <text:p>2039</text:p>
          </table:table-cell>
          <table:table-cell table:style-name="ce4" office:value-type="float" office:value="0.154378992376764" calcext:value-type="float">
            <text:p>0,1543789924</text:p>
          </table:table-cell>
          <table:table-cell table:style-name="ce4" office:value-type="float" office:value="0.147173045515689" calcext:value-type="float">
            <text:p>0,1471730455</text:p>
          </table:table-cell>
          <table:table-cell table:style-name="ce4" office:value-type="float" office:value="0.119116333264877" calcext:value-type="float">
            <text:p>0,1191163333</text:p>
          </table:table-cell>
          <table:table-cell table:style-name="ce4" office:value-type="float" office:value="0.0825815314109541" calcext:value-type="float">
            <text:p>0,0825815314</text:p>
          </table:table-cell>
          <table:table-cell table:style-name="ce4" office:value-type="float" office:value="0.0798883682230483" calcext:value-type="float">
            <text:p>0,0798883682</text:p>
          </table:table-cell>
          <table:table-cell table:style-name="ce6" office:value-type="float" office:value="377.635004517961" calcext:value-type="float">
            <text:p>377,64</text:p>
          </table:table-cell>
          <table:table-cell table:style-name="ce6" table:formula="of:=[.P33]+[.S33]*271*10^-6" office:value-type="float" office:value="0.221455419489244" calcext:value-type="float">
            <text:p>0,22</text:p>
          </table:table-cell>
          <table:table-cell table:number-columns-repeated="2"/>
          <table:table-cell table:style-name="ce3" office:value-type="float" office:value="2039" calcext:value-type="float">
            <text:p>2039</text:p>
          </table:table-cell>
          <table:table-cell table:style-name="ce4" office:value-type="float" office:value="0.154378992376764" calcext:value-type="float">
            <text:p>0,1543789924</text:p>
          </table:table-cell>
          <table:table-cell table:style-name="ce4" office:value-type="float" office:value="0.0912583003150413" calcext:value-type="float">
            <text:p>0,0912583003</text:p>
          </table:table-cell>
          <table:table-cell table:style-name="ce4" office:value-type="float" office:value="0.129237529830216" calcext:value-type="float">
            <text:p>0,1292375298</text:p>
          </table:table-cell>
          <table:table-cell table:style-name="ce4" office:value-type="float" office:value="0.0957932631802688" calcext:value-type="float">
            <text:p>0,0957932632</text:p>
          </table:table-cell>
          <table:table-cell table:style-name="ce4" office:value-type="float" office:value="0.0818046402374671" calcext:value-type="float">
            <text:p>0,0818046402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3]+[.AC33]*271*10^-6" office:value-type="float" office:value="0.139358726395555" calcext:value-type="float">
            <text:p>0,1394</text:p>
          </table:table-cell>
          <table:table-cell table:number-columns-repeated="2"/>
          <table:table-cell table:style-name="ce3" office:value-type="float" office:value="2039" calcext:value-type="float">
            <text:p>2039</text:p>
          </table:table-cell>
          <table:table-cell table:style-name="ce4" office:value-type="float" office:value="0.154378992376764" calcext:value-type="float">
            <text:p>0,1543789924</text:p>
          </table:table-cell>
          <table:table-cell table:style-name="ce4" office:value-type="float" office:value="0.10598817192296" calcext:value-type="float">
            <text:p>0,1059881719</text:p>
          </table:table-cell>
          <table:table-cell table:style-name="ce4" office:value-type="float" office:value="0.119116333264877" calcext:value-type="float">
            <text:p>0,1191163333</text:p>
          </table:table-cell>
          <table:table-cell table:style-name="ce4" office:value-type="float" office:value="0.0825815314109541" calcext:value-type="float">
            <text:p>0,0825815314</text:p>
          </table:table-cell>
          <table:table-cell table:style-name="ce4" office:value-type="float" office:value="0.0798883682230483" calcext:value-type="float">
            <text:p>0,0798883682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3]+[.AM33]*271*10^-6" office:value-type="float" office:value="0.146216333264877" calcext:value-type="float">
            <text:p>0,146</text:p>
          </table:table-cell>
        </table:table-row>
        <table:table-row table:style-name="ro1">
          <table:table-cell table:style-name="ce3" office:value-type="float" office:value="2040" calcext:value-type="float">
            <text:p>2040</text:p>
          </table:table-cell>
          <table:table-cell table:style-name="ce4" office:value-type="float" office:value="0.156077161292908" calcext:value-type="float">
            <text:p>0,1560771613</text:p>
          </table:table-cell>
          <table:table-cell table:style-name="ce4" office:value-type="float" office:value="0.113209508530116" calcext:value-type="float">
            <text:p>0,1132095085</text:p>
          </table:table-cell>
          <table:table-cell table:style-name="ce4" office:value-type="float" office:value="0.120063143805769" calcext:value-type="float">
            <text:p>0,1200631438</text:p>
          </table:table-cell>
          <table:table-cell table:style-name="ce4" office:value-type="float" office:value="0.0827339677431347" calcext:value-type="float">
            <text:p>0,0827339677</text:p>
          </table:table-cell>
          <table:table-cell table:style-name="ce4" office:value-type="float" office:value="0.0808470286417249" calcext:value-type="float">
            <text:p>0,080847028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4]+[.G34]*271*10^-6" office:value-type="float" office:value="0.130184340371108" calcext:value-type="float">
            <text:p>0,13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0" calcext:value-type="float">
            <text:p>2040</text:p>
          </table:table-cell>
          <table:table-cell table:style-name="ce4" office:value-type="float" office:value="0.156077161292908" calcext:value-type="float">
            <text:p>0,1560771613</text:p>
          </table:table-cell>
          <table:table-cell table:style-name="ce4" office:value-type="float" office:value="0.150381380677912" calcext:value-type="float">
            <text:p>0,1503813807</text:p>
          </table:table-cell>
          <table:table-cell table:style-name="ce4" office:value-type="float" office:value="0.120063143805769" calcext:value-type="float">
            <text:p>0,1200631438</text:p>
          </table:table-cell>
          <table:table-cell table:style-name="ce4" office:value-type="float" office:value="0.0827339677431347" calcext:value-type="float">
            <text:p>0,0827339677</text:p>
          </table:table-cell>
          <table:table-cell table:style-name="ce4" office:value-type="float" office:value="0.0808470286417249" calcext:value-type="float">
            <text:p>0,0808470286</text:p>
          </table:table-cell>
          <table:table-cell table:style-name="ce6" office:value-type="float" office:value="400" calcext:value-type="float">
            <text:p>400,00</text:p>
          </table:table-cell>
          <table:table-cell table:style-name="ce6" table:formula="of:=[.P34]+[.S34]*271*10^-6" office:value-type="float" office:value="0.228463143805769" calcext:value-type="float">
            <text:p>0,23</text:p>
          </table:table-cell>
          <table:table-cell table:number-columns-repeated="2"/>
          <table:table-cell table:style-name="ce3" office:value-type="float" office:value="2040" calcext:value-type="float">
            <text:p>2040</text:p>
          </table:table-cell>
          <table:table-cell table:style-name="ce4" office:value-type="float" office:value="0.156077161292908" calcext:value-type="float">
            <text:p>0,1560771613</text:p>
          </table:table-cell>
          <table:table-cell table:style-name="ce4" office:value-type="float" office:value="0.0930742627951733" calcext:value-type="float">
            <text:p>0,0930742628</text:p>
          </table:table-cell>
          <table:table-cell table:style-name="ce4" office:value-type="float" office:value="0.130184340371108" calcext:value-type="float">
            <text:p>0,1301843404</text:p>
          </table:table-cell>
          <table:table-cell table:style-name="ce4" office:value-type="float" office:value="0.0959700869014728" calcext:value-type="float">
            <text:p>0,0959700869</text:p>
          </table:table-cell>
          <table:table-cell table:style-name="ce4" office:value-type="float" office:value="0.0828681005605542" calcext:value-type="float">
            <text:p>0,082868100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4]+[.AC34]*271*10^-6" office:value-type="float" office:value="0.140305536936447" calcext:value-type="float">
            <text:p>0,1403</text:p>
          </table:table-cell>
          <table:table-cell table:number-columns-repeated="2"/>
          <table:table-cell table:style-name="ce3" office:value-type="float" office:value="2040" calcext:value-type="float">
            <text:p>2040</text:p>
          </table:table-cell>
          <table:table-cell table:style-name="ce4" office:value-type="float" office:value="0.156077161292908" calcext:value-type="float">
            <text:p>0,1560771613</text:p>
          </table:table-cell>
          <table:table-cell table:style-name="ce4" office:value-type="float" office:value="0.109381380677912" calcext:value-type="float">
            <text:p>0,1093813807</text:p>
          </table:table-cell>
          <table:table-cell table:style-name="ce4" office:value-type="float" office:value="0.120063143805769" calcext:value-type="float">
            <text:p>0,1200631438</text:p>
          </table:table-cell>
          <table:table-cell table:style-name="ce4" office:value-type="float" office:value="0.0827339677431347" calcext:value-type="float">
            <text:p>0,0827339677</text:p>
          </table:table-cell>
          <table:table-cell table:style-name="ce4" office:value-type="float" office:value="0.0808470286417249" calcext:value-type="float">
            <text:p>0,0808470286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4]+[.AM34]*271*10^-6" office:value-type="float" office:value="0.147163143805769" calcext:value-type="float">
            <text:p>0,147</text:p>
          </table:table-cell>
        </table:table-row>
        <table:table-row table:style-name="ro1">
          <table:table-cell table:style-name="ce3" office:value-type="float" office:value="2041" calcext:value-type="float">
            <text:p>2041</text:p>
          </table:table-cell>
          <table:table-cell table:style-name="ce4" office:value-type="float" office:value="0.15979401006713" calcext:value-type="float">
            <text:p>0,1597940101</text:p>
          </table:table-cell>
          <table:table-cell table:style-name="ce4" office:value-type="float" office:value="0.119456397275808" calcext:value-type="float">
            <text:p>0,1194563973</text:p>
          </table:table-cell>
          <table:table-cell table:style-name="ce4" office:value-type="float" office:value="0.122500462309846" calcext:value-type="float">
            <text:p>0,1225004623</text:p>
          </table:table-cell>
          <table:table-cell table:style-name="ce4" office:value-type="float" office:value="0.0828866854558488" calcext:value-type="float">
            <text:p>0,0828866855</text:p>
          </table:table-cell>
          <table:table-cell table:style-name="ce4" office:value-type="float" office:value="0.0818171929854256" calcext:value-type="float">
            <text:p>0,08181719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5]+[.G35]*271*10^-6" office:value-type="float" office:value="0.132621658875185" calcext:value-type="float">
            <text:p>0,13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1" calcext:value-type="float">
            <text:p>2041</text:p>
          </table:table-cell>
          <table:table-cell table:style-name="ce4" office:value-type="float" office:value="0.15979401006713" calcext:value-type="float">
            <text:p>0,1597940101</text:p>
          </table:table-cell>
          <table:table-cell table:style-name="ce4" office:value-type="float" office:value="0.154437994762144" calcext:value-type="float">
            <text:p>0,1544379948</text:p>
          </table:table-cell>
          <table:table-cell table:style-name="ce4" office:value-type="float" office:value="0.122500462309846" calcext:value-type="float">
            <text:p>0,1225004623</text:p>
          </table:table-cell>
          <table:table-cell table:style-name="ce4" office:value-type="float" office:value="0.0828866854558488" calcext:value-type="float">
            <text:p>0,0828866855</text:p>
          </table:table-cell>
          <table:table-cell table:style-name="ce4" office:value-type="float" office:value="0.0818171929854256" calcext:value-type="float">
            <text:p>0,081817193</text:p>
          </table:table-cell>
          <table:table-cell table:style-name="ce6" office:value-type="float" office:value="416.551897596964" calcext:value-type="float">
            <text:p>416,55</text:p>
          </table:table-cell>
          <table:table-cell table:style-name="ce6" table:formula="of:=[.P35]+[.S35]*271*10^-6" office:value-type="float" office:value="0.235386026558623" calcext:value-type="float">
            <text:p>0,24</text:p>
          </table:table-cell>
          <table:table-cell table:number-columns-repeated="2"/>
          <table:table-cell table:style-name="ce3" office:value-type="float" office:value="2041" calcext:value-type="float">
            <text:p>2041</text:p>
          </table:table-cell>
          <table:table-cell table:style-name="ce4" office:value-type="float" office:value="0.15779401006713" calcext:value-type="float">
            <text:p>0,1577940101</text:p>
          </table:table-cell>
          <table:table-cell table:style-name="ce4" office:value-type="float" office:value="0.0954419733888016" calcext:value-type="float">
            <text:p>0,0954419734</text:p>
          </table:table-cell>
          <table:table-cell table:style-name="ce4" office:value-type="float" office:value="0.130621658875185" calcext:value-type="float">
            <text:p>0,1306216589</text:p>
          </table:table-cell>
          <table:table-cell table:style-name="ce4" office:value-type="float" office:value="0.0961472370196211" calcext:value-type="float">
            <text:p>0,096147237</text:p>
          </table:table-cell>
          <table:table-cell table:style-name="ce4" office:value-type="float" office:value="0.0839453858678414" calcext:value-type="float">
            <text:p>0,0839453859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5]+[.AC35]*271*10^-6" office:value-type="float" office:value="0.140742855440524" calcext:value-type="float">
            <text:p>0,1407</text:p>
          </table:table-cell>
          <table:table-cell table:number-columns-repeated="2"/>
          <table:table-cell table:style-name="ce3" office:value-type="float" office:value="2041" calcext:value-type="float">
            <text:p>2041</text:p>
          </table:table-cell>
          <table:table-cell table:style-name="ce4" office:value-type="float" office:value="0.15979401006713" calcext:value-type="float">
            <text:p>0,1597940101</text:p>
          </table:table-cell>
          <table:table-cell table:style-name="ce4" office:value-type="float" office:value="0.116011082208824" calcext:value-type="float">
            <text:p>0,1160110822</text:p>
          </table:table-cell>
          <table:table-cell table:style-name="ce4" office:value-type="float" office:value="0.120500462309846" calcext:value-type="float">
            <text:p>0,1205004623</text:p>
          </table:table-cell>
          <table:table-cell table:style-name="ce4" office:value-type="float" office:value="0.0828866854558488" calcext:value-type="float">
            <text:p>0,0828866855</text:p>
          </table:table-cell>
          <table:table-cell table:style-name="ce4" office:value-type="float" office:value="0.0818171929854256" calcext:value-type="float">
            <text:p>0,081817193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5]+[.AM35]*271*10^-6" office:value-type="float" office:value="0.147600462309846" calcext:value-type="float">
            <text:p>0,148</text:p>
          </table:table-cell>
        </table:table-row>
        <table:table-row table:style-name="ro1">
          <table:table-cell table:style-name="ce3" office:value-type="float" office:value="2042" calcext:value-type="float">
            <text:p>2042</text:p>
          </table:table-cell>
          <table:table-cell table:style-name="ce4" office:value-type="float" office:value="0.163529744177868" calcext:value-type="float">
            <text:p>0,1635297442</text:p>
          </table:table-cell>
          <table:table-cell table:style-name="ce4" office:value-type="float" office:value="0.125539634593589" calcext:value-type="float">
            <text:p>0,1255396346</text:p>
          </table:table-cell>
          <table:table-cell table:style-name="ce4" office:value-type="float" office:value="0.124939778110997" calcext:value-type="float">
            <text:p>0,1249397781</text:p>
          </table:table-cell>
          <table:table-cell table:style-name="ce4" office:value-type="float" office:value="0.0830396850684937" calcext:value-type="float">
            <text:p>0,0830396851</text:p>
          </table:table-cell>
          <table:table-cell table:style-name="ce4" office:value-type="float" office:value="0.0827989993012507" calcext:value-type="float">
            <text:p>0,082798999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6]+[.G36]*271*10^-6" office:value-type="float" office:value="0.135060974676336" calcext:value-type="float">
            <text:p>0,14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2" calcext:value-type="float">
            <text:p>2042</text:p>
          </table:table-cell>
          <table:table-cell table:style-name="ce4" office:value-type="float" office:value="0.163529744177868" calcext:value-type="float">
            <text:p>0,1635297442</text:p>
          </table:table-cell>
          <table:table-cell table:style-name="ce4" office:value-type="float" office:value="0.15804780640711" calcext:value-type="float">
            <text:p>0,1580478064</text:p>
          </table:table-cell>
          <table:table-cell table:style-name="ce4" office:value-type="float" office:value="0.124939778110997" calcext:value-type="float">
            <text:p>0,1249397781</text:p>
          </table:table-cell>
          <table:table-cell table:style-name="ce4" office:value-type="float" office:value="0.0830396850684937" calcext:value-type="float">
            <text:p>0,0830396851</text:p>
          </table:table-cell>
          <table:table-cell table:style-name="ce4" office:value-type="float" office:value="0.0827989993012507" calcext:value-type="float">
            <text:p>0,0827989993</text:p>
          </table:table-cell>
          <table:table-cell table:style-name="ce6" office:value-type="float" office:value="433.788708479079" calcext:value-type="float">
            <text:p>433,79</text:p>
          </table:table-cell>
          <table:table-cell table:style-name="ce6" table:formula="of:=[.P36]+[.S36]*271*10^-6" office:value-type="float" office:value="0.242496518108827" calcext:value-type="float">
            <text:p>0,24</text:p>
          </table:table-cell>
          <table:table-cell table:number-columns-repeated="2"/>
          <table:table-cell table:style-name="ce3" office:value-type="float" office:value="2042" calcext:value-type="float">
            <text:p>2042</text:p>
          </table:table-cell>
          <table:table-cell table:style-name="ce4" office:value-type="float" office:value="0.159529744177868" calcext:value-type="float">
            <text:p>0,1595297442</text:p>
          </table:table-cell>
          <table:table-cell table:style-name="ce4" office:value-type="float" office:value="0.0975843605387801" calcext:value-type="float">
            <text:p>0,0975843605</text:p>
          </table:table-cell>
          <table:table-cell table:style-name="ce4" office:value-type="float" office:value="0.131060974676336" calcext:value-type="float">
            <text:p>0,1310609747</text:p>
          </table:table-cell>
          <table:table-cell table:style-name="ce4" office:value-type="float" office:value="0.0963247141372061" calcext:value-type="float">
            <text:p>0,0963247141</text:p>
          </table:table-cell>
          <table:table-cell table:style-name="ce4" office:value-type="float" office:value="0.0850366758841233" calcext:value-type="float">
            <text:p>0,0850366759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6]+[.AC36]*271*10^-6" office:value-type="float" office:value="0.141182171241675" calcext:value-type="float">
            <text:p>0,1412</text:p>
          </table:table-cell>
          <table:table-cell table:number-columns-repeated="2"/>
          <table:table-cell table:style-name="ce3" office:value-type="float" office:value="2042" calcext:value-type="float">
            <text:p>2042</text:p>
          </table:table-cell>
          <table:table-cell table:style-name="ce4" office:value-type="float" office:value="0.163529744177868" calcext:value-type="float">
            <text:p>0,1635297442</text:p>
          </table:table-cell>
          <table:table-cell table:style-name="ce4" office:value-type="float" office:value="0.122477132311826" calcext:value-type="float">
            <text:p>0,1224771323</text:p>
          </table:table-cell>
          <table:table-cell table:style-name="ce4" office:value-type="float" office:value="0.120939778110997" calcext:value-type="float">
            <text:p>0,1209397781</text:p>
          </table:table-cell>
          <table:table-cell table:style-name="ce4" office:value-type="float" office:value="0.0830396850684937" calcext:value-type="float">
            <text:p>0,0830396851</text:p>
          </table:table-cell>
          <table:table-cell table:style-name="ce4" office:value-type="float" office:value="0.0827989993012507" calcext:value-type="float">
            <text:p>0,0827989993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6]+[.AM36]*271*10^-6" office:value-type="float" office:value="0.148039778110997" calcext:value-type="float">
            <text:p>0,148</text:p>
          </table:table-cell>
        </table:table-row>
        <table:table-row table:style-name="ro1">
          <table:table-cell table:style-name="ce3" office:value-type="float" office:value="2043" calcext:value-type="float">
            <text:p>2043</text:p>
          </table:table-cell>
          <table:table-cell table:style-name="ce4" office:value-type="float" office:value="0.167284571363825" calcext:value-type="float">
            <text:p>0,1672845714</text:p>
          </table:table-cell>
          <table:table-cell table:style-name="ce4" office:value-type="float" office:value="0.131603056841929" calcext:value-type="float">
            <text:p>0,1316030568</text:p>
          </table:table-cell>
          <table:table-cell table:style-name="ce4" office:value-type="float" office:value="0.127381100331169" calcext:value-type="float">
            <text:p>0,1273811003</text:p>
          </table:table-cell>
          <table:table-cell table:style-name="ce4" office:value-type="float" office:value="0.0831929671014252" calcext:value-type="float">
            <text:p>0,0831929671</text:p>
          </table:table-cell>
          <table:table-cell table:style-name="ce4" office:value-type="float" office:value="0.0837925872928657" calcext:value-type="float">
            <text:p>0,083792587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7]+[.G37]*271*10^-6" office:value-type="float" office:value="0.137502296896508" calcext:value-type="float">
            <text:p>0,14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3" calcext:value-type="float">
            <text:p>2043</text:p>
          </table:table-cell>
          <table:table-cell table:style-name="ce4" office:value-type="float" office:value="0.167284571363825" calcext:value-type="float">
            <text:p>0,1672845714</text:p>
          </table:table-cell>
          <table:table-cell table:style-name="ce4" office:value-type="float" office:value="0.161335624392998" calcext:value-type="float">
            <text:p>0,1613356244</text:p>
          </table:table-cell>
          <table:table-cell table:style-name="ce4" office:value-type="float" office:value="0.127381100331169" calcext:value-type="float">
            <text:p>0,1273811003</text:p>
          </table:table-cell>
          <table:table-cell table:style-name="ce4" office:value-type="float" office:value="0.0831929671014252" calcext:value-type="float">
            <text:p>0,0831929671</text:p>
          </table:table-cell>
          <table:table-cell table:style-name="ce4" office:value-type="float" office:value="0.0837925872928657" calcext:value-type="float">
            <text:p>0,0837925873</text:p>
          </table:table-cell>
          <table:table-cell table:style-name="ce6" office:value-type="float" office:value="451.738774182742" calcext:value-type="float">
            <text:p>451,74</text:p>
          </table:table-cell>
          <table:table-cell table:style-name="ce6" table:formula="of:=[.P37]+[.S37]*271*10^-6" office:value-type="float" office:value="0.249802308134692" calcext:value-type="float">
            <text:p>0,25</text:p>
          </table:table-cell>
          <table:table-cell table:number-columns-repeated="2"/>
          <table:table-cell table:style-name="ce3" office:value-type="float" office:value="2043" calcext:value-type="float">
            <text:p>2043</text:p>
          </table:table-cell>
          <table:table-cell table:style-name="ce4" office:value-type="float" office:value="0.161284571363825" calcext:value-type="float">
            <text:p>0,1612845714</text:p>
          </table:table-cell>
          <table:table-cell table:style-name="ce4" office:value-type="float" office:value="0.0997173239094339" calcext:value-type="float">
            <text:p>0,0997173239</text:p>
          </table:table-cell>
          <table:table-cell table:style-name="ce4" office:value-type="float" office:value="0.131502296896508" calcext:value-type="float">
            <text:p>0,1315022969</text:p>
          </table:table-cell>
          <table:table-cell table:style-name="ce4" office:value-type="float" office:value="0.0965025188578324" calcext:value-type="float">
            <text:p>0,0965025189</text:p>
          </table:table-cell>
          <table:table-cell table:style-name="ce4" office:value-type="float" office:value="0.0861421526706169" calcext:value-type="float">
            <text:p>0,086142152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7]+[.AC37]*271*10^-6" office:value-type="float" office:value="0.141623493461847" calcext:value-type="float">
            <text:p>0,1416</text:p>
          </table:table-cell>
          <table:table-cell table:number-columns-repeated="2"/>
          <table:table-cell table:style-name="ce3" office:value-type="float" office:value="2043" calcext:value-type="float">
            <text:p>2043</text:p>
          </table:table-cell>
          <table:table-cell table:style-name="ce4" office:value-type="float" office:value="0.167284571363825" calcext:value-type="float">
            <text:p>0,1672845714</text:p>
          </table:table-cell>
          <table:table-cell table:style-name="ce4" office:value-type="float" office:value="0.128923367345386" calcext:value-type="float">
            <text:p>0,1289233673</text:p>
          </table:table-cell>
          <table:table-cell table:style-name="ce4" office:value-type="float" office:value="0.121381100331169" calcext:value-type="float">
            <text:p>0,1213811003</text:p>
          </table:table-cell>
          <table:table-cell table:style-name="ce4" office:value-type="float" office:value="0.0831929671014252" calcext:value-type="float">
            <text:p>0,0831929671</text:p>
          </table:table-cell>
          <table:table-cell table:style-name="ce4" office:value-type="float" office:value="0.0837925872928657" calcext:value-type="float">
            <text:p>0,0837925873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7]+[.AM37]*271*10^-6" office:value-type="float" office:value="0.148481100331169" calcext:value-type="float">
            <text:p>0,148</text:p>
          </table:table-cell>
        </table:table-row>
        <table:table-row table:style-name="ro1">
          <table:table-cell table:style-name="ce3" office:value-type="float" office:value="2044" calcext:value-type="float">
            <text:p>2044</text:p>
          </table:table-cell>
          <table:table-cell table:style-name="ce4" office:value-type="float" office:value="0.171058701648827" calcext:value-type="float">
            <text:p>0,1710587016</text:p>
          </table:table-cell>
          <table:table-cell table:style-name="ce4" office:value-type="float" office:value="0.137646520676412" calcext:value-type="float">
            <text:p>0,1376465207</text:p>
          </table:table-cell>
          <table:table-cell table:style-name="ce4" office:value-type="float" office:value="0.129824438133968" calcext:value-type="float">
            <text:p>0,1298244381</text:p>
          </table:table-cell>
          <table:table-cell table:style-name="ce4" office:value-type="float" office:value="0.08334653207596" calcext:value-type="float">
            <text:p>0,0833465321</text:p>
          </table:table-cell>
          <table:table-cell table:style-name="ce4" office:value-type="float" office:value="0.0847980983403801" calcext:value-type="float">
            <text:p>0,0847980983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8]+[.G38]*271*10^-6" office:value-type="float" office:value="0.139945634699307" calcext:value-type="float">
            <text:p>0,14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4" calcext:value-type="float">
            <text:p>2044</text:p>
          </table:table-cell>
          <table:table-cell table:style-name="ce4" office:value-type="float" office:value="0.171058701648827" calcext:value-type="float">
            <text:p>0,1710587016</text:p>
          </table:table-cell>
          <table:table-cell table:style-name="ce4" office:value-type="float" office:value="0.164281187919197" calcext:value-type="float">
            <text:p>0,1642811879</text:p>
          </table:table-cell>
          <table:table-cell table:style-name="ce4" office:value-type="float" office:value="0.129824438133968" calcext:value-type="float">
            <text:p>0,1298244381</text:p>
          </table:table-cell>
          <table:table-cell table:style-name="ce4" office:value-type="float" office:value="0.08334653207596" calcext:value-type="float">
            <text:p>0,0833465321</text:p>
          </table:table-cell>
          <table:table-cell table:style-name="ce4" office:value-type="float" office:value="0.0847980983403801" calcext:value-type="float">
            <text:p>0,0847980983</text:p>
          </table:table-cell>
          <table:table-cell table:style-name="ce6" office:value-type="float" office:value="470.43160900987" calcext:value-type="float">
            <text:p>470,43</text:p>
          </table:table-cell>
          <table:table-cell table:style-name="ce6" table:formula="of:=[.P38]+[.S38]*271*10^-6" office:value-type="float" office:value="0.257311404175643" calcext:value-type="float">
            <text:p>0,26</text:p>
          </table:table-cell>
          <table:table-cell table:number-columns-repeated="2"/>
          <table:table-cell table:style-name="ce3" office:value-type="float" office:value="2044" calcext:value-type="float">
            <text:p>2044</text:p>
          </table:table-cell>
          <table:table-cell table:style-name="ce4" office:value-type="float" office:value="0.163058701648827" calcext:value-type="float">
            <text:p>0,1630587016</text:p>
          </table:table-cell>
          <table:table-cell table:style-name="ce4" office:value-type="float" office:value="0.101840794798893" calcext:value-type="float">
            <text:p>0,1018407948</text:p>
          </table:table-cell>
          <table:table-cell table:style-name="ce4" office:value-type="float" office:value="0.131945634699307" calcext:value-type="float">
            <text:p>0,1319456347</text:p>
          </table:table-cell>
          <table:table-cell table:style-name="ce4" office:value-type="float" office:value="0.0966806517862189" calcext:value-type="float">
            <text:p>0,0966806518</text:p>
          </table:table-cell>
          <table:table-cell table:style-name="ce4" office:value-type="float" office:value="0.0872620006553349" calcext:value-type="float">
            <text:p>0,087262000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8]+[.AC38]*271*10^-6" office:value-type="float" office:value="0.142066831264646" calcext:value-type="float">
            <text:p>0,1421</text:p>
          </table:table-cell>
          <table:table-cell table:number-columns-repeated="2"/>
          <table:table-cell table:style-name="ce3" office:value-type="float" office:value="2044" calcext:value-type="float">
            <text:p>2044</text:p>
          </table:table-cell>
          <table:table-cell table:style-name="ce4" office:value-type="float" office:value="0.171058701648827" calcext:value-type="float">
            <text:p>0,1710587016</text:p>
          </table:table-cell>
          <table:table-cell table:style-name="ce4" office:value-type="float" office:value="0.13534964396509" calcext:value-type="float">
            <text:p>0,135349644</text:p>
          </table:table-cell>
          <table:table-cell table:style-name="ce4" office:value-type="float" office:value="0.121824438133968" calcext:value-type="float">
            <text:p>0,1218244381</text:p>
          </table:table-cell>
          <table:table-cell table:style-name="ce4" office:value-type="float" office:value="0.08334653207596" calcext:value-type="float">
            <text:p>0,0833465321</text:p>
          </table:table-cell>
          <table:table-cell table:style-name="ce4" office:value-type="float" office:value="0.0847980983403801" calcext:value-type="float">
            <text:p>0,0847980983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8]+[.AM38]*271*10^-6" office:value-type="float" office:value="0.148924438133968" calcext:value-type="float">
            <text:p>0,149</text:p>
          </table:table-cell>
        </table:table-row>
        <table:table-row table:style-name="ro1">
          <table:table-cell table:style-name="ce3" office:value-type="float" office:value="2045" calcext:value-type="float">
            <text:p>2045</text:p>
          </table:table-cell>
          <table:table-cell table:style-name="ce4" office:value-type="float" office:value="0.174852347366964" calcext:value-type="float">
            <text:p>0,1748523474</text:p>
          </table:table-cell>
          <table:table-cell table:style-name="ce4" office:value-type="float" office:value="0.143669881576013" calcext:value-type="float">
            <text:p>0,1436698816</text:p>
          </table:table-cell>
          <table:table-cell table:style-name="ce4" office:value-type="float" office:value="0.132269800724852" calcext:value-type="float">
            <text:p>0,1322698007</text:p>
          </table:table-cell>
          <table:table-cell table:style-name="ce4" office:value-type="float" office:value="0.0835003805143766" calcext:value-type="float">
            <text:p>0,0835003805</text:p>
          </table:table-cell>
          <table:table-cell table:style-name="ce4" office:value-type="float" office:value="0.0858156755204646" calcext:value-type="float">
            <text:p>0,0858156755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39]+[.G39]*271*10^-6" office:value-type="float" office:value="0.142390997290191" calcext:value-type="float">
            <text:p>0,14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5" calcext:value-type="float">
            <text:p>2045</text:p>
          </table:table-cell>
          <table:table-cell table:style-name="ce4" office:value-type="float" office:value="0.174852347366964" calcext:value-type="float">
            <text:p>0,1748523474</text:p>
          </table:table-cell>
          <table:table-cell table:style-name="ce4" office:value-type="float" office:value="0.166863087513438" calcext:value-type="float">
            <text:p>0,1668630875</text:p>
          </table:table-cell>
          <table:table-cell table:style-name="ce4" office:value-type="float" office:value="0.132269800724852" calcext:value-type="float">
            <text:p>0,1322698007</text:p>
          </table:table-cell>
          <table:table-cell table:style-name="ce4" office:value-type="float" office:value="0.0835003805143766" calcext:value-type="float">
            <text:p>0,0835003805</text:p>
          </table:table-cell>
          <table:table-cell table:style-name="ce4" office:value-type="float" office:value="0.0858156755204646" calcext:value-type="float">
            <text:p>0,0858156755</text:p>
          </table:table-cell>
          <table:table-cell table:style-name="ce6" office:value-type="float" office:value="489.897948556636" calcext:value-type="float">
            <text:p>489,90</text:p>
          </table:table-cell>
          <table:table-cell table:style-name="ce6" table:formula="of:=[.P39]+[.S39]*271*10^-6" office:value-type="float" office:value="0.2650321447837" calcext:value-type="float">
            <text:p>0,27</text:p>
          </table:table-cell>
          <table:table-cell table:number-columns-repeated="2"/>
          <table:table-cell table:style-name="ce3" office:value-type="float" office:value="2045" calcext:value-type="float">
            <text:p>2045</text:p>
          </table:table-cell>
          <table:table-cell table:style-name="ce4" office:value-type="float" office:value="0.164852347366964" calcext:value-type="float">
            <text:p>0,1648523474</text:p>
          </table:table-cell>
          <table:table-cell table:style-name="ce4" office:value-type="float" office:value="0.103954703940032" calcext:value-type="float">
            <text:p>0,1039547039</text:p>
          </table:table-cell>
          <table:table-cell table:style-name="ce4" office:value-type="float" office:value="0.132390997290191" calcext:value-type="float">
            <text:p>0,1323909973</text:p>
          </table:table-cell>
          <table:table-cell table:style-name="ce4" office:value-type="float" office:value="0.0968591135282007" calcext:value-type="float">
            <text:p>0,0968591135</text:p>
          </table:table-cell>
          <table:table-cell table:style-name="ce4" office:value-type="float" office:value="0.0883964066638543" calcext:value-type="float">
            <text:p>0,088396406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39]+[.AC39]*271*10^-6" office:value-type="float" office:value="0.14251219385553" calcext:value-type="float">
            <text:p>0,1425</text:p>
          </table:table-cell>
          <table:table-cell table:number-columns-repeated="2"/>
          <table:table-cell table:style-name="ce3" office:value-type="float" office:value="2045" calcext:value-type="float">
            <text:p>2045</text:p>
          </table:table-cell>
          <table:table-cell table:style-name="ce4" office:value-type="float" office:value="0.174852347366964" calcext:value-type="float">
            <text:p>0,1748523474</text:p>
          </table:table-cell>
          <table:table-cell table:style-name="ce4" office:value-type="float" office:value="0.141755817649911" calcext:value-type="float">
            <text:p>0,1417558176</text:p>
          </table:table-cell>
          <table:table-cell table:style-name="ce4" office:value-type="float" office:value="0.122269800724852" calcext:value-type="float">
            <text:p>0,1222698007</text:p>
          </table:table-cell>
          <table:table-cell table:style-name="ce4" office:value-type="float" office:value="0.0835003805143766" calcext:value-type="float">
            <text:p>0,0835003805</text:p>
          </table:table-cell>
          <table:table-cell table:style-name="ce4" office:value-type="float" office:value="0.0858156755204646" calcext:value-type="float">
            <text:p>0,0858156755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39]+[.AM39]*271*10^-6" office:value-type="float" office:value="0.149369800724852" calcext:value-type="float">
            <text:p>0,149</text:p>
          </table:table-cell>
        </table:table-row>
        <table:table-row table:style-name="ro1">
          <table:table-cell table:style-name="ce3" office:value-type="float" office:value="2046" calcext:value-type="float">
            <text:p>2046</text:p>
          </table:table-cell>
          <table:table-cell table:style-name="ce4" office:value-type="float" office:value="0.178665723188001" calcext:value-type="float">
            <text:p>0,1786657232</text:p>
          </table:table-cell>
          <table:table-cell table:style-name="ce4" office:value-type="float" office:value="0.149672993831651" calcext:value-type="float">
            <text:p>0,1496729938</text:p>
          </table:table-cell>
          <table:table-cell table:style-name="ce4" office:value-type="float" office:value="0.134717197351323" calcext:value-type="float">
            <text:p>0,1347171974</text:p>
          </table:table-cell>
          <table:table-cell table:style-name="ce4" office:value-type="float" office:value="0.0836545129399181" calcext:value-type="float">
            <text:p>0,0836545129</text:p>
          </table:table-cell>
          <table:table-cell table:style-name="ce4" office:value-type="float" office:value="0.0868454636267102" calcext:value-type="float">
            <text:p>0,086845463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40]+[.G40]*271*10^-6" office:value-type="float" office:value="0.144838393916662" calcext:value-type="float">
            <text:p>0,14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6" calcext:value-type="float">
            <text:p>2046</text:p>
          </table:table-cell>
          <table:table-cell table:style-name="ce4" office:value-type="float" office:value="0.178665723188001" calcext:value-type="float">
            <text:p>0,1786657232</text:p>
          </table:table-cell>
          <table:table-cell table:style-name="ce4" office:value-type="float" office:value="0.169058704501033" calcext:value-type="float">
            <text:p>0,1690587045</text:p>
          </table:table-cell>
          <table:table-cell table:style-name="ce4" office:value-type="float" office:value="0.134717197351323" calcext:value-type="float">
            <text:p>0,1347171974</text:p>
          </table:table-cell>
          <table:table-cell table:style-name="ce4" office:value-type="float" office:value="0.0836545129399181" calcext:value-type="float">
            <text:p>0,0836545129</text:p>
          </table:table-cell>
          <table:table-cell table:style-name="ce4" office:value-type="float" office:value="0.0868454636267102" calcext:value-type="float">
            <text:p>0,0868454636</text:p>
          </table:table-cell>
          <table:table-cell table:style-name="ce6" office:value-type="float" office:value="510.169800250316" calcext:value-type="float">
            <text:p>510,17</text:p>
          </table:table-cell>
          <table:table-cell table:style-name="ce6" table:formula="of:=[.P40]+[.S40]*271*10^-6" office:value-type="float" office:value="0.272973213219159" calcext:value-type="float">
            <text:p>0,27</text:p>
          </table:table-cell>
          <table:table-cell table:number-columns-repeated="2"/>
          <table:table-cell table:style-name="ce3" office:value-type="float" office:value="2046" calcext:value-type="float">
            <text:p>2046</text:p>
          </table:table-cell>
          <table:table-cell table:style-name="ce4" office:value-type="float" office:value="0.166665723188001" calcext:value-type="float">
            <text:p>0,1666657232</text:p>
          </table:table-cell>
          <table:table-cell table:style-name="ce4" office:value-type="float" office:value="0.106058981494953" calcext:value-type="float">
            <text:p>0,1060589815</text:p>
          </table:table-cell>
          <table:table-cell table:style-name="ce4" office:value-type="float" office:value="0.132838393916662" calcext:value-type="float">
            <text:p>0,1328383939</text:p>
          </table:table-cell>
          <table:table-cell table:style-name="ce4" office:value-type="float" office:value="0.0970379046907311" calcext:value-type="float">
            <text:p>0,0970379047</text:p>
          </table:table-cell>
          <table:table-cell table:style-name="ce4" office:value-type="float" office:value="0.0895455599504844" calcext:value-type="float">
            <text:p>0,0895455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40]+[.AC40]*271*10^-6" office:value-type="float" office:value="0.142959590482001" calcext:value-type="float">
            <text:p>0,1430</text:p>
          </table:table-cell>
          <table:table-cell table:number-columns-repeated="2"/>
          <table:table-cell table:style-name="ce3" office:value-type="float" office:value="2046" calcext:value-type="float">
            <text:p>2046</text:p>
          </table:table-cell>
          <table:table-cell table:style-name="ce4" office:value-type="float" office:value="0.178665723188001" calcext:value-type="float">
            <text:p>0,1786657232</text:p>
          </table:table-cell>
          <table:table-cell table:style-name="ce4" office:value-type="float" office:value="0.14814174269077" calcext:value-type="float">
            <text:p>0,1481417427</text:p>
          </table:table-cell>
          <table:table-cell table:style-name="ce4" office:value-type="float" office:value="0.122717197351323" calcext:value-type="float">
            <text:p>0,1227171974</text:p>
          </table:table-cell>
          <table:table-cell table:style-name="ce4" office:value-type="float" office:value="0.0836545129399181" calcext:value-type="float">
            <text:p>0,0836545129</text:p>
          </table:table-cell>
          <table:table-cell table:style-name="ce4" office:value-type="float" office:value="0.0868454636267102" calcext:value-type="float">
            <text:p>0,0868454636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40]+[.AM40]*271*10^-6" office:value-type="float" office:value="0.149817197351323" calcext:value-type="float">
            <text:p>0,150</text:p>
          </table:table-cell>
        </table:table-row>
        <table:table-row table:style-name="ro1">
          <table:table-cell table:style-name="ce3" office:value-type="float" office:value="2047" calcext:value-type="float">
            <text:p>2047</text:p>
          </table:table-cell>
          <table:table-cell table:style-name="ce4" office:value-type="float" office:value="0.182499046143069" calcext:value-type="float">
            <text:p>0,1824990461</text:p>
          </table:table-cell>
          <table:table-cell table:style-name="ce4" office:value-type="float" office:value="0.15565571053463" calcext:value-type="float">
            <text:p>0,1556557105</text:p>
          </table:table-cell>
          <table:table-cell table:style-name="ce4" office:value-type="float" office:value="0.137166637303116" calcext:value-type="float">
            <text:p>0,1371666373</text:p>
          </table:table-cell>
          <table:table-cell table:style-name="ce4" office:value-type="float" office:value="0.0838089298767929" calcext:value-type="float">
            <text:p>0,0838089299</text:p>
          </table:table-cell>
          <table:table-cell table:style-name="ce4" office:value-type="float" office:value="0.0878876091902307" calcext:value-type="float">
            <text:p>0,0878876092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41]+[.G41]*271*10^-6" office:value-type="float" office:value="0.147287833868455" calcext:value-type="float">
            <text:p>0,15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7" calcext:value-type="float">
            <text:p>2047</text:p>
          </table:table-cell>
          <table:table-cell table:style-name="ce4" office:value-type="float" office:value="0.182499046143069" calcext:value-type="float">
            <text:p>0,1824990461</text:p>
          </table:table-cell>
          <table:table-cell table:style-name="ce4" office:value-type="float" office:value="0.170844147430272" calcext:value-type="float">
            <text:p>0,1708441474</text:p>
          </table:table-cell>
          <table:table-cell table:style-name="ce4" office:value-type="float" office:value="0.137166637303116" calcext:value-type="float">
            <text:p>0,1371666373</text:p>
          </table:table-cell>
          <table:table-cell table:style-name="ce4" office:value-type="float" office:value="0.0838089298767929" calcext:value-type="float">
            <text:p>0,0838089299</text:p>
          </table:table-cell>
          <table:table-cell table:style-name="ce4" office:value-type="float" office:value="0.0878876091902307" calcext:value-type="float">
            <text:p>0,0878876092</text:p>
          </table:table-cell>
          <table:table-cell table:style-name="ce6" office:value-type="float" office:value="531.280495977334" calcext:value-type="float">
            <text:p>531,28</text:p>
          </table:table-cell>
          <table:table-cell table:style-name="ce6" table:formula="of:=[.P41]+[.S41]*271*10^-6" office:value-type="float" office:value="0.281143651712974" calcext:value-type="float">
            <text:p>0,28</text:p>
          </table:table-cell>
          <table:table-cell table:number-columns-repeated="2"/>
          <table:table-cell table:style-name="ce3" office:value-type="float" office:value="2047" calcext:value-type="float">
            <text:p>2047</text:p>
          </table:table-cell>
          <table:table-cell table:style-name="ce4" office:value-type="float" office:value="0.168499046143069" calcext:value-type="float">
            <text:p>0,1684990461</text:p>
          </table:table-cell>
          <table:table-cell table:style-name="ce4" office:value-type="float" office:value="0.108153557049416" calcext:value-type="float">
            <text:p>0,108153557</text:p>
          </table:table-cell>
          <table:table-cell table:style-name="ce4" office:value-type="float" office:value="0.133287833868455" calcext:value-type="float">
            <text:p>0,1332878339</text:p>
          </table:table-cell>
          <table:table-cell table:style-name="ce4" office:value-type="float" office:value="0.0972170258818838" calcext:value-type="float">
            <text:p>0,0972170259</text:p>
          </table:table-cell>
          <table:table-cell table:style-name="ce4" office:value-type="float" office:value="0.0907096522298407" calcext:value-type="float">
            <text:p>0,0907096522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41]+[.AC41]*271*10^-6" office:value-type="float" office:value="0.143409030433794" calcext:value-type="float">
            <text:p>0,1434</text:p>
          </table:table-cell>
          <table:table-cell table:number-columns-repeated="2"/>
          <table:table-cell table:style-name="ce3" office:value-type="float" office:value="2047" calcext:value-type="float">
            <text:p>2047</text:p>
          </table:table-cell>
          <table:table-cell table:style-name="ce4" office:value-type="float" office:value="0.182499046143069" calcext:value-type="float">
            <text:p>0,1824990461</text:p>
          </table:table-cell>
          <table:table-cell table:style-name="ce4" office:value-type="float" office:value="0.154507272178969" calcext:value-type="float">
            <text:p>0,1545072722</text:p>
          </table:table-cell>
          <table:table-cell table:style-name="ce4" office:value-type="float" office:value="0.123166637303116" calcext:value-type="float">
            <text:p>0,1231666373</text:p>
          </table:table-cell>
          <table:table-cell table:style-name="ce4" office:value-type="float" office:value="0.0838089298767929" calcext:value-type="float">
            <text:p>0,0838089299</text:p>
          </table:table-cell>
          <table:table-cell table:style-name="ce4" office:value-type="float" office:value="0.0878876091902307" calcext:value-type="float">
            <text:p>0,0878876092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41]+[.AM41]*271*10^-6" office:value-type="float" office:value="0.150266637303116" calcext:value-type="float">
            <text:p>0,150</text:p>
          </table:table-cell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4" office:value-type="float" office:value="0.186352535650642" calcext:value-type="float">
            <text:p>0,1863525357</text:p>
          </table:table-cell>
          <table:table-cell table:style-name="ce4" office:value-type="float" office:value="0.161617883564946" calcext:value-type="float">
            <text:p>0,1616178836</text:p>
          </table:table-cell>
          <table:table-cell table:style-name="ce4" office:value-type="float" office:value="0.139618129912394" calcext:value-type="float">
            <text:p>0,1396181299</text:p>
          </table:table-cell>
          <table:table-cell table:style-name="ce4" office:value-type="float" office:value="0.0839636318501776" calcext:value-type="float">
            <text:p>0,0839636319</text:p>
          </table:table-cell>
          <table:table-cell table:style-name="ce4" office:value-type="float" office:value="0.0889422605005135" calcext:value-type="float">
            <text:p>0,0889422605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42]+[.G42]*271*10^-6" office:value-type="float" office:value="0.149739326477733" calcext:value-type="float">
            <text:p>0,15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8" calcext:value-type="float">
            <text:p>2048</text:p>
          </table:table-cell>
          <table:table-cell table:style-name="ce4" office:value-type="float" office:value="0.186352535650642" calcext:value-type="float">
            <text:p>0,1863525357</text:p>
          </table:table-cell>
          <table:table-cell table:style-name="ce4" office:value-type="float" office:value="0.17219418530573" calcext:value-type="float">
            <text:p>0,1721941853</text:p>
          </table:table-cell>
          <table:table-cell table:style-name="ce4" office:value-type="float" office:value="0.139618129912394" calcext:value-type="float">
            <text:p>0,1396181299</text:p>
          </table:table-cell>
          <table:table-cell table:style-name="ce4" office:value-type="float" office:value="0.0839636318501776" calcext:value-type="float">
            <text:p>0,0839636319</text:p>
          </table:table-cell>
          <table:table-cell table:style-name="ce4" office:value-type="float" office:value="0.0889422605005135" calcext:value-type="float">
            <text:p>0,0889422605</text:p>
          </table:table-cell>
          <table:table-cell table:style-name="ce6" office:value-type="float" office:value="553.264746889037" calcext:value-type="float">
            <text:p>553,26</text:p>
          </table:table-cell>
          <table:table-cell table:style-name="ce6" table:formula="of:=[.P42]+[.S42]*271*10^-6" office:value-type="float" office:value="0.289552876319323" calcext:value-type="float">
            <text:p>0,29</text:p>
          </table:table-cell>
          <table:table-cell table:number-columns-repeated="2"/>
          <table:table-cell table:style-name="ce3" office:value-type="float" office:value="2048" calcext:value-type="float">
            <text:p>2048</text:p>
          </table:table-cell>
          <table:table-cell table:style-name="ce4" office:value-type="float" office:value="0.170352535650642" calcext:value-type="float">
            <text:p>0,1703525357</text:p>
          </table:table-cell>
          <table:table-cell table:style-name="ce4" office:value-type="float" office:value="0.1102383596072" calcext:value-type="float">
            <text:p>0,1102383596</text:p>
          </table:table-cell>
          <table:table-cell table:style-name="ce4" office:value-type="float" office:value="0.133739326477733" calcext:value-type="float">
            <text:p>0,1337393265</text:p>
          </table:table-cell>
          <table:table-cell table:style-name="ce4" office:value-type="float" office:value="0.097396477710855" calcext:value-type="float">
            <text:p>0,0973964777</text:p>
          </table:table-cell>
          <table:table-cell table:style-name="ce4" office:value-type="float" office:value="0.0918888777088286" calcext:value-type="float">
            <text:p>0,091888877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42]+[.AC42]*271*10^-6" office:value-type="float" office:value="0.143860523043072" calcext:value-type="float">
            <text:p>0,1439</text:p>
          </table:table-cell>
          <table:table-cell table:number-columns-repeated="2"/>
          <table:table-cell table:style-name="ce3" office:value-type="float" office:value="2048" calcext:value-type="float">
            <text:p>2048</text:p>
          </table:table-cell>
          <table:table-cell table:style-name="ce4" office:value-type="float" office:value="0.186352535650642" calcext:value-type="float">
            <text:p>0,1863525357</text:p>
          </table:table-cell>
          <table:table-cell table:style-name="ce4" office:value-type="float" office:value="0.160852257994505" calcext:value-type="float">
            <text:p>0,160852258</text:p>
          </table:table-cell>
          <table:table-cell table:style-name="ce4" office:value-type="float" office:value="0.123618129912394" calcext:value-type="float">
            <text:p>0,1236181299</text:p>
          </table:table-cell>
          <table:table-cell table:style-name="ce4" office:value-type="float" office:value="0.0839636318501776" calcext:value-type="float">
            <text:p>0,0839636319</text:p>
          </table:table-cell>
          <table:table-cell table:style-name="ce4" office:value-type="float" office:value="0.0889422605005135" calcext:value-type="float">
            <text:p>0,0889422605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42]+[.AM42]*271*10^-6" office:value-type="float" office:value="0.150718129912394" calcext:value-type="float">
            <text:p>0,151</text:p>
          </table:table-cell>
        </table:table-row>
        <table:table-row table:style-name="ro1">
          <table:table-cell table:style-name="ce3" office:value-type="float" office:value="2049" calcext:value-type="float">
            <text:p>2049</text:p>
          </table:table-cell>
          <table:table-cell table:style-name="ce4" office:value-type="float" office:value="0.190226413542799" calcext:value-type="float">
            <text:p>0,1902264135</text:p>
          </table:table-cell>
          <table:table-cell table:style-name="ce4" office:value-type="float" office:value="0.167559363579468" calcext:value-type="float">
            <text:p>0,1675593636</text:p>
          </table:table-cell>
          <table:table-cell table:style-name="ce4" office:value-type="float" office:value="0.142071684553943" calcext:value-type="float">
            <text:p>0,1420716846</text:p>
          </table:table-cell>
          <table:table-cell table:style-name="ce4" office:value-type="float" office:value="0.0841186193862177" calcext:value-type="float">
            <text:p>0,0841186194</text:p>
          </table:table-cell>
          <table:table-cell table:style-name="ce4" office:value-type="float" office:value="0.0900095676265197" calcext:value-type="float">
            <text:p>0,0900095676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43]+[.G43]*271*10^-6" office:value-type="float" office:value="0.152192881119282" calcext:value-type="float">
            <text:p>0,15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49" calcext:value-type="float">
            <text:p>2049</text:p>
          </table:table-cell>
          <table:table-cell table:style-name="ce4" office:value-type="float" office:value="0.190226413542799" calcext:value-type="float">
            <text:p>0,1902264135</text:p>
          </table:table-cell>
          <table:table-cell table:style-name="ce4" office:value-type="float" office:value="0.173082177474119" calcext:value-type="float">
            <text:p>0,1730821775</text:p>
          </table:table-cell>
          <table:table-cell table:style-name="ce4" office:value-type="float" office:value="0.142071684553943" calcext:value-type="float">
            <text:p>0,1420716846</text:p>
          </table:table-cell>
          <table:table-cell table:style-name="ce4" office:value-type="float" office:value="0.0841186193862177" calcext:value-type="float">
            <text:p>0,0841186194</text:p>
          </table:table-cell>
          <table:table-cell table:style-name="ce4" office:value-type="float" office:value="0.0900095676265197" calcext:value-type="float">
            <text:p>0,0900095676</text:p>
          </table:table-cell>
          <table:table-cell table:style-name="ce6" office:value-type="float" office:value="576.158700475331" calcext:value-type="float">
            <text:p>576,16</text:p>
          </table:table-cell>
          <table:table-cell table:style-name="ce6" table:formula="of:=[.P43]+[.S43]*271*10^-6" office:value-type="float" office:value="0.298210692382758" calcext:value-type="float">
            <text:p>0,30</text:p>
          </table:table-cell>
          <table:table-cell table:number-columns-repeated="2"/>
          <table:table-cell table:style-name="ce3" office:value-type="float" office:value="2049" calcext:value-type="float">
            <text:p>2049</text:p>
          </table:table-cell>
          <table:table-cell table:style-name="ce4" office:value-type="float" office:value="0.172226413542799" calcext:value-type="float">
            <text:p>0,1722264135</text:p>
          </table:table-cell>
          <table:table-cell table:style-name="ce4" office:value-type="float" office:value="0.112313317584412" calcext:value-type="float">
            <text:p>0,1123133176</text:p>
          </table:table-cell>
          <table:table-cell table:style-name="ce4" office:value-type="float" office:value="0.134192881119282" calcext:value-type="float">
            <text:p>0,1341928811</text:p>
          </table:table-cell>
          <table:table-cell table:style-name="ce4" office:value-type="float" office:value="0.0975762607879655" calcext:value-type="float">
            <text:p>0,0975762608</text:p>
          </table:table-cell>
          <table:table-cell table:style-name="ce4" office:value-type="float" office:value="0.0930834331190433" calcext:value-type="float">
            <text:p>0,0930834331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43]+[.AC43]*271*10^-6" office:value-type="float" office:value="0.144314077684621" calcext:value-type="float">
            <text:p>0,1443</text:p>
          </table:table-cell>
          <table:table-cell table:number-columns-repeated="2"/>
          <table:table-cell table:style-name="ce3" office:value-type="float" office:value="2049" calcext:value-type="float">
            <text:p>2049</text:p>
          </table:table-cell>
          <table:table-cell table:style-name="ce4" office:value-type="float" office:value="0.190226413542799" calcext:value-type="float">
            <text:p>0,1902264135</text:p>
          </table:table-cell>
          <table:table-cell table:style-name="ce4" office:value-type="float" office:value="0.167176550794247" calcext:value-type="float">
            <text:p>0,1671765508</text:p>
          </table:table-cell>
          <table:table-cell table:style-name="ce4" office:value-type="float" office:value="0.124071684553943" calcext:value-type="float">
            <text:p>0,1240716846</text:p>
          </table:table-cell>
          <table:table-cell table:style-name="ce4" office:value-type="float" office:value="0.0841186193862177" calcext:value-type="float">
            <text:p>0,0841186194</text:p>
          </table:table-cell>
          <table:table-cell table:style-name="ce4" office:value-type="float" office:value="0.0900095676265197" calcext:value-type="float">
            <text:p>0,0900095676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43]+[.AM43]*271*10^-6" office:value-type="float" office:value="0.151171684553943" calcext:value-type="float">
            <text:p>0,151</text:p>
          </table:table-cell>
        </table:table-row>
        <table:table-row table:style-name="ro1">
          <table:table-cell table:style-name="ce3" office:value-type="float" office:value="2050" calcext:value-type="float">
            <text:p>2050</text:p>
          </table:table-cell>
          <table:table-cell table:style-name="ce4" office:value-type="float" office:value="0.19412090409177" calcext:value-type="float">
            <text:p>0,1941209041</text:p>
          </table:table-cell>
          <table:table-cell table:style-name="ce4" office:value-type="float" office:value="0.17422" calcext:value-type="float">
            <text:p>0,17422</text:p>
          </table:table-cell>
          <table:table-cell table:style-name="ce4" office:value-type="float" office:value="0.144527310645362" calcext:value-type="float">
            <text:p>0,1445273106</text:p>
          </table:table-cell>
          <table:table-cell table:style-name="ce4" office:value-type="float" office:value="0.0842738930120302" calcext:value-type="float">
            <text:p>0,084273893</text:p>
          </table:table-cell>
          <table:table-cell table:style-name="ce4" office:value-type="float" office:value="0.0910896824380379" calcext:value-type="float">
            <text:p>0,0910896824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6" table:formula="of:=[.D44]+[.G44]*271*10^-6" office:value-type="float" office:value="0.154648507210701" calcext:value-type="float">
            <text:p>0,15</text:p>
          </table:table-cell>
          <table:table-cell table:style-name="ce6" table:number-columns-repeated="2"/>
          <table:table-cell table:number-columns-repeated="2"/>
          <table:table-cell table:style-name="ce3" office:value-type="float" office:value="2050" calcext:value-type="float">
            <text:p>2050</text:p>
          </table:table-cell>
          <table:table-cell table:style-name="ce4" office:value-type="float" office:value="0.19412090409177" calcext:value-type="float">
            <text:p>0,1941209041</text:p>
          </table:table-cell>
          <table:table-cell table:style-name="ce4" office:value-type="float" office:value="0.17422" calcext:value-type="float">
            <text:p>0,17422</text:p>
          </table:table-cell>
          <table:table-cell table:style-name="ce4" office:value-type="float" office:value="0.144527310645362" calcext:value-type="float">
            <text:p>0,1445273106</text:p>
          </table:table-cell>
          <table:table-cell table:style-name="ce4" office:value-type="float" office:value="0.0842738930120302" calcext:value-type="float">
            <text:p>0,084273893</text:p>
          </table:table-cell>
          <table:table-cell table:style-name="ce4" office:value-type="float" office:value="0.0910896824380379" calcext:value-type="float">
            <text:p>0,0910896824</text:p>
          </table:table-cell>
          <table:table-cell table:style-name="ce6" office:value-type="float" office:value="600" calcext:value-type="float">
            <text:p>600,00</text:p>
          </table:table-cell>
          <table:table-cell table:style-name="ce6" table:formula="of:=[.P44]+[.S44]*271*10^-6" office:value-type="float" office:value="0.307127310645362" calcext:value-type="float">
            <text:p>0,31</text:p>
          </table:table-cell>
          <table:table-cell table:number-columns-repeated="2"/>
          <table:table-cell table:style-name="ce3" office:value-type="float" office:value="2050" calcext:value-type="float">
            <text:p>2050</text:p>
          </table:table-cell>
          <table:table-cell table:style-name="ce4" office:value-type="float" office:value="0.17412090409177" calcext:value-type="float">
            <text:p>0,1741209041</text:p>
          </table:table-cell>
          <table:table-cell table:style-name="ce4" office:value-type="float" office:value="0.114748358803725" calcext:value-type="float">
            <text:p>0,1147483588</text:p>
          </table:table-cell>
          <table:table-cell table:style-name="ce4" office:value-type="float" office:value="0.134648507210701" calcext:value-type="float">
            <text:p>0,1346485072</text:p>
          </table:table-cell>
          <table:table-cell table:style-name="ce4" office:value-type="float" office:value="0.0977563757246623" calcext:value-type="float">
            <text:p>0,0977563757</text:p>
          </table:table-cell>
          <table:table-cell table:style-name="ce4" office:value-type="float" office:value="0.0942935177495909" calcext:value-type="float">
            <text:p>0,0942935177</text:p>
          </table:table-cell>
          <table:table-cell table:style-name="ce6" office:value-type="float" office:value="37.3475888019893" calcext:value-type="float">
            <text:p>37,35</text:p>
          </table:table-cell>
          <table:table-cell table:style-name="ce7" table:formula="of:=[.Z44]+[.AC44]*271*10^-6" office:value-type="float" office:value="0.14476970377604" calcext:value-type="float">
            <text:p>0,1448</text:p>
          </table:table-cell>
          <table:table-cell table:number-columns-repeated="2"/>
          <table:table-cell table:style-name="ce3" office:value-type="float" office:value="2050" calcext:value-type="float">
            <text:p>2050</text:p>
          </table:table-cell>
          <table:table-cell table:style-name="ce4" office:value-type="float" office:value="0.19412090409177" calcext:value-type="float">
            <text:p>0,1941209041</text:p>
          </table:table-cell>
          <table:table-cell table:style-name="ce4" office:value-type="float" office:value="0.17422" calcext:value-type="float">
            <text:p>0,17422</text:p>
          </table:table-cell>
          <table:table-cell table:style-name="ce4" office:value-type="float" office:value="0.124527310645362" calcext:value-type="float">
            <text:p>0,1245273106</text:p>
          </table:table-cell>
          <table:table-cell table:style-name="ce4" office:value-type="float" office:value="0.0842738930120302" calcext:value-type="float">
            <text:p>0,084273893</text:p>
          </table:table-cell>
          <table:table-cell table:style-name="ce4" office:value-type="float" office:value="0.0910896824380379" calcext:value-type="float">
            <text:p>0,0910896824</text:p>
          </table:table-cell>
          <table:table-cell table:style-name="ce6" office:value-type="float" office:value="100" calcext:value-type="float">
            <text:p>100,00</text:p>
          </table:table-cell>
          <table:table-cell table:style-name="ce8" table:formula="of:=[.AJ44]+[.AM44]*271*10^-6" office:value-type="float" office:value="0.151627310645362" calcext:value-type="float">
            <text:p>0,152</text:p>
          </table:table-cell>
        </table:table-row>
        <table:table-row table:style-name="ro1">
          <table:table-cell table:number-columns-repeated="23"/>
          <table:table-cell table:style-name="ce4" table:number-columns-repeated="5"/>
          <table:table-cell table:number-columns-repeated="12"/>
        </table:table-row>
        <table:table-row table:style-name="ro1" table:number-rows-repeated="7">
          <table:table-cell table:number-columns-repeated="13"/>
          <table:table-cell table:style-name="ce7" table:number-columns-repeated="5"/>
          <table:table-cell table:number-columns-repeated="5"/>
          <table:table-cell table:style-name="ce4" table:number-columns-repeated="5"/>
          <table:table-cell table:number-columns-repeated="12"/>
        </table:table-row>
        <table:table-row table:style-name="ro1" table:number-rows-repeated="2">
          <table:table-cell table:number-columns-repeated="23"/>
          <table:table-cell table:style-name="ce4" table:number-columns-repeated="5"/>
          <table:table-cell table:number-columns-repeated="12"/>
        </table:table-row>
        <table:table-row table:style-name="ro1" table:number-rows-repeated="1048521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4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8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3" number:min-integer-digits="1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percentage-style style:name="N123">
      <number:number number:decimal-places="14" number:min-integer-digits="1"/>
      <number:text>%</number:text>
    </number:percentage-style>
    <number:percentage-style style:name="N124">
      <number:number number:decimal-places="13" number:min-integer-digits="1"/>
      <number:text>%</number:text>
    </number:percentage-style>
    <number:percentage-style style:name="N125">
      <number:number number:decimal-places="12" number:min-integer-digits="1"/>
      <number:text>%</number:text>
    </number:percentage-style>
    <number:percentage-style style:name="N126">
      <number:number number:decimal-places="11" number:min-integer-digits="1"/>
      <number:text>%</number:text>
    </number:percentage-style>
    <number:percentage-style style:name="N127">
      <number:number number:decimal-places="10" number:min-integer-digits="1"/>
      <number:text>%</number:text>
    </number:percentage-style>
    <number:percentage-style style:name="N128">
      <number:number number:decimal-places="9" number:min-integer-digits="1"/>
      <number:text>%</number:text>
    </number:percentage-style>
    <number:percentage-style style:name="N129">
      <number:number number:decimal-places="8" number:min-integer-digits="1"/>
      <number:text>%</number:text>
    </number:percentage-style>
    <number:percentage-style style:name="N130">
      <number:number number:decimal-places="7" number:min-integer-digits="1"/>
      <number:text>%</number:text>
    </number:percentage-style>
    <number:percentage-style style:name="N131">
      <number:number number:decimal-places="6" number:min-integer-digits="1"/>
      <number:text>%</number:text>
    </number:percentage-style>
    <number:percentage-style style:name="N132">
      <number:number number:decimal-places="5" number:min-integer-digits="1"/>
      <number:text>%</number:text>
    </number:percentage-style>
    <number:percentage-style style:name="N133">
      <number:number number:decimal-places="4" number:min-integer-digits="1"/>
      <number:text>%</number:text>
    </number:percentage-style>
    <number:percentage-style style:name="N134">
      <number:number number:decimal-places="3" number:min-integer-digits="1"/>
      <number:text>%</number:text>
    </number:percentage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8" number:min-integer-digits="1"/>
    </number:number-style>
    <number:number-style style:name="N141">
      <number:number number:decimal-places="1" number:min-integer-digits="1"/>
    </number:number-style>
    <number:number-style style:name="N14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urcentage_20_3" style:display-name="Pourcentage 3" style:family="table-cell" style:parent-style-name="Default" style:data-style-name="N10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2" style:display-name="Titre 2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_5b_0_5d_" style:display-name="Comma [0]" style:family="table-cell" style:parent-style-name="Default" style:data-style-name="N14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urrency_20__5b_0_5d_" style:display-name="Currency [0]" style:family="table-cell" style:parent-style-name="Default" style:data-style-name="N14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ergies" style:display-name="PageStyle_Energ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rgies_20_1" style:display-name="PageStyle_Energi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rgies_20_2" style:display-name="PageStyle_Energie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ergies_20_3" style:display-name="PageStyle_Energie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x_5f_usager_5f_AMS" style:display-name="PageStyle_prix_usager_AM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x_5f_usager_5f_AMS_20_1" style:display-name="PageStyle_prix_usager_AMS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nergies_20_4" style:display-name="PageStyle_Energie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ergies_20_5" style:display-name="PageStyle_Energies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0:20:08.796000000</meta:creation-date>
    <dc:date>2019-01-28T18:24:26.249000000</dc:date>
    <meta:editing-duration>P1DT7H6M8S</meta:editing-duration>
    <meta:editing-cycles>2</meta:editing-cycles>
    <meta:generator>LibreOffice/4.3.7.2$Windows_x86 LibreOffice_project/8a35821d8636a03b8bf4e15b48f59794652c68ba</meta:generator>
    <meta:document-statistic meta:table-count="1" meta:cell-count="13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17cm" svg:height="12.004cm" xlink:href=".." xlink:type="simple" chart:class="chart:line" chart:style-name="ch1">
        <chart:legend chart:legend-position="end" svg:x="20.431cm" svg:y="4.707cm" style:legend-expansion="high" chart:style-name="ch2"/>
        <chart:plot-area chart:style-name="ch3" table:cell-range-address="Feuille1.A2:Feuille1.C44 Feuille1.E2:Feuille1.F44 Feuille1.H2:Feuille1.H44" chart:data-source-has-labels="both" svg:x="0.498cm" svg:y="0.24cm" svg:width="19.435cm" svg:height="11.524cm">
          <chartooo:coordinate-region svg:x="1.41cm" svg:y="0.439cm" svg:width="18.151cm" svg:height="10.28cm"/>
          <chart:axis chart:dimension="x" chart:name="primary-x" chart:style-name="ch4" chartooo:axis-type="auto">
            <chartooo:date-scale/>
            <chart:categories table:cell-range-address="Feuille1.A3:Feuille1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44" chart:label-cell-address="Feuille1.B2:Feuille1.B2" chart:class="chart:line">
            <chart:data-point chart:repeated="42"/>
          </chart:series>
          <chart:series chart:style-name="ch7" chart:values-cell-range-address="Feuille1.C3:Feuille1.C44" chart:label-cell-address="Feuille1.C2:Feuille1.C2" chart:class="chart:line">
            <chart:data-point chart:repeated="42"/>
          </chart:series>
          <chart:series chart:style-name="ch8" chart:values-cell-range-address="Feuille1.E3:Feuille1.E44" chart:label-cell-address="Feuille1.E2:Feuille1.E2" chart:class="chart:line">
            <chart:data-point chart:repeated="42"/>
          </chart:series>
          <chart:series chart:style-name="ch9" chart:values-cell-range-address="Feuille1.F3:Feuille1.F44" chart:label-cell-address="Feuille1.F2:Feuille1.F2" chart:class="chart:line">
            <chart:data-point chart:repeated="42"/>
          </chart:series>
          <chart:series chart:style-name="ch10" chart:values-cell-range-address="Feuille1.H3:Feuille1.H44" chart:label-cell-address="Feuille1.H2:Feuille1.H2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ricité AMS noTC </text:p>
                <draw:g>
                  <svg:desc>Feuille1.B2:Feuille1.B2</svg:desc>
                </draw:g>
              </table:table-cell>
              <table:table-cell office:value-type="string">
                <text:p>GazAMS noTC </text:p>
                <draw:g>
                  <svg:desc>Feuille1.C2:Feuille1.C2</svg:desc>
                </draw:g>
              </table:table-cell>
              <table:table-cell office:value-type="string">
                <text:p>UrbainAMS noTC </text:p>
                <draw:g>
                  <svg:desc>Feuille1.E2:Feuille1.E2</svg:desc>
                </draw:g>
              </table:table-cell>
              <table:table-cell office:value-type="string">
                <text:p>AutresAMS noTC </text:p>
                <draw:g>
                  <svg:desc>Feuille1.F2:Feuille1.F2</svg:desc>
                </draw:g>
              </table:table-cell>
              <table:table-cell office:value-type="string">
                <text:p>Fioul avecTCAMS noTC </text:p>
                <draw:g>
                  <svg:desc>Feuille1.H2:Feuille1.H2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10</text:p>
                <draw:g>
                  <svg:desc>Feuille1.A3:Feuille1.A44</svg:desc>
                </draw:g>
              </table:table-cell>
              <table:table-cell office:value-type="float" office:value="0.09407">
                <text:p>0.09407</text:p>
                <draw:g>
                  <svg:desc>Feuille1.B3:Feuille1.B44</svg:desc>
                </draw:g>
              </table:table-cell>
              <table:table-cell office:value-type="float" office:value="0.0330053">
                <text:p>0.0330053</text:p>
                <draw:g>
                  <svg:desc>Feuille1.C3:Feuille1.C44</svg:desc>
                </draw:g>
              </table:table-cell>
              <table:table-cell office:value-type="float" office:value="0.0614">
                <text:p>0.0614</text:p>
                <draw:g>
                  <svg:desc>Feuille1.E3:Feuille1.E44</svg:desc>
                </draw:g>
              </table:table-cell>
              <table:table-cell office:value-type="float" office:value="0.0452631578947368">
                <text:p>0.0452631578947368</text:p>
                <draw:g>
                  <svg:desc>Feuille1.F3:Feuille1.F44</svg:desc>
                </draw:g>
              </table:table-cell>
              <table:table-cell office:value-type="float" office:value="0.0617856337491149">
                <text:p>0.0617856337491149</text:p>
                <draw:g>
                  <svg:desc>Feuille1.H3:Feuille1.H44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9847">
                <text:p>0.09847</text:p>
              </table:table-cell>
              <table:table-cell office:value-type="float" office:value="0.0386719666666667">
                <text:p>0.0386719666666667</text:p>
              </table:table-cell>
              <table:table-cell office:value-type="float" office:value="0.0591">
                <text:p>0.0591</text:p>
              </table:table-cell>
              <table:table-cell office:value-type="float" office:value="0.0509473684210526">
                <text:p>0.0509473684210526</text:p>
              </table:table-cell>
              <table:table-cell office:value-type="float" office:value="0.0763929293534506">
                <text:p>0.076392929353450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102122">
                <text:p>0.102122</text:p>
              </table:table-cell>
              <table:table-cell office:value-type="float" office:value="0.0443386333333333">
                <text:p>0.0443386333333333</text:p>
              </table:table-cell>
              <table:table-cell office:value-type="float" office:value="0.0682">
                <text:p>0.0682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946635726346751">
                <text:p>0.094663572634675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105774">
                <text:p>0.105774</text:p>
              </table:table-cell>
              <table:table-cell office:value-type="float" office:value="0.0500053">
                <text:p>0.0500053</text:p>
              </table:table-cell>
              <table:table-cell office:value-type="float" office:value="0.0706">
                <text:p>0.0706</text:p>
              </table:table-cell>
              <table:table-cell office:value-type="float" office:value="0.0547368421052632">
                <text:p>0.0547368421052632</text:p>
              </table:table-cell>
              <table:table-cell office:value-type="float" office:value="0.101142360695027">
                <text:p>0.10114236069502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109426">
                <text:p>0.109426</text:p>
              </table:table-cell>
              <table:table-cell office:value-type="float" office:value="0.0500053">
                <text:p>0.0500053</text:p>
              </table:table-cell>
              <table:table-cell office:value-type="float" office:value="0.0702">
                <text:p>0.0702</text:p>
              </table:table-cell>
              <table:table-cell office:value-type="float" office:value="0.0576842105263158">
                <text:p>0.0576842105263158</text:p>
              </table:table-cell>
              <table:table-cell office:value-type="float" office:value="0.0972461114439784">
                <text:p>0.0972461114439784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113078">
                <text:p>0.113078</text:p>
              </table:table-cell>
              <table:table-cell office:value-type="float" office:value="0.0489403">
                <text:p>0.0489403</text:p>
              </table:table-cell>
              <table:table-cell office:value-type="float" office:value="0.07">
                <text:p>0.07</text:p>
              </table:table-cell>
              <table:table-cell office:value-type="float" office:value="0.0608421052631579">
                <text:p>0.0608421052631579</text:p>
              </table:table-cell>
              <table:table-cell office:value-type="float" office:value="0.0932635597254752">
                <text:p>0.093263559725475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.11873">
                <text:p>0.11873</text:p>
              </table:table-cell>
              <table:table-cell office:value-type="float" office:value="0.0484778">
                <text:p>0.0484778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707395">
                <text:p>0.0707395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.12003603">
                <text:p>0.12003603</text:p>
              </table:table-cell>
              <table:table-cell office:value-type="float" office:value="0.0526636304815708">
                <text:p>0.0526636304815708</text:p>
              </table:table-cell>
              <table:table-cell office:value-type="float" office:value="0.0703721394736195">
                <text:p>0.0703721394736195</text:p>
              </table:table-cell>
              <table:table-cell office:value-type="float" office:value="0.06072">
                <text:p>0.06072</text:p>
              </table:table-cell>
              <table:table-cell office:value-type="float" office:value="0.0768341765801761">
                <text:p>0.076834176580176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.12135642633">
                <text:p>0.12135642633</text:p>
              </table:table-cell>
              <table:table-cell office:value-type="float" office:value="0.055363206733229">
                <text:p>0.055363206733229</text:p>
              </table:table-cell>
              <table:table-cell office:value-type="float" office:value="0.0707370754663725">
                <text:p>0.0707370754663725</text:p>
              </table:table-cell>
              <table:table-cell office:value-type="float" office:value="0.06144864">
                <text:p>0.06144864</text:p>
              </table:table-cell>
              <table:table-cell office:value-type="float" office:value="0.0812516627275145">
                <text:p>0.081251662727514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.12269134701963">
                <text:p>0.12269134701963</text:p>
              </table:table-cell>
              <table:table-cell office:value-type="float" office:value="0.0577351794447592">
                <text:p>0.0577351794447592</text:p>
              </table:table-cell>
              <table:table-cell office:value-type="float" office:value="0.0714819120790755">
                <text:p>0.0714819120790755</text:p>
              </table:table-cell>
              <table:table-cell office:value-type="float" office:value="0.06218602368">
                <text:p>0.06218602368</text:p>
              </table:table-cell>
              <table:table-cell office:value-type="float" office:value="0.0853173232865765">
                <text:p>0.0853173232865765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.124040951836846">
                <text:p>0.124040951836846</text:p>
              </table:table-cell>
              <table:table-cell office:value-type="float" office:value="0.0587254606004998">
                <text:p>0.0587254606004998</text:p>
              </table:table-cell>
              <table:table-cell office:value-type="float" office:value="0.0722345915602595">
                <text:p>0.0722345915602595</text:p>
              </table:table-cell>
              <table:table-cell office:value-type="float" office:value="0.06293225596416">
                <text:p>0.06293225596416</text:p>
              </table:table-cell>
              <table:table-cell office:value-type="float" office:value="0.0876276226514521">
                <text:p>0.087627622651452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125405402307051">
                <text:p>0.125405402307051</text:p>
              </table:table-cell>
              <table:table-cell office:value-type="float" office:value="0.0597353702231702">
                <text:p>0.0597353702231702</text:p>
              </table:table-cell>
              <table:table-cell office:value-type="float" office:value="0.072995196492581">
                <text:p>0.072995196492581</text:p>
              </table:table-cell>
              <table:table-cell office:value-type="float" office:value="0.0636874430357299">
                <text:p>0.0636874430357299</text:p>
              </table:table-cell>
              <table:table-cell office:value-type="float" office:value="0.0900428127497998">
                <text:p>0.0900428127497998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126784861732429">
                <text:p>0.126784861732429</text:p>
              </table:table-cell>
              <table:table-cell office:value-type="float" office:value="0.0620559612211442">
                <text:p>0.0620559612211442</text:p>
              </table:table-cell>
              <table:table-cell office:value-type="float" office:value="0.0737638103282628">
                <text:p>0.0737638103282628</text:p>
              </table:table-cell>
              <table:table-cell office:value-type="float" office:value="0.0644516923521587">
                <text:p>0.0644516923521587</text:p>
              </table:table-cell>
              <table:table-cell office:value-type="float" office:value="0.0925676557635842">
                <text:p>0.0925676557635842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128179495211485">
                <text:p>0.128179495211485</text:p>
              </table:table-cell>
              <table:table-cell office:value-type="float" office:value="0.0643698176175155">
                <text:p>0.0643698176175155</text:p>
              </table:table-cell>
              <table:table-cell office:value-type="float" office:value="0.0745405173982502">
                <text:p>0.0745405173982502</text:p>
              </table:table-cell>
              <table:table-cell office:value-type="float" office:value="0.0652251126603846">
                <text:p>0.0652251126603846</text:p>
              </table:table-cell>
              <table:table-cell office:value-type="float" office:value="0.0952071300843083">
                <text:p>0.0952071300843083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129589469658812">
                <text:p>0.129589469658812</text:p>
              </table:table-cell>
              <table:table-cell office:value-type="float" office:value="0.0666764278546659">
                <text:p>0.0666764278546659</text:p>
              </table:table-cell>
              <table:table-cell office:value-type="float" office:value="0.075325402921464">
                <text:p>0.075325402921464</text:p>
              </table:table-cell>
              <table:table-cell office:value-type="float" office:value="0.0660078140123092">
                <text:p>0.0660078140123092</text:p>
              </table:table-cell>
              <table:table-cell office:value-type="float" office:value="0.0979664401292207">
                <text:p>0.0979664401292207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131014953825059">
                <text:p>0.131014953825059</text:p>
              </table:table-cell>
              <table:table-cell office:value-type="float" office:value="0.0689752585168172">
                <text:p>0.0689752585168172</text:p>
              </table:table-cell>
              <table:table-cell office:value-type="float" office:value="0.0758582720272774">
                <text:p>0.0758582720272774</text:p>
              </table:table-cell>
              <table:table-cell office:value-type="float" office:value="0.0667999077804569">
                <text:p>0.0667999077804569</text:p>
              </table:table-cell>
              <table:table-cell office:value-type="float" office:value="0.100851026603192">
                <text:p>0.100851026603192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132456118317134">
                <text:p>0.132456118317134</text:p>
              </table:table-cell>
              <table:table-cell office:value-type="float" office:value="0.0712927535430564">
                <text:p>0.0712927535430564</text:p>
              </table:table-cell>
              <table:table-cell office:value-type="float" office:value="0.0763949107708613">
                <text:p>0.0763949107708613</text:p>
              </table:table-cell>
              <table:table-cell office:value-type="float" office:value="0.0676015066738224">
                <text:p>0.0676015066738224</text:p>
              </table:table-cell>
              <table:table-cell office:value-type="float" office:value="0.103866577226493">
                <text:p>0.103866577226493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133913135618623">
                <text:p>0.133913135618623</text:p>
              </table:table-cell>
              <table:table-cell office:value-type="float" office:value="0.0737556901628376">
                <text:p>0.0737556901628376</text:p>
              </table:table-cell>
              <table:table-cell office:value-type="float" office:value="0.0769353458194944">
                <text:p>0.0769353458194944</text:p>
              </table:table-cell>
              <table:table-cell office:value-type="float" office:value="0.0684127247539083">
                <text:p>0.0684127247539083</text:p>
              </table:table-cell>
              <table:table-cell office:value-type="float" office:value="0.107019037949631">
                <text:p>0.107019037949631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135386180110428">
                <text:p>0.135386180110428</text:p>
              </table:table-cell>
              <table:table-cell office:value-type="float" office:value="0.0762051697380824">
                <text:p>0.0762051697380824</text:p>
              </table:table-cell>
              <table:table-cell office:value-type="float" office:value="0.0774796040291056">
                <text:p>0.0774796040291056</text:p>
              </table:table-cell>
              <table:table-cell office:value-type="float" office:value="0.0692336774509552">
                <text:p>0.0692336774509552</text:p>
              </table:table-cell>
              <table:table-cell office:value-type="float" office:value="0.110314624677356">
                <text:p>0.110314624677356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136875428091642">
                <text:p>0.136875428091642</text:p>
              </table:table-cell>
              <table:table-cell office:value-type="float" office:value="0.0786404146321227">
                <text:p>0.0786404146321227</text:p>
              </table:table-cell>
              <table:table-cell office:value-type="float" office:value="0.078027712445609">
                <text:p>0.078027712445609</text:p>
              </table:table-cell>
              <table:table-cell office:value-type="float" office:value="0.0700644815803666">
                <text:p>0.0700644815803666</text:p>
              </table:table-cell>
              <table:table-cell office:value-type="float" office:value="0.113759835524944">
                <text:p>0.113759835524944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13838105780065">
                <text:p>0.13838105780065</text:p>
              </table:table-cell>
              <table:table-cell office:value-type="float" office:value="0.0810606160951403">
                <text:p>0.0810606160951403</text:p>
              </table:table-cell>
              <table:table-cell office:value-type="float" office:value="0.0785796983062477">
                <text:p>0.0785796983062477</text:p>
              </table:table-cell>
              <table:table-cell office:value-type="float" office:value="0.070905255359331">
                <text:p>0.070905255359331</text:p>
              </table:table-cell>
              <table:table-cell office:value-type="float" office:value="0.117361463630947">
                <text:p>0.117361463630947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39903249436458">
                <text:p>0.139903249436458</text:p>
              </table:table-cell>
              <table:table-cell office:value-type="float" office:value="0.0835207331768236">
                <text:p>0.0835207331768236</text:p>
              </table:table-cell>
              <table:table-cell office:value-type="float" office:value="0.079135589040947">
                <text:p>0.079135589040947</text:p>
              </table:table-cell>
              <table:table-cell office:value-type="float" office:value="0.071756118423643">
                <text:p>0.071756118423643</text:p>
              </table:table-cell>
              <table:table-cell office:value-type="float" office:value="0.121126610551643">
                <text:p>0.121126610551643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141442185180259">
                <text:p>0.141442185180259</text:p>
              </table:table-cell>
              <table:table-cell office:value-type="float" office:value="0.0865733576820889">
                <text:p>0.0865733576820889</text:p>
              </table:table-cell>
              <table:table-cell office:value-type="float" office:value="0.0796954122736781">
                <text:p>0.0796954122736781</text:p>
              </table:table-cell>
              <table:table-cell office:value-type="float" office:value="0.0726171918447267">
                <text:p>0.0726171918447267</text:p>
              </table:table-cell>
              <table:table-cell office:value-type="float" office:value="0.121992419079222">
                <text:p>0.121992419079222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142998049217241">
                <text:p>0.142998049217241</text:p>
              </table:table-cell>
              <table:table-cell office:value-type="float" office:value="0.0896009955307017">
                <text:p>0.0896009955307017</text:p>
              </table:table-cell>
              <table:table-cell office:value-type="float" office:value="0.0802591958238303">
                <text:p>0.0802591958238303</text:p>
              </table:table-cell>
              <table:table-cell office:value-type="float" office:value="0.0734885981468634">
                <text:p>0.0734885981468634</text:p>
              </table:table-cell>
              <table:table-cell office:value-type="float" office:value="0.122866874251093">
                <text:p>0.122866874251093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144571027758631">
                <text:p>0.144571027758631</text:p>
              </table:table-cell>
              <table:table-cell office:value-type="float" office:value="0.0926032555760212">
                <text:p>0.0926032555760212</text:p>
              </table:table-cell>
              <table:table-cell office:value-type="float" office:value="0.0808269677075936">
                <text:p>0.0808269677075936</text:p>
              </table:table-cell>
              <table:table-cell office:value-type="float" office:value="0.0743704613246258">
                <text:p>0.0743704613246258</text:p>
              </table:table-cell>
              <table:table-cell office:value-type="float" office:value="0.123750062419438">
                <text:p>0.123750062419438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146161309063976">
                <text:p>0.146161309063976</text:p>
              </table:table-cell>
              <table:table-cell office:value-type="float" office:value="0.0955797413595101">
                <text:p>0.0955797413595101</text:p>
              </table:table-cell>
              <table:table-cell office:value-type="float" office:value="0.081398756139351">
                <text:p>0.081398756139351</text:p>
              </table:table-cell>
              <table:table-cell office:value-type="float" office:value="0.0752629068605213">
                <text:p>0.0752629068605213</text:p>
              </table:table-cell>
              <table:table-cell office:value-type="float" office:value="0.124642070798825">
                <text:p>0.124642070798825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14776908346368">
                <text:p>0.14776908346368</text:p>
              </table:table-cell>
              <table:table-cell office:value-type="float" office:value="0.0985300510437343">
                <text:p>0.0985300510437343</text:p>
              </table:table-cell>
              <table:table-cell office:value-type="float" office:value="0.0819745895330804">
                <text:p>0.0819745895330804</text:p>
              </table:table-cell>
              <table:table-cell office:value-type="float" office:value="0.0761660617428476">
                <text:p>0.0761660617428476</text:p>
              </table:table-cell>
              <table:table-cell office:value-type="float" office:value="0.12554298747481">
                <text:p>0.12554298747481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14939454338178">
                <text:p>0.14939454338178</text:p>
              </table:table-cell>
              <table:table-cell office:value-type="float" office:value="0.101453777344555">
                <text:p>0.101453777344555</text:p>
              </table:table-cell>
              <table:table-cell office:value-type="float" office:value="0.0821259055179856">
                <text:p>0.0821259055179856</text:p>
              </table:table-cell>
              <table:table-cell office:value-type="float" office:value="0.0770800544837617">
                <text:p>0.0770800544837617</text:p>
              </table:table-cell>
              <table:table-cell office:value-type="float" office:value="0.126452901412644">
                <text:p>0.126452901412644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15103788335898">
                <text:p>0.15103788335898</text:p>
              </table:table-cell>
              <table:table-cell office:value-type="float" office:value="0.104350507462502">
                <text:p>0.104350507462502</text:p>
              </table:table-cell>
              <table:table-cell office:value-type="float" office:value="0.0822775008153878">
                <text:p>0.0822775008153878</text:p>
              </table:table-cell>
              <table:table-cell office:value-type="float" office:value="0.0780050151375669">
                <text:p>0.0780050151375669</text:p>
              </table:table-cell>
              <table:table-cell office:value-type="float" office:value="0.127371902466053">
                <text:p>0.12737190246605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152699300075928">
                <text:p>0.152699300075928</text:p>
              </table:table-cell>
              <table:table-cell office:value-type="float" office:value="0.107219823013326">
                <text:p>0.107219823013326</text:p>
              </table:table-cell>
              <table:table-cell office:value-type="float" office:value="0.0824293759408668">
                <text:p>0.0824293759408668</text:p>
              </table:table-cell>
              <table:table-cell office:value-type="float" office:value="0.0789410753192177">
                <text:p>0.0789410753192177</text:p>
              </table:table-cell>
              <table:table-cell office:value-type="float" office:value="0.128300081386115">
                <text:p>0.128300081386115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154378992376764">
                <text:p>0.154378992376764</text:p>
              </table:table-cell>
              <table:table-cell office:value-type="float" office:value="0.110061299957705">
                <text:p>0.110061299957705</text:p>
              </table:table-cell>
              <table:table-cell office:value-type="float" office:value="0.0825815314109541">
                <text:p>0.0825815314109541</text:p>
              </table:table-cell>
              <table:table-cell office:value-type="float" office:value="0.0798883682230483">
                <text:p>0.0798883682230483</text:p>
              </table:table-cell>
              <table:table-cell office:value-type="float" office:value="0.129237529830216">
                <text:p>0.129237529830216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156077161292908">
                <text:p>0.156077161292908</text:p>
              </table:table-cell>
              <table:table-cell office:value-type="float" office:value="0.113209508530116">
                <text:p>0.113209508530116</text:p>
              </table:table-cell>
              <table:table-cell office:value-type="float" office:value="0.0827339677431347">
                <text:p>0.0827339677431347</text:p>
              </table:table-cell>
              <table:table-cell office:value-type="float" office:value="0.0808470286417249">
                <text:p>0.0808470286417249</text:p>
              </table:table-cell>
              <table:table-cell office:value-type="float" office:value="0.130184340371108">
                <text:p>0.130184340371108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.15979401006713">
                <text:p>0.15979401006713</text:p>
              </table:table-cell>
              <table:table-cell office:value-type="float" office:value="0.119456397275808">
                <text:p>0.119456397275808</text:p>
              </table:table-cell>
              <table:table-cell office:value-type="float" office:value="0.0828866854558488">
                <text:p>0.0828866854558488</text:p>
              </table:table-cell>
              <table:table-cell office:value-type="float" office:value="0.0818171929854256">
                <text:p>0.0818171929854256</text:p>
              </table:table-cell>
              <table:table-cell office:value-type="float" office:value="0.132621658875185">
                <text:p>0.132621658875185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.163529744177868">
                <text:p>0.163529744177868</text:p>
              </table:table-cell>
              <table:table-cell office:value-type="float" office:value="0.125539634593589">
                <text:p>0.125539634593589</text:p>
              </table:table-cell>
              <table:table-cell office:value-type="float" office:value="0.0830396850684937">
                <text:p>0.0830396850684937</text:p>
              </table:table-cell>
              <table:table-cell office:value-type="float" office:value="0.0827989993012507">
                <text:p>0.0827989993012507</text:p>
              </table:table-cell>
              <table:table-cell office:value-type="float" office:value="0.135060974676336">
                <text:p>0.135060974676336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.167284571363825">
                <text:p>0.167284571363825</text:p>
              </table:table-cell>
              <table:table-cell office:value-type="float" office:value="0.131603056841929">
                <text:p>0.131603056841929</text:p>
              </table:table-cell>
              <table:table-cell office:value-type="float" office:value="0.0831929671014252">
                <text:p>0.0831929671014252</text:p>
              </table:table-cell>
              <table:table-cell office:value-type="float" office:value="0.0837925872928657">
                <text:p>0.0837925872928657</text:p>
              </table:table-cell>
              <table:table-cell office:value-type="float" office:value="0.137502296896508">
                <text:p>0.137502296896508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.171058701648827">
                <text:p>0.171058701648827</text:p>
              </table:table-cell>
              <table:table-cell office:value-type="float" office:value="0.137646520676412">
                <text:p>0.137646520676412</text:p>
              </table:table-cell>
              <table:table-cell office:value-type="float" office:value="0.08334653207596">
                <text:p>0.08334653207596</text:p>
              </table:table-cell>
              <table:table-cell office:value-type="float" office:value="0.0847980983403801">
                <text:p>0.0847980983403801</text:p>
              </table:table-cell>
              <table:table-cell office:value-type="float" office:value="0.139945634699307">
                <text:p>0.139945634699307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.174852347366964">
                <text:p>0.174852347366964</text:p>
              </table:table-cell>
              <table:table-cell office:value-type="float" office:value="0.143669881576013">
                <text:p>0.143669881576013</text:p>
              </table:table-cell>
              <table:table-cell office:value-type="float" office:value="0.0835003805143766">
                <text:p>0.0835003805143766</text:p>
              </table:table-cell>
              <table:table-cell office:value-type="float" office:value="0.0858156755204646">
                <text:p>0.0858156755204646</text:p>
              </table:table-cell>
              <table:table-cell office:value-type="float" office:value="0.142390997290191">
                <text:p>0.142390997290191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.178665723188001">
                <text:p>0.178665723188001</text:p>
              </table:table-cell>
              <table:table-cell office:value-type="float" office:value="0.149672993831651">
                <text:p>0.149672993831651</text:p>
              </table:table-cell>
              <table:table-cell office:value-type="float" office:value="0.0836545129399181">
                <text:p>0.0836545129399181</text:p>
              </table:table-cell>
              <table:table-cell office:value-type="float" office:value="0.0868454636267102">
                <text:p>0.0868454636267102</text:p>
              </table:table-cell>
              <table:table-cell office:value-type="float" office:value="0.144838393916662">
                <text:p>0.144838393916662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.182499046143069">
                <text:p>0.182499046143069</text:p>
              </table:table-cell>
              <table:table-cell office:value-type="float" office:value="0.15565571053463">
                <text:p>0.15565571053463</text:p>
              </table:table-cell>
              <table:table-cell office:value-type="float" office:value="0.0838089298767929">
                <text:p>0.0838089298767929</text:p>
              </table:table-cell>
              <table:table-cell office:value-type="float" office:value="0.0878876091902307">
                <text:p>0.0878876091902307</text:p>
              </table:table-cell>
              <table:table-cell office:value-type="float" office:value="0.147287833868455">
                <text:p>0.14728783386845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86352535650642">
                <text:p>0.186352535650642</text:p>
              </table:table-cell>
              <table:table-cell office:value-type="float" office:value="0.161617883564946">
                <text:p>0.161617883564946</text:p>
              </table:table-cell>
              <table:table-cell office:value-type="float" office:value="0.0839636318501776">
                <text:p>0.0839636318501776</text:p>
              </table:table-cell>
              <table:table-cell office:value-type="float" office:value="0.0889422605005135">
                <text:p>0.0889422605005135</text:p>
              </table:table-cell>
              <table:table-cell office:value-type="float" office:value="0.149739326477733">
                <text:p>0.149739326477733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0.190226413542799">
                <text:p>0.190226413542799</text:p>
              </table:table-cell>
              <table:table-cell office:value-type="float" office:value="0.167559363579468">
                <text:p>0.167559363579468</text:p>
              </table:table-cell>
              <table:table-cell office:value-type="float" office:value="0.0841186193862177">
                <text:p>0.0841186193862177</text:p>
              </table:table-cell>
              <table:table-cell office:value-type="float" office:value="0.0900095676265197">
                <text:p>0.0900095676265197</text:p>
              </table:table-cell>
              <table:table-cell office:value-type="float" office:value="0.152192881119282">
                <text:p>0.15219288111928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19412090409177">
                <text:p>0.19412090409177</text:p>
              </table:table-cell>
              <table:table-cell office:value-type="float" office:value="0.17422">
                <text:p>0.17422</text:p>
              </table:table-cell>
              <table:table-cell office:value-type="float" office:value="0.0842738930120302">
                <text:p>0.0842738930120302</text:p>
              </table:table-cell>
              <table:table-cell office:value-type="float" office:value="0.0910896824380379">
                <text:p>0.0910896824380379</text:p>
              </table:table-cell>
              <table:table-cell office:value-type="float" office:value="0.154648507210701">
                <text:p>0.154648507210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95cm" svg:height="16.203cm" xlink:href=".." xlink:type="simple" chart:class="chart:line" chart:style-name="ch1">
        <chart:legend chart:legend-position="end" svg:x="22.982cm" svg:y="6.806cm" style:legend-expansion="high" chart:style-name="ch2"/>
        <chart:plot-area chart:style-name="ch3" table:cell-range-address="Feuille1.M2:Feuille1.O44 Feuille1.Q2:Feuille1.R44 Feuille1.T2:Feuille1.T44" chart:data-source-has-labels="both" svg:x="0.513cm" svg:y="0.324cm" svg:width="21.956cm" svg:height="15.555cm">
          <chartooo:coordinate-region svg:x="1.425cm" svg:y="0.524cm" svg:width="20.672cm" svg:height="14.31cm"/>
          <chart:axis chart:dimension="x" chart:name="primary-x" chart:style-name="ch4" chartooo:axis-type="auto">
            <chartooo:date-scale/>
            <chart:categories table:cell-range-address="Feuille1.M3:Feuille1.M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N3:Feuille1.N44" chart:label-cell-address="Feuille1.N2:Feuille1.N2" chart:class="chart:line">
            <chart:data-point chart:repeated="42"/>
          </chart:series>
          <chart:series chart:style-name="ch7" chart:values-cell-range-address="Feuille1.O3:Feuille1.O44" chart:label-cell-address="Feuille1.O2:Feuille1.O2" chart:class="chart:line">
            <chart:data-point chart:repeated="42"/>
          </chart:series>
          <chart:series chart:style-name="ch8" chart:values-cell-range-address="Feuille1.Q3:Feuille1.Q44" chart:label-cell-address="Feuille1.Q2:Feuille1.Q2" chart:class="chart:line">
            <chart:data-point chart:repeated="42"/>
          </chart:series>
          <chart:series chart:style-name="ch9" chart:values-cell-range-address="Feuille1.R3:Feuille1.R44" chart:label-cell-address="Feuille1.R2:Feuille1.R2" chart:class="chart:line">
            <chart:data-point chart:repeated="42"/>
          </chart:series>
          <chart:series chart:style-name="ch10" chart:values-cell-range-address="Feuille1.T3:Feuille1.T44" chart:label-cell-address="Feuille1.T2:Feuille1.T2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ricité </text:p>
                <draw:g>
                  <svg:desc>Feuille1.N2:Feuille1.N2</svg:desc>
                </draw:g>
              </table:table-cell>
              <table:table-cell office:value-type="string">
                <text:p>Gaz</text:p>
                <draw:g>
                  <svg:desc>Feuille1.O2:Feuille1.O2</svg:desc>
                </draw:g>
              </table:table-cell>
              <table:table-cell office:value-type="string">
                <text:p>Urbain</text:p>
                <draw:g>
                  <svg:desc>Feuille1.Q2:Feuille1.Q2</svg:desc>
                </draw:g>
              </table:table-cell>
              <table:table-cell office:value-type="string">
                <text:p>Autres</text:p>
                <draw:g>
                  <svg:desc>Feuille1.R2:Feuille1.R2</svg:desc>
                </draw:g>
              </table:table-cell>
              <table:table-cell office:value-type="string">
                <text:p>Fioul avecTC</text:p>
                <draw:g>
                  <svg:desc>Feuille1.T2:Feuille1.T2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10</text:p>
                <draw:g>
                  <svg:desc>Feuille1.M3:Feuille1.M44</svg:desc>
                </draw:g>
              </table:table-cell>
              <table:table-cell office:value-type="float" office:value="0.09407">
                <text:p>0.09407</text:p>
                <draw:g>
                  <svg:desc>Feuille1.N3:Feuille1.N44</svg:desc>
                </draw:g>
              </table:table-cell>
              <table:table-cell office:value-type="float" office:value="0.0330053">
                <text:p>0.0330053</text:p>
                <draw:g>
                  <svg:desc>Feuille1.O3:Feuille1.O44</svg:desc>
                </draw:g>
              </table:table-cell>
              <table:table-cell office:value-type="float" office:value="0.0614">
                <text:p>0.0614</text:p>
                <draw:g>
                  <svg:desc>Feuille1.Q3:Feuille1.Q44</svg:desc>
                </draw:g>
              </table:table-cell>
              <table:table-cell office:value-type="float" office:value="0.0452631578947368">
                <text:p>0.0452631578947368</text:p>
                <draw:g>
                  <svg:desc>Feuille1.R3:Feuille1.R44</svg:desc>
                </draw:g>
              </table:table-cell>
              <table:table-cell office:value-type="float" office:value="0.0617856337491149">
                <text:p>0.0617856337491149</text:p>
                <draw:g>
                  <svg:desc>Feuille1.T3:Feuille1.T44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9847">
                <text:p>0.09847</text:p>
              </table:table-cell>
              <table:table-cell office:value-type="float" office:value="0.0386719666666667">
                <text:p>0.0386719666666667</text:p>
              </table:table-cell>
              <table:table-cell office:value-type="float" office:value="0.0591">
                <text:p>0.0591</text:p>
              </table:table-cell>
              <table:table-cell office:value-type="float" office:value="0.0509473684210526">
                <text:p>0.0509473684210526</text:p>
              </table:table-cell>
              <table:table-cell office:value-type="float" office:value="0.0763929293534506">
                <text:p>0.076392929353450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102122">
                <text:p>0.102122</text:p>
              </table:table-cell>
              <table:table-cell office:value-type="float" office:value="0.0443386333333333">
                <text:p>0.0443386333333333</text:p>
              </table:table-cell>
              <table:table-cell office:value-type="float" office:value="0.0682">
                <text:p>0.0682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946635726346751">
                <text:p>0.094663572634675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105774">
                <text:p>0.105774</text:p>
              </table:table-cell>
              <table:table-cell office:value-type="float" office:value="0.0500053">
                <text:p>0.0500053</text:p>
              </table:table-cell>
              <table:table-cell office:value-type="float" office:value="0.0706">
                <text:p>0.0706</text:p>
              </table:table-cell>
              <table:table-cell office:value-type="float" office:value="0.0547368421052632">
                <text:p>0.0547368421052632</text:p>
              </table:table-cell>
              <table:table-cell office:value-type="float" office:value="0.101142360695027">
                <text:p>0.10114236069502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109426">
                <text:p>0.109426</text:p>
              </table:table-cell>
              <table:table-cell office:value-type="float" office:value="0.0500053">
                <text:p>0.0500053</text:p>
              </table:table-cell>
              <table:table-cell office:value-type="float" office:value="0.0702">
                <text:p>0.0702</text:p>
              </table:table-cell>
              <table:table-cell office:value-type="float" office:value="0.0576842105263158">
                <text:p>0.0576842105263158</text:p>
              </table:table-cell>
              <table:table-cell office:value-type="float" office:value="0.0972461114439784">
                <text:p>0.0972461114439784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113078">
                <text:p>0.113078</text:p>
              </table:table-cell>
              <table:table-cell office:value-type="float" office:value="0.0489403">
                <text:p>0.0489403</text:p>
              </table:table-cell>
              <table:table-cell office:value-type="float" office:value="0.07">
                <text:p>0.07</text:p>
              </table:table-cell>
              <table:table-cell office:value-type="float" office:value="0.0608421052631579">
                <text:p>0.0608421052631579</text:p>
              </table:table-cell>
              <table:table-cell office:value-type="float" office:value="0.0932635597254752">
                <text:p>0.093263559725475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.11873">
                <text:p>0.11873</text:p>
              </table:table-cell>
              <table:table-cell office:value-type="float" office:value="0.0484778">
                <text:p>0.0484778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707395">
                <text:p>0.0707395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.12003603">
                <text:p>0.12003603</text:p>
              </table:table-cell>
              <table:table-cell office:value-type="float" office:value="0.0526636304815708">
                <text:p>0.0526636304815708</text:p>
              </table:table-cell>
              <table:table-cell office:value-type="float" office:value="0.0703721394736195">
                <text:p>0.0703721394736195</text:p>
              </table:table-cell>
              <table:table-cell office:value-type="float" office:value="0.06072">
                <text:p>0.06072</text:p>
              </table:table-cell>
              <table:table-cell office:value-type="float" office:value="0.0768341765801761">
                <text:p>0.076834176580176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.12135642633">
                <text:p>0.12135642633</text:p>
              </table:table-cell>
              <table:table-cell office:value-type="float" office:value="0.055363206733229">
                <text:p>0.055363206733229</text:p>
              </table:table-cell>
              <table:table-cell office:value-type="float" office:value="0.0707370754663725">
                <text:p>0.0707370754663725</text:p>
              </table:table-cell>
              <table:table-cell office:value-type="float" office:value="0.06144864">
                <text:p>0.06144864</text:p>
              </table:table-cell>
              <table:table-cell office:value-type="float" office:value="0.0812516627275145">
                <text:p>0.081251662727514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.12269134701963">
                <text:p>0.12269134701963</text:p>
              </table:table-cell>
              <table:table-cell office:value-type="float" office:value="0.0577351794447592">
                <text:p>0.0577351794447592</text:p>
              </table:table-cell>
              <table:table-cell office:value-type="float" office:value="0.0714819120790755">
                <text:p>0.0714819120790755</text:p>
              </table:table-cell>
              <table:table-cell office:value-type="float" office:value="0.06218602368">
                <text:p>0.06218602368</text:p>
              </table:table-cell>
              <table:table-cell office:value-type="float" office:value="0.0853173232865765">
                <text:p>0.0853173232865765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.124040951836846">
                <text:p>0.124040951836846</text:p>
              </table:table-cell>
              <table:table-cell office:value-type="float" office:value="0.0604306237382065">
                <text:p>0.0604306237382065</text:p>
              </table:table-cell>
              <table:table-cell office:value-type="float" office:value="0.0722345915602595">
                <text:p>0.0722345915602595</text:p>
              </table:table-cell>
              <table:table-cell office:value-type="float" office:value="0.06293225596416">
                <text:p>0.06293225596416</text:p>
              </table:table-cell>
              <table:table-cell office:value-type="float" office:value="0.0898999437092733">
                <text:p>0.089899943709273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125405402307051">
                <text:p>0.125405402307051</text:p>
              </table:table-cell>
              <table:table-cell office:value-type="float" office:value="0.0635208770758065">
                <text:p>0.0635208770758065</text:p>
              </table:table-cell>
              <table:table-cell office:value-type="float" office:value="0.072995196492581">
                <text:p>0.072995196492581</text:p>
              </table:table-cell>
              <table:table-cell office:value-type="float" office:value="0.0636874430357299">
                <text:p>0.0636874430357299</text:p>
              </table:table-cell>
              <table:table-cell office:value-type="float" office:value="0.0950976161844607">
                <text:p>0.0950976161844607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126784861732429">
                <text:p>0.126784861732429</text:p>
              </table:table-cell>
              <table:table-cell office:value-type="float" office:value="0.0674486843236687">
                <text:p>0.0674486843236687</text:p>
              </table:table-cell>
              <table:table-cell office:value-type="float" office:value="0.0737638103282628">
                <text:p>0.0737638103282628</text:p>
              </table:table-cell>
              <table:table-cell office:value-type="float" office:value="0.0644516923521587">
                <text:p>0.0644516923521587</text:p>
              </table:table-cell>
              <table:table-cell office:value-type="float" office:value="0.0998868722747482">
                <text:p>0.0998868722747482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128179495211485">
                <text:p>0.128179495211485</text:p>
              </table:table-cell>
              <table:table-cell office:value-type="float" office:value="0.0715597953664836">
                <text:p>0.0715597953664836</text:p>
              </table:table-cell>
              <table:table-cell office:value-type="float" office:value="0.0745405173982502">
                <text:p>0.0745405173982502</text:p>
              </table:table-cell>
              <table:table-cell office:value-type="float" office:value="0.0652251126603846">
                <text:p>0.0652251126603846</text:p>
              </table:table-cell>
              <table:table-cell office:value-type="float" office:value="0.105128633062924">
                <text:p>0.105128633062924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129589469658812">
                <text:p>0.129589469658812</text:p>
              </table:table-cell>
              <table:table-cell office:value-type="float" office:value="0.0758773547336977">
                <text:p>0.0758773547336977</text:p>
              </table:table-cell>
              <table:table-cell office:value-type="float" office:value="0.075325402921464">
                <text:p>0.075325402921464</text:p>
              </table:table-cell>
              <table:table-cell office:value-type="float" office:value="0.0660078140123092">
                <text:p>0.0660078140123092</text:p>
              </table:table-cell>
              <table:table-cell office:value-type="float" office:value="0.110878517102022">
                <text:p>0.110878517102022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131014953825059">
                <text:p>0.131014953825059</text:p>
              </table:table-cell>
              <table:table-cell office:value-type="float" office:value="0.0804273136013621">
                <text:p>0.0804273136013621</text:p>
              </table:table-cell>
              <table:table-cell office:value-type="float" office:value="0.0758582720272774">
                <text:p>0.0758582720272774</text:p>
              </table:table-cell>
              <table:table-cell office:value-type="float" office:value="0.0667999077804569">
                <text:p>0.0667999077804569</text:p>
              </table:table-cell>
              <table:table-cell office:value-type="float" office:value="0.117199901532927">
                <text:p>0.117199901532927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132456118317134">
                <text:p>0.132456118317134</text:p>
              </table:table-cell>
              <table:table-cell office:value-type="float" office:value="0.0852657464171256">
                <text:p>0.0852657464171256</text:p>
              </table:table-cell>
              <table:table-cell office:value-type="float" office:value="0.0763949107708613">
                <text:p>0.0763949107708613</text:p>
              </table:table-cell>
              <table:table-cell office:value-type="float" office:value="0.0676015066738224">
                <text:p>0.0676015066738224</text:p>
              </table:table-cell>
              <table:table-cell office:value-type="float" office:value="0.124165055215625">
                <text:p>0.124165055215625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133913135618623">
                <text:p>0.133913135618623</text:p>
              </table:table-cell>
              <table:table-cell office:value-type="float" office:value="0.0905149791159244">
                <text:p>0.0905149791159244</text:p>
              </table:table-cell>
              <table:table-cell office:value-type="float" office:value="0.0769353458194944">
                <text:p>0.0769353458194944</text:p>
              </table:table-cell>
              <table:table-cell office:value-type="float" office:value="0.0684127247539083">
                <text:p>0.0684127247539083</text:p>
              </table:table-cell>
              <table:table-cell office:value-type="float" office:value="0.131856439821481">
                <text:p>0.131856439821481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135386180110428">
                <text:p>0.135386180110428</text:p>
              </table:table-cell>
              <table:table-cell office:value-type="float" office:value="0.09607491065642">
                <text:p>0.09607491065642</text:p>
              </table:table-cell>
              <table:table-cell office:value-type="float" office:value="0.0774796040291056">
                <text:p>0.0774796040291056</text:p>
              </table:table-cell>
              <table:table-cell office:value-type="float" office:value="0.0692336774509552">
                <text:p>0.0692336774509552</text:p>
              </table:table-cell>
              <table:table-cell office:value-type="float" office:value="0.140368203897479">
                <text:p>0.140368203897479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136875428091642">
                <text:p>0.136875428091642</text:p>
              </table:table-cell>
              <table:table-cell office:value-type="float" office:value="0.101982533141151">
                <text:p>0.101982533141151</text:p>
              </table:table-cell>
              <table:table-cell office:value-type="float" office:value="0.078027712445609">
                <text:p>0.078027712445609</text:p>
              </table:table-cell>
              <table:table-cell office:value-type="float" office:value="0.0700644815803666">
                <text:p>0.0700644815803666</text:p>
              </table:table-cell>
              <table:table-cell office:value-type="float" office:value="0.149807898642944">
                <text:p>0.149807898642944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13838105780065">
                <text:p>0.13838105780065</text:p>
              </table:table-cell>
              <table:table-cell office:value-type="float" office:value="0.108278861917323">
                <text:p>0.108278861917323</text:p>
              </table:table-cell>
              <table:table-cell office:value-type="float" office:value="0.0785796983062477">
                <text:p>0.0785796983062477</text:p>
              </table:table-cell>
              <table:table-cell office:value-type="float" office:value="0.070905255359331">
                <text:p>0.070905255359331</text:p>
              </table:table-cell>
              <table:table-cell office:value-type="float" office:value="0.16029844842524">
                <text:p>0.16029844842524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39903249436458">
                <text:p>0.139903249436458</text:p>
              </table:table-cell>
              <table:table-cell office:value-type="float" office:value="0.115065103499209">
                <text:p>0.115065103499209</text:p>
              </table:table-cell>
              <table:table-cell office:value-type="float" office:value="0.079135589040947">
                <text:p>0.079135589040947</text:p>
              </table:table-cell>
              <table:table-cell office:value-type="float" office:value="0.071756118423643">
                <text:p>0.071756118423643</text:p>
              </table:table-cell>
              <table:table-cell office:value-type="float" office:value="0.171980413986304">
                <text:p>0.171980413986304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141442185180259">
                <text:p>0.141442185180259</text:p>
              </table:table-cell>
              <table:table-cell office:value-type="float" office:value="0.119039307525696">
                <text:p>0.119039307525696</text:p>
              </table:table-cell>
              <table:table-cell office:value-type="float" office:value="0.0796954122736781">
                <text:p>0.0796954122736781</text:p>
              </table:table-cell>
              <table:table-cell office:value-type="float" office:value="0.0726171918447267">
                <text:p>0.0726171918447267</text:p>
              </table:table-cell>
              <table:table-cell office:value-type="float" office:value="0.176457396221834">
                <text:p>0.176457396221834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142998049217241">
                <text:p>0.142998049217241</text:p>
              </table:table-cell>
              <table:table-cell office:value-type="float" office:value="0.122936003117451">
                <text:p>0.122936003117451</text:p>
              </table:table-cell>
              <table:table-cell office:value-type="float" office:value="0.0802591958238303">
                <text:p>0.0802591958238303</text:p>
              </table:table-cell>
              <table:table-cell office:value-type="float" office:value="0.0734885981468634">
                <text:p>0.0734885981468634</text:p>
              </table:table-cell>
              <table:table-cell office:value-type="float" office:value="0.181156892679336">
                <text:p>0.181156892679336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144571027758631">
                <text:p>0.144571027758631</text:p>
              </table:table-cell>
              <table:table-cell office:value-type="float" office:value="0.126746204967727">
                <text:p>0.126746204967727</text:p>
              </table:table-cell>
              <table:table-cell office:value-type="float" office:value="0.0808269677075936">
                <text:p>0.0808269677075936</text:p>
              </table:table-cell>
              <table:table-cell office:value-type="float" office:value="0.0743704613246258">
                <text:p>0.0743704613246258</text:p>
              </table:table-cell>
              <table:table-cell office:value-type="float" office:value="0.186091655770417">
                <text:p>0.186091655770417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146161309063976">
                <text:p>0.146161309063976</text:p>
              </table:table-cell>
              <table:table-cell office:value-type="float" office:value="0.130460088717748">
                <text:p>0.130460088717748</text:p>
              </table:table-cell>
              <table:table-cell office:value-type="float" office:value="0.081398756139351">
                <text:p>0.081398756139351</text:p>
              </table:table-cell>
              <table:table-cell office:value-type="float" office:value="0.0752629068605213">
                <text:p>0.0752629068605213</text:p>
              </table:table-cell>
              <table:table-cell office:value-type="float" office:value="0.191275188901761">
                <text:p>0.191275188901761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14776908346368">
                <text:p>0.14776908346368</text:p>
              </table:table-cell>
              <table:table-cell office:value-type="float" office:value="0.134066922278825">
                <text:p>0.134066922278825</text:p>
              </table:table-cell>
              <table:table-cell office:value-type="float" office:value="0.0819745895330804">
                <text:p>0.0819745895330804</text:p>
              </table:table-cell>
              <table:table-cell office:value-type="float" office:value="0.0761660617428476">
                <text:p>0.0761660617428476</text:p>
              </table:table-cell>
              <table:table-cell office:value-type="float" office:value="0.196721790909471">
                <text:p>0.196721790909471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14939454338178">
                <text:p>0.14939454338178</text:p>
              </table:table-cell>
              <table:table-cell office:value-type="float" office:value="0.137554991951174">
                <text:p>0.137554991951174</text:p>
              </table:table-cell>
              <table:table-cell office:value-type="float" office:value="0.0821259055179856">
                <text:p>0.0821259055179856</text:p>
              </table:table-cell>
              <table:table-cell office:value-type="float" office:value="0.0770800544837617">
                <text:p>0.0770800544837617</text:p>
              </table:table-cell>
              <table:table-cell office:value-type="float" office:value="0.202446603124573">
                <text:p>0.202446603124573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15103788335898">
                <text:p>0.15103788335898</text:p>
              </table:table-cell>
              <table:table-cell office:value-type="float" office:value="0.14091152296386">
                <text:p>0.14091152296386</text:p>
              </table:table-cell>
              <table:table-cell office:value-type="float" office:value="0.0822775008153878">
                <text:p>0.0822775008153878</text:p>
              </table:table-cell>
              <table:table-cell office:value-type="float" office:value="0.0780050151375669">
                <text:p>0.0780050151375669</text:p>
              </table:table-cell>
              <table:table-cell office:value-type="float" office:value="0.20846565922549">
                <text:p>0.20846565922549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152699300075928">
                <text:p>0.152699300075928</text:p>
              </table:table-cell>
              <table:table-cell office:value-type="float" office:value="0.144122594034046">
                <text:p>0.144122594034046</text:p>
              </table:table-cell>
              <table:table-cell office:value-type="float" office:value="0.0824293759408668">
                <text:p>0.0824293759408668</text:p>
              </table:table-cell>
              <table:table-cell office:value-type="float" office:value="0.0789410753192177">
                <text:p>0.0789410753192177</text:p>
              </table:table-cell>
              <table:table-cell office:value-type="float" office:value="0.214795938042533">
                <text:p>0.214795938042533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154378992376764">
                <text:p>0.154378992376764</text:p>
              </table:table-cell>
              <table:table-cell office:value-type="float" office:value="0.147173045515689">
                <text:p>0.147173045515689</text:p>
              </table:table-cell>
              <table:table-cell office:value-type="float" office:value="0.0825815314109541">
                <text:p>0.0825815314109541</text:p>
              </table:table-cell>
              <table:table-cell office:value-type="float" office:value="0.0798883682230483">
                <text:p>0.0798883682230483</text:p>
              </table:table-cell>
              <table:table-cell office:value-type="float" office:value="0.221455419489244">
                <text:p>0.22145541948924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156077161292908">
                <text:p>0.156077161292908</text:p>
              </table:table-cell>
              <table:table-cell office:value-type="float" office:value="0.150381380677912">
                <text:p>0.150381380677912</text:p>
              </table:table-cell>
              <table:table-cell office:value-type="float" office:value="0.0827339677431347">
                <text:p>0.0827339677431347</text:p>
              </table:table-cell>
              <table:table-cell office:value-type="float" office:value="0.0808470286417249">
                <text:p>0.0808470286417249</text:p>
              </table:table-cell>
              <table:table-cell office:value-type="float" office:value="0.228463143805769">
                <text:p>0.228463143805769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.15979401006713">
                <text:p>0.15979401006713</text:p>
              </table:table-cell>
              <table:table-cell office:value-type="float" office:value="0.154437994762144">
                <text:p>0.154437994762144</text:p>
              </table:table-cell>
              <table:table-cell office:value-type="float" office:value="0.0828866854558488">
                <text:p>0.0828866854558488</text:p>
              </table:table-cell>
              <table:table-cell office:value-type="float" office:value="0.0818171929854256">
                <text:p>0.0818171929854256</text:p>
              </table:table-cell>
              <table:table-cell office:value-type="float" office:value="0.235386026558623">
                <text:p>0.235386026558623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.163529744177868">
                <text:p>0.163529744177868</text:p>
              </table:table-cell>
              <table:table-cell office:value-type="float" office:value="0.15804780640711">
                <text:p>0.15804780640711</text:p>
              </table:table-cell>
              <table:table-cell office:value-type="float" office:value="0.0830396850684937">
                <text:p>0.0830396850684937</text:p>
              </table:table-cell>
              <table:table-cell office:value-type="float" office:value="0.0827989993012507">
                <text:p>0.0827989993012507</text:p>
              </table:table-cell>
              <table:table-cell office:value-type="float" office:value="0.242496518108827">
                <text:p>0.242496518108827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.167284571363825">
                <text:p>0.167284571363825</text:p>
              </table:table-cell>
              <table:table-cell office:value-type="float" office:value="0.161335624392998">
                <text:p>0.161335624392998</text:p>
              </table:table-cell>
              <table:table-cell office:value-type="float" office:value="0.0831929671014252">
                <text:p>0.0831929671014252</text:p>
              </table:table-cell>
              <table:table-cell office:value-type="float" office:value="0.0837925872928657">
                <text:p>0.0837925872928657</text:p>
              </table:table-cell>
              <table:table-cell office:value-type="float" office:value="0.249802308134692">
                <text:p>0.249802308134692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.171058701648827">
                <text:p>0.171058701648827</text:p>
              </table:table-cell>
              <table:table-cell office:value-type="float" office:value="0.164281187919197">
                <text:p>0.164281187919197</text:p>
              </table:table-cell>
              <table:table-cell office:value-type="float" office:value="0.08334653207596">
                <text:p>0.08334653207596</text:p>
              </table:table-cell>
              <table:table-cell office:value-type="float" office:value="0.0847980983403801">
                <text:p>0.0847980983403801</text:p>
              </table:table-cell>
              <table:table-cell office:value-type="float" office:value="0.257311404175643">
                <text:p>0.257311404175643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.174852347366964">
                <text:p>0.174852347366964</text:p>
              </table:table-cell>
              <table:table-cell office:value-type="float" office:value="0.166863087513438">
                <text:p>0.166863087513438</text:p>
              </table:table-cell>
              <table:table-cell office:value-type="float" office:value="0.0835003805143766">
                <text:p>0.0835003805143766</text:p>
              </table:table-cell>
              <table:table-cell office:value-type="float" office:value="0.0858156755204646">
                <text:p>0.0858156755204646</text:p>
              </table:table-cell>
              <table:table-cell office:value-type="float" office:value="0.2650321447837">
                <text:p>0.2650321447837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.178665723188001">
                <text:p>0.178665723188001</text:p>
              </table:table-cell>
              <table:table-cell office:value-type="float" office:value="0.169058704501033">
                <text:p>0.169058704501033</text:p>
              </table:table-cell>
              <table:table-cell office:value-type="float" office:value="0.0836545129399181">
                <text:p>0.0836545129399181</text:p>
              </table:table-cell>
              <table:table-cell office:value-type="float" office:value="0.0868454636267102">
                <text:p>0.0868454636267102</text:p>
              </table:table-cell>
              <table:table-cell office:value-type="float" office:value="0.272973213219159">
                <text:p>0.272973213219159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.182499046143069">
                <text:p>0.182499046143069</text:p>
              </table:table-cell>
              <table:table-cell office:value-type="float" office:value="0.170844147430272">
                <text:p>0.170844147430272</text:p>
              </table:table-cell>
              <table:table-cell office:value-type="float" office:value="0.0838089298767929">
                <text:p>0.0838089298767929</text:p>
              </table:table-cell>
              <table:table-cell office:value-type="float" office:value="0.0878876091902307">
                <text:p>0.0878876091902307</text:p>
              </table:table-cell>
              <table:table-cell office:value-type="float" office:value="0.281143651712974">
                <text:p>0.28114365171297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86352535650642">
                <text:p>0.186352535650642</text:p>
              </table:table-cell>
              <table:table-cell office:value-type="float" office:value="0.17219418530573">
                <text:p>0.17219418530573</text:p>
              </table:table-cell>
              <table:table-cell office:value-type="float" office:value="0.0839636318501776">
                <text:p>0.0839636318501776</text:p>
              </table:table-cell>
              <table:table-cell office:value-type="float" office:value="0.0889422605005135">
                <text:p>0.0889422605005135</text:p>
              </table:table-cell>
              <table:table-cell office:value-type="float" office:value="0.289552876319323">
                <text:p>0.289552876319323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0.190226413542799">
                <text:p>0.190226413542799</text:p>
              </table:table-cell>
              <table:table-cell office:value-type="float" office:value="0.173082177474119">
                <text:p>0.173082177474119</text:p>
              </table:table-cell>
              <table:table-cell office:value-type="float" office:value="0.0841186193862177">
                <text:p>0.0841186193862177</text:p>
              </table:table-cell>
              <table:table-cell office:value-type="float" office:value="0.0900095676265197">
                <text:p>0.0900095676265197</text:p>
              </table:table-cell>
              <table:table-cell office:value-type="float" office:value="0.298210692382758">
                <text:p>0.298210692382758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19412090409177">
                <text:p>0.19412090409177</text:p>
              </table:table-cell>
              <table:table-cell office:value-type="float" office:value="0.17422">
                <text:p>0.17422</text:p>
              </table:table-cell>
              <table:table-cell office:value-type="float" office:value="0.0842738930120302">
                <text:p>0.0842738930120302</text:p>
              </table:table-cell>
              <table:table-cell office:value-type="float" office:value="0.0910896824380379">
                <text:p>0.0910896824380379</text:p>
              </table:table-cell>
              <table:table-cell office:value-type="float" office:value="0.307127310645362">
                <text:p>0.307127310645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38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8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56cm" svg:height="11.447cm" xlink:href=".." xlink:type="simple" chart:class="chart:line" chart:style-name="ch1">
        <chart:legend chart:legend-position="end" svg:x="15.654cm" svg:y="4.428cm" style:legend-expansion="high" chart:style-name="ch2"/>
        <chart:plot-area chart:style-name="ch3" table:cell-range-address="Feuille1.W2:Feuille1.Y44 Feuille1.AA2:Feuille1.AB44 Feuille1.AD2:Feuille1.AD44" chart:data-source-has-labels="both" svg:x="0.445cm" svg:y="0.228cm" svg:width="14.764cm" svg:height="10.991cm">
          <chartooo:coordinate-region svg:x="1.357cm" svg:y="0.427cm" svg:width="13.852cm" svg:height="9.738cm"/>
          <chart:axis chart:dimension="x" chart:name="primary-x" chart:style-name="ch4" chartooo:axis-type="auto">
            <chartooo:date-scale/>
            <chart:categories table:cell-range-address="Feuille1.W3:Feuille1.W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X3:Feuille1.X44" chart:label-cell-address="Feuille1.X2:Feuille1.X2" chart:class="chart:line">
            <chart:data-point chart:repeated="42"/>
          </chart:series>
          <chart:series chart:style-name="ch7" chart:values-cell-range-address="Feuille1.Y3:Feuille1.Y44" chart:label-cell-address="Feuille1.Y2:Feuille1.Y2" chart:class="chart:line">
            <chart:data-point chart:repeated="42"/>
          </chart:series>
          <chart:series chart:style-name="ch8" chart:values-cell-range-address="Feuille1.AA3:Feuille1.AA44" chart:label-cell-address="Feuille1.AA2:Feuille1.AA2" chart:class="chart:line">
            <chart:data-point chart:repeated="42"/>
          </chart:series>
          <chart:series chart:style-name="ch9" chart:values-cell-range-address="Feuille1.AB3:Feuille1.AB44" chart:label-cell-address="Feuille1.AB2:Feuille1.AB2" chart:class="chart:line">
            <chart:data-point chart:repeated="42"/>
          </chart:series>
          <chart:series chart:style-name="ch10" chart:values-cell-range-address="Feuille1.AD3:Feuille1.AD44" chart:label-cell-address="Feuille1.AD2:Feuille1.AD2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ricité AMS  no TC biogaz 50 %</text:p>
                <draw:g>
                  <svg:desc>Feuille1.X2:Feuille1.X2</svg:desc>
                </draw:g>
              </table:table-cell>
              <table:table-cell office:value-type="string">
                <text:p>GazAMS  no TC biogaz 50 %</text:p>
                <draw:g>
                  <svg:desc>Feuille1.Y2:Feuille1.Y2</svg:desc>
                </draw:g>
              </table:table-cell>
              <table:table-cell office:value-type="string">
                <text:p>UrbainAMS  no TC biogaz 50 %</text:p>
                <draw:g>
                  <svg:desc>Feuille1.AA2:Feuille1.AA2</svg:desc>
                </draw:g>
              </table:table-cell>
              <table:table-cell office:value-type="string">
                <text:p>AutresAMS  no TC biogaz 50 %</text:p>
                <draw:g>
                  <svg:desc>Feuille1.AB2:Feuille1.AB2</svg:desc>
                </draw:g>
              </table:table-cell>
              <table:table-cell office:value-type="string">
                <text:p>Fioul avecTCAMS  no TC biogaz 50 %</text:p>
                <draw:g>
                  <svg:desc>Feuille1.AD2:Feuille1.AD2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10</text:p>
                <draw:g>
                  <svg:desc>Feuille1.W3:Feuille1.W44</svg:desc>
                </draw:g>
              </table:table-cell>
              <table:table-cell office:value-type="float" office:value="0.09407">
                <text:p>0.09407</text:p>
                <draw:g>
                  <svg:desc>Feuille1.X3:Feuille1.X44</svg:desc>
                </draw:g>
              </table:table-cell>
              <table:table-cell office:value-type="float" office:value="0.0330053">
                <text:p>0.0330053</text:p>
                <draw:g>
                  <svg:desc>Feuille1.Y3:Feuille1.Y44</svg:desc>
                </draw:g>
              </table:table-cell>
              <table:table-cell office:value-type="float" office:value="0.0614">
                <text:p>0.0614</text:p>
                <draw:g>
                  <svg:desc>Feuille1.AA3:Feuille1.AA44</svg:desc>
                </draw:g>
              </table:table-cell>
              <table:table-cell office:value-type="float" office:value="0.0452631578947368">
                <text:p>0.0452631578947368</text:p>
                <draw:g>
                  <svg:desc>Feuille1.AB3:Feuille1.AB44</svg:desc>
                </draw:g>
              </table:table-cell>
              <table:table-cell office:value-type="float" office:value="0.0617856337491149">
                <text:p>0.0617856337491149</text:p>
                <draw:g>
                  <svg:desc>Feuille1.AD3:Feuille1.AD44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9847">
                <text:p>0.09847</text:p>
              </table:table-cell>
              <table:table-cell office:value-type="float" office:value="0.0386719666666667">
                <text:p>0.0386719666666667</text:p>
              </table:table-cell>
              <table:table-cell office:value-type="float" office:value="0.0591">
                <text:p>0.0591</text:p>
              </table:table-cell>
              <table:table-cell office:value-type="float" office:value="0.0509473684210526">
                <text:p>0.0509473684210526</text:p>
              </table:table-cell>
              <table:table-cell office:value-type="float" office:value="0.0763929293534506">
                <text:p>0.076392929353450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102122">
                <text:p>0.102122</text:p>
              </table:table-cell>
              <table:table-cell office:value-type="float" office:value="0.0443386333333333">
                <text:p>0.0443386333333333</text:p>
              </table:table-cell>
              <table:table-cell office:value-type="float" office:value="0.0682">
                <text:p>0.0682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946635726346751">
                <text:p>0.094663572634675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105774">
                <text:p>0.105774</text:p>
              </table:table-cell>
              <table:table-cell office:value-type="float" office:value="0.0500053">
                <text:p>0.0500053</text:p>
              </table:table-cell>
              <table:table-cell office:value-type="float" office:value="0.0706">
                <text:p>0.0706</text:p>
              </table:table-cell>
              <table:table-cell office:value-type="float" office:value="0.0547368421052632">
                <text:p>0.0547368421052632</text:p>
              </table:table-cell>
              <table:table-cell office:value-type="float" office:value="0.101142360695027">
                <text:p>0.10114236069502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109426">
                <text:p>0.109426</text:p>
              </table:table-cell>
              <table:table-cell office:value-type="float" office:value="0.0500053">
                <text:p>0.0500053</text:p>
              </table:table-cell>
              <table:table-cell office:value-type="float" office:value="0.0702">
                <text:p>0.0702</text:p>
              </table:table-cell>
              <table:table-cell office:value-type="float" office:value="0.0576842105263158">
                <text:p>0.0576842105263158</text:p>
              </table:table-cell>
              <table:table-cell office:value-type="float" office:value="0.0972461114439784">
                <text:p>0.0972461114439784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113078">
                <text:p>0.113078</text:p>
              </table:table-cell>
              <table:table-cell office:value-type="float" office:value="0.0489403">
                <text:p>0.0489403</text:p>
              </table:table-cell>
              <table:table-cell office:value-type="float" office:value="0.0794">
                <text:p>0.0794</text:p>
              </table:table-cell>
              <table:table-cell office:value-type="float" office:value="0.0608421052631579">
                <text:p>0.0608421052631579</text:p>
              </table:table-cell>
              <table:table-cell office:value-type="float" office:value="0.0951605597254752">
                <text:p>0.095160559725475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.11873">
                <text:p>0.11873</text:p>
              </table:table-cell>
              <table:table-cell office:value-type="float" office:value="0.0484778">
                <text:p>0.0484778</text:p>
              </table:table-cell>
              <table:table-cell office:value-type="float" office:value="0.0803528">
                <text:p>0.0803528</text:p>
              </table:table-cell>
              <table:table-cell office:value-type="float" office:value="0.06">
                <text:p>0.06</text:p>
              </table:table-cell>
              <table:table-cell office:value-type="float" office:value="0.074669">
                <text:p>0.074669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.12003603">
                <text:p>0.12003603</text:p>
              </table:table-cell>
              <table:table-cell office:value-type="float" office:value="0.0525641752014923">
                <text:p>0.0525641752014923</text:p>
              </table:table-cell>
              <table:table-cell office:value-type="float" office:value="0.0811988868219191">
                <text:p>0.0811988868219191</text:p>
              </table:table-cell>
              <table:table-cell office:value-type="float" office:value="0.06078">
                <text:p>0.06078</text:p>
              </table:table-cell>
              <table:table-cell office:value-type="float" office:value="0.0827961765801761">
                <text:p>0.082796176580176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.12135642633">
                <text:p>0.12135642633</text:p>
              </table:table-cell>
              <table:table-cell office:value-type="float" office:value="0.055169317590123">
                <text:p>0.055169317590123</text:p>
              </table:table-cell>
              <table:table-cell office:value-type="float" office:value="0.0820538826415362">
                <text:p>0.0820538826415362</text:p>
              </table:table-cell>
              <table:table-cell office:value-type="float" office:value="0.06157014">
                <text:p>0.06157014</text:p>
              </table:table-cell>
              <table:table-cell office:value-type="float" office:value="0.0895171627275145">
                <text:p>0.089517162727514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.12269134701963">
                <text:p>0.12269134701963</text:p>
              </table:table-cell>
              <table:table-cell office:value-type="float" office:value="0.0574509194229627">
                <text:p>0.0574509194229627</text:p>
              </table:table-cell>
              <table:table-cell office:value-type="float" office:value="0.0829178812674746">
                <text:p>0.0829178812674746</text:p>
              </table:table-cell>
              <table:table-cell office:value-type="float" office:value="0.06237055182">
                <text:p>0.06237055182</text:p>
              </table:table-cell>
              <table:table-cell office:value-type="float" office:value="0.0954385198519156">
                <text:p>0.0954385198519156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.124040951836846">
                <text:p>0.124040951836846</text:p>
              </table:table-cell>
              <table:table-cell office:value-type="float" office:value="0.0583496761674373">
                <text:p>0.0583496761674373</text:p>
              </table:table-cell>
              <table:table-cell office:value-type="float" office:value="0.0837909774961295">
                <text:p>0.0837909774961295</text:p>
              </table:table-cell>
              <table:table-cell office:value-type="float" office:value="0.06318136899366">
                <text:p>0.06318136899366</text:p>
              </table:table-cell>
              <table:table-cell office:value-type="float" office:value="0.0977488192167912">
                <text:p>0.097748819216791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125405402307051">
                <text:p>0.125405402307051</text:p>
              </table:table-cell>
              <table:table-cell office:value-type="float" office:value="0.0592683771434893">
                <text:p>0.0592683771434893</text:p>
              </table:table-cell>
              <table:table-cell office:value-type="float" office:value="0.0846732671220691">
                <text:p>0.0846732671220691</text:p>
              </table:table-cell>
              <table:table-cell office:value-type="float" office:value="0.0640027267905775">
                <text:p>0.0640027267905775</text:p>
              </table:table-cell>
              <table:table-cell office:value-type="float" office:value="0.100164009315139">
                <text:p>0.100164009315139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126784861732429">
                <text:p>0.126784861732429</text:p>
              </table:table-cell>
              <table:table-cell office:value-type="float" office:value="0.0608528066994552">
                <text:p>0.0608528066994552</text:p>
              </table:table-cell>
              <table:table-cell office:value-type="float" office:value="0.0855648469485446">
                <text:p>0.0855648469485446</text:p>
              </table:table-cell>
              <table:table-cell office:value-type="float" office:value="0.0648347622388551">
                <text:p>0.0648347622388551</text:p>
              </table:table-cell>
              <table:table-cell office:value-type="float" office:value="0.102688852328923">
                <text:p>0.10268885232892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128179495211485">
                <text:p>0.128179495211485</text:p>
              </table:table-cell>
              <table:table-cell office:value-type="float" office:value="0.0624445213439955">
                <text:p>0.0624445213439955</text:p>
              </table:table-cell>
              <table:table-cell office:value-type="float" office:value="0.0864658147981116">
                <text:p>0.0864658147981116</text:p>
              </table:table-cell>
              <table:table-cell office:value-type="float" office:value="0.0656776141479602">
                <text:p>0.0656776141479602</text:p>
              </table:table-cell>
              <table:table-cell office:value-type="float" office:value="0.105328326649647">
                <text:p>0.105328326649647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129589469658812">
                <text:p>0.129589469658812</text:p>
              </table:table-cell>
              <table:table-cell office:value-type="float" office:value="0.0640435365678138">
                <text:p>0.0640435365678138</text:p>
              </table:table-cell>
              <table:table-cell office:value-type="float" office:value="0.087376269523363">
                <text:p>0.087376269523363</text:p>
              </table:table-cell>
              <table:table-cell office:value-type="float" office:value="0.0665314231318836">
                <text:p>0.0665314231318836</text:p>
              </table:table-cell>
              <table:table-cell office:value-type="float" office:value="0.10808763669456">
                <text:p>0.10808763669456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131014953825059">
                <text:p>0.131014953825059</text:p>
              </table:table-cell>
              <table:table-cell office:value-type="float" office:value="0.0656498638787202">
                <text:p>0.0656498638787202</text:p>
              </table:table-cell>
              <table:table-cell office:value-type="float" office:value="0.0879943892121321">
                <text:p>0.0879943892121321</text:p>
              </table:table-cell>
              <table:table-cell office:value-type="float" office:value="0.0673963316325981">
                <text:p>0.0673963316325981</text:p>
              </table:table-cell>
              <table:table-cell office:value-type="float" office:value="0.110972223168531">
                <text:p>0.110972223168531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132456118317134">
                <text:p>0.132456118317134</text:p>
              </table:table-cell>
              <table:table-cell office:value-type="float" office:value="0.0672770105863943">
                <text:p>0.0672770105863943</text:p>
              </table:table-cell>
              <table:table-cell office:value-type="float" office:value="0.0886168816207682">
                <text:p>0.0886168816207682</text:p>
              </table:table-cell>
              <table:table-cell office:value-type="float" office:value="0.0682724839438219">
                <text:p>0.0682724839438219</text:p>
              </table:table-cell>
              <table:table-cell office:value-type="float" office:value="0.113987773791832">
                <text:p>0.113987773791832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133913135618623">
                <text:p>0.133913135618623</text:p>
              </table:table-cell>
              <table:table-cell office:value-type="float" office:value="0.0689886579529645">
                <text:p>0.0689886579529645</text:p>
              </table:table-cell>
              <table:table-cell office:value-type="float" office:value="0.0892437776828904">
                <text:p>0.0892437776828904</text:p>
              </table:table-cell>
              <table:table-cell office:value-type="float" office:value="0.0691600262350916">
                <text:p>0.0691600262350916</text:p>
              </table:table-cell>
              <table:table-cell office:value-type="float" office:value="0.11714023451497">
                <text:p>0.11714023451497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135386180110428">
                <text:p>0.135386180110428</text:p>
              </table:table-cell>
              <table:table-cell office:value-type="float" office:value="0.0707056568015827">
                <text:p>0.0707056568015827</text:p>
              </table:table-cell>
              <table:table-cell office:value-type="float" office:value="0.0898751085509493">
                <text:p>0.0898751085509493</text:p>
              </table:table-cell>
              <table:table-cell office:value-type="float" office:value="0.0700591065761477">
                <text:p>0.0700591065761477</text:p>
              </table:table-cell>
              <table:table-cell office:value-type="float" office:value="0.120435821242695">
                <text:p>0.12043582124269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136875428091642">
                <text:p>0.136875428091642</text:p>
              </table:table-cell>
              <table:table-cell office:value-type="float" office:value="0.0724279261432359">
                <text:p>0.0724279261432359</text:p>
              </table:table-cell>
              <table:table-cell office:value-type="float" office:value="0.090510905597775">
                <text:p>0.090510905597775</text:p>
              </table:table-cell>
              <table:table-cell office:value-type="float" office:value="0.0709698749616377">
                <text:p>0.0709698749616377</text:p>
              </table:table-cell>
              <table:table-cell office:value-type="float" office:value="0.123881032090283">
                <text:p>0.123881032090283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13838105780065">
                <text:p>0.13838105780065</text:p>
              </table:table-cell>
              <table:table-cell office:value-type="float" office:value="0.074155377316747">
                <text:p>0.074155377316747</text:p>
              </table:table-cell>
              <table:table-cell office:value-type="float" office:value="0.0911512004181365">
                <text:p>0.0911512004181365</text:p>
              </table:table-cell>
              <table:table-cell office:value-type="float" office:value="0.0718924833361389">
                <text:p>0.0718924833361389</text:p>
              </table:table-cell>
              <table:table-cell office:value-type="float" office:value="0.127482660196286">
                <text:p>0.127482660196286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39903249436458">
                <text:p>0.139903249436458</text:p>
              </table:table-cell>
              <table:table-cell office:value-type="float" office:value="0.0759158136474505">
                <text:p>0.0759158136474505</text:p>
              </table:table-cell>
              <table:table-cell office:value-type="float" office:value="0.0917960248303108">
                <text:p>0.0917960248303108</text:p>
              </table:table-cell>
              <table:table-cell office:value-type="float" office:value="0.0728270856195087">
                <text:p>0.0728270856195087</text:p>
              </table:table-cell>
              <table:table-cell office:value-type="float" office:value="0.131247807116982">
                <text:p>0.131247807116982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141442185180259">
                <text:p>0.141442185180259</text:p>
              </table:table-cell>
              <table:table-cell office:value-type="float" office:value="0.0776633524971923">
                <text:p>0.0776633524971923</text:p>
              </table:table-cell>
              <table:table-cell office:value-type="float" office:value="0.0924454108776653">
                <text:p>0.0924454108776653</text:p>
              </table:table-cell>
              <table:table-cell office:value-type="float" office:value="0.0737738377325623">
                <text:p>0.0737738377325623</text:p>
              </table:table-cell>
              <table:table-cell office:value-type="float" office:value="0.132113615644561">
                <text:p>0.132113615644561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142998049217241">
                <text:p>0.142998049217241</text:p>
              </table:table-cell>
              <table:table-cell office:value-type="float" office:value="0.0794006006295716">
                <text:p>0.0794006006295716</text:p>
              </table:table-cell>
              <table:table-cell office:value-type="float" office:value="0.0930993908302492">
                <text:p>0.0930993908302492</text:p>
              </table:table-cell>
              <table:table-cell office:value-type="float" office:value="0.0747328976230856">
                <text:p>0.0747328976230856</text:p>
              </table:table-cell>
              <table:table-cell office:value-type="float" office:value="0.132988070816432">
                <text:p>0.132988070816432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144571027758631">
                <text:p>0.144571027758631</text:p>
              </table:table-cell>
              <table:table-cell office:value-type="float" office:value="0.0811273844012849">
                <text:p>0.0811273844012849</text:p>
              </table:table-cell>
              <table:table-cell office:value-type="float" office:value="0.0937579971863972">
                <text:p>0.0937579971863972</text:p>
              </table:table-cell>
              <table:table-cell office:value-type="float" office:value="0.0757044252921857">
                <text:p>0.0757044252921857</text:p>
              </table:table-cell>
              <table:table-cell office:value-type="float" office:value="0.133871258984778">
                <text:p>0.133871258984778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146161309063976">
                <text:p>0.146161309063976</text:p>
              </table:table-cell>
              <table:table-cell office:value-type="float" office:value="0.0828435277314242">
                <text:p>0.0828435277314242</text:p>
              </table:table-cell>
              <table:table-cell office:value-type="float" office:value="0.094421262674345">
                <text:p>0.094421262674345</text:p>
              </table:table-cell>
              <table:table-cell office:value-type="float" office:value="0.0766885828209841">
                <text:p>0.0766885828209841</text:p>
              </table:table-cell>
              <table:table-cell office:value-type="float" office:value="0.134763267364164">
                <text:p>0.134763267364164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14776908346368">
                <text:p>0.14776908346368</text:p>
              </table:table-cell>
              <table:table-cell office:value-type="float" office:value="0.0845488520701507">
                <text:p>0.0845488520701507</text:p>
              </table:table-cell>
              <table:table-cell office:value-type="float" office:value="0.0950892202538552">
                <text:p>0.0950892202538552</text:p>
              </table:table-cell>
              <table:table-cell office:value-type="float" office:value="0.0776855343976569">
                <text:p>0.0776855343976569</text:p>
              </table:table-cell>
              <table:table-cell office:value-type="float" office:value="0.13566418404015">
                <text:p>0.13566418404015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14939454338178">
                <text:p>0.14939454338178</text:p>
              </table:table-cell>
              <table:table-cell office:value-type="float" office:value="0.0862431763669866">
                <text:p>0.0862431763669866</text:p>
              </table:table-cell>
              <table:table-cell office:value-type="float" office:value="0.0952647443900362">
                <text:p>0.0952647443900362</text:p>
              </table:table-cell>
              <table:table-cell office:value-type="float" office:value="0.0786954463448265">
                <text:p>0.0786954463448265</text:p>
              </table:table-cell>
              <table:table-cell office:value-type="float" office:value="0.136574097977983">
                <text:p>0.136574097977983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15103788335898">
                <text:p>0.15103788335898</text:p>
              </table:table-cell>
              <table:table-cell office:value-type="float" office:value="0.0879263170387194">
                <text:p>0.0879263170387194</text:p>
              </table:table-cell>
              <table:table-cell office:value-type="float" office:value="0.0954405925242719">
                <text:p>0.0954405925242719</text:p>
              </table:table-cell>
              <table:table-cell office:value-type="float" office:value="0.0797184871473092">
                <text:p>0.0797184871473092</text:p>
              </table:table-cell>
              <table:table-cell office:value-type="float" office:value="0.137493099031393">
                <text:p>0.13749309903139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152699300075928">
                <text:p>0.152699300075928</text:p>
              </table:table-cell>
              <table:table-cell office:value-type="float" office:value="0.0895980879369162">
                <text:p>0.0895980879369162</text:p>
              </table:table-cell>
              <table:table-cell office:value-type="float" office:value="0.0956167652546266">
                <text:p>0.0956167652546266</text:p>
              </table:table-cell>
              <table:table-cell office:value-type="float" office:value="0.0807548274802242">
                <text:p>0.0807548274802242</text:p>
              </table:table-cell>
              <table:table-cell office:value-type="float" office:value="0.138421277951454">
                <text:p>0.138421277951454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154378992376764">
                <text:p>0.154378992376764</text:p>
              </table:table-cell>
              <table:table-cell office:value-type="float" office:value="0.0912583003150413">
                <text:p>0.0912583003150413</text:p>
              </table:table-cell>
              <table:table-cell office:value-type="float" office:value="0.0957932631802688">
                <text:p>0.0957932631802688</text:p>
              </table:table-cell>
              <table:table-cell office:value-type="float" office:value="0.0818046402374671">
                <text:p>0.0818046402374671</text:p>
              </table:table-cell>
              <table:table-cell office:value-type="float" office:value="0.139358726395555">
                <text:p>0.13935872639555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156077161292908">
                <text:p>0.156077161292908</text:p>
              </table:table-cell>
              <table:table-cell office:value-type="float" office:value="0.0930742627951733">
                <text:p>0.0930742627951733</text:p>
              </table:table-cell>
              <table:table-cell office:value-type="float" office:value="0.0959700869014728">
                <text:p>0.0959700869014728</text:p>
              </table:table-cell>
              <table:table-cell office:value-type="float" office:value="0.0828681005605542">
                <text:p>0.0828681005605542</text:p>
              </table:table-cell>
              <table:table-cell office:value-type="float" office:value="0.140305536936447">
                <text:p>0.140305536936447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.15779401006713">
                <text:p>0.15779401006713</text:p>
              </table:table-cell>
              <table:table-cell office:value-type="float" office:value="0.0954419733888016">
                <text:p>0.0954419733888016</text:p>
              </table:table-cell>
              <table:table-cell office:value-type="float" office:value="0.0961472370196211">
                <text:p>0.0961472370196211</text:p>
              </table:table-cell>
              <table:table-cell office:value-type="float" office:value="0.0839453858678414">
                <text:p>0.0839453858678414</text:p>
              </table:table-cell>
              <table:table-cell office:value-type="float" office:value="0.140742855440524">
                <text:p>0.140742855440524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.159529744177868">
                <text:p>0.159529744177868</text:p>
              </table:table-cell>
              <table:table-cell office:value-type="float" office:value="0.0975843605387801">
                <text:p>0.0975843605387801</text:p>
              </table:table-cell>
              <table:table-cell office:value-type="float" office:value="0.0963247141372061">
                <text:p>0.0963247141372061</text:p>
              </table:table-cell>
              <table:table-cell office:value-type="float" office:value="0.0850366758841233">
                <text:p>0.0850366758841233</text:p>
              </table:table-cell>
              <table:table-cell office:value-type="float" office:value="0.141182171241675">
                <text:p>0.141182171241675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.161284571363825">
                <text:p>0.161284571363825</text:p>
              </table:table-cell>
              <table:table-cell office:value-type="float" office:value="0.0997173239094339">
                <text:p>0.0997173239094339</text:p>
              </table:table-cell>
              <table:table-cell office:value-type="float" office:value="0.0965025188578324">
                <text:p>0.0965025188578324</text:p>
              </table:table-cell>
              <table:table-cell office:value-type="float" office:value="0.0861421526706169">
                <text:p>0.0861421526706169</text:p>
              </table:table-cell>
              <table:table-cell office:value-type="float" office:value="0.141623493461847">
                <text:p>0.141623493461847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.163058701648827">
                <text:p>0.163058701648827</text:p>
              </table:table-cell>
              <table:table-cell office:value-type="float" office:value="0.101840794798893">
                <text:p>0.101840794798893</text:p>
              </table:table-cell>
              <table:table-cell office:value-type="float" office:value="0.0966806517862189">
                <text:p>0.0966806517862189</text:p>
              </table:table-cell>
              <table:table-cell office:value-type="float" office:value="0.0872620006553349">
                <text:p>0.0872620006553349</text:p>
              </table:table-cell>
              <table:table-cell office:value-type="float" office:value="0.142066831264646">
                <text:p>0.142066831264646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.164852347366964">
                <text:p>0.164852347366964</text:p>
              </table:table-cell>
              <table:table-cell office:value-type="float" office:value="0.103954703940032">
                <text:p>0.103954703940032</text:p>
              </table:table-cell>
              <table:table-cell office:value-type="float" office:value="0.0968591135282007">
                <text:p>0.0968591135282007</text:p>
              </table:table-cell>
              <table:table-cell office:value-type="float" office:value="0.0883964066638543">
                <text:p>0.0883964066638543</text:p>
              </table:table-cell>
              <table:table-cell office:value-type="float" office:value="0.14251219385553">
                <text:p>0.14251219385553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.166665723188001">
                <text:p>0.166665723188001</text:p>
              </table:table-cell>
              <table:table-cell office:value-type="float" office:value="0.106058981494953">
                <text:p>0.106058981494953</text:p>
              </table:table-cell>
              <table:table-cell office:value-type="float" office:value="0.0970379046907311">
                <text:p>0.0970379046907311</text:p>
              </table:table-cell>
              <table:table-cell office:value-type="float" office:value="0.0895455599504844">
                <text:p>0.0895455599504844</text:p>
              </table:table-cell>
              <table:table-cell office:value-type="float" office:value="0.142959590482001">
                <text:p>0.142959590482001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.168499046143069">
                <text:p>0.168499046143069</text:p>
              </table:table-cell>
              <table:table-cell office:value-type="float" office:value="0.108153557049416">
                <text:p>0.108153557049416</text:p>
              </table:table-cell>
              <table:table-cell office:value-type="float" office:value="0.0972170258818838">
                <text:p>0.0972170258818838</text:p>
              </table:table-cell>
              <table:table-cell office:value-type="float" office:value="0.0907096522298407">
                <text:p>0.0907096522298407</text:p>
              </table:table-cell>
              <table:table-cell office:value-type="float" office:value="0.143409030433794">
                <text:p>0.14340903043379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70352535650642">
                <text:p>0.170352535650642</text:p>
              </table:table-cell>
              <table:table-cell office:value-type="float" office:value="0.1102383596072">
                <text:p>0.1102383596072</text:p>
              </table:table-cell>
              <table:table-cell office:value-type="float" office:value="0.097396477710855">
                <text:p>0.097396477710855</text:p>
              </table:table-cell>
              <table:table-cell office:value-type="float" office:value="0.0918888777088286">
                <text:p>0.0918888777088286</text:p>
              </table:table-cell>
              <table:table-cell office:value-type="float" office:value="0.143860523043072">
                <text:p>0.143860523043072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0.172226413542799">
                <text:p>0.172226413542799</text:p>
              </table:table-cell>
              <table:table-cell office:value-type="float" office:value="0.112313317584412">
                <text:p>0.112313317584412</text:p>
              </table:table-cell>
              <table:table-cell office:value-type="float" office:value="0.0975762607879655">
                <text:p>0.0975762607879655</text:p>
              </table:table-cell>
              <table:table-cell office:value-type="float" office:value="0.0930834331190433">
                <text:p>0.0930834331190433</text:p>
              </table:table-cell>
              <table:table-cell office:value-type="float" office:value="0.144314077684621">
                <text:p>0.14431407768462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17412090409177">
                <text:p>0.17412090409177</text:p>
              </table:table-cell>
              <table:table-cell office:value-type="float" office:value="0.114748358803725">
                <text:p>0.114748358803725</text:p>
              </table:table-cell>
              <table:table-cell office:value-type="float" office:value="0.0977563757246623">
                <text:p>0.0977563757246623</text:p>
              </table:table-cell>
              <table:table-cell office:value-type="float" office:value="0.0942935177495909">
                <text:p>0.0942935177495909</text:p>
              </table:table-cell>
              <table:table-cell office:value-type="float" office:value="0.14476970377604">
                <text:p>0.144769703776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4.306cm" svg:height="30.398cm" xlink:href=".." xlink:type="simple" chart:class="chart:line" chart:style-name="ch1">
        <chart:legend chart:legend-position="end" svg:x="47.704cm" svg:y="13.406cm" style:legend-expansion="high" chart:style-name="ch2"/>
        <chart:plot-area chart:style-name="ch3" table:cell-range-address="Feuille1.A2:Feuille1.C44 Feuille1.H2:Feuille1.H44 Feuille1.O2:Feuille1.O44 Feuille1.T2:Feuille1.T44 Feuille1.Y2:Feuille1.Y44 Feuille1.AD2:Feuille1.AD44" chart:data-source-has-labels="both" svg:x="1.086cm" svg:y="0.607cm" svg:width="45.532cm" svg:height="29.184cm">
          <chartooo:coordinate-region svg:x="1.998cm" svg:y="0.806cm" svg:width="44.248cm" svg:height="28.338cm"/>
          <chart:axis chart:dimension="x" chart:name="primary-x" chart:style-name="ch4" chartooo:axis-type="auto">
            <chartooo:date-scale/>
            <chart:categories table:cell-range-address="Feuille1.A3:Feuille1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44" chart:label-cell-address="Feuille1.B2:Feuille1.B2" chart:class="chart:line">
            <chart:data-point chart:repeated="42"/>
          </chart:series>
          <chart:series chart:style-name="ch7" chart:values-cell-range-address="Feuille1.C3:Feuille1.C44" chart:label-cell-address="Feuille1.C2:Feuille1.C2" chart:class="chart:line">
            <chart:data-point chart:repeated="42"/>
          </chart:series>
          <chart:series chart:style-name="ch8" chart:values-cell-range-address="Feuille1.H3:Feuille1.H44" chart:label-cell-address="Feuille1.H2:Feuille1.H2" chart:class="chart:line">
            <chart:data-point chart:repeated="42"/>
          </chart:series>
          <chart:series chart:style-name="ch9" chart:values-cell-range-address="Feuille1.O3:Feuille1.O44" chart:label-cell-address="Feuille1.O2:Feuille1.O2" chart:class="chart:line">
            <chart:data-point chart:repeated="42"/>
          </chart:series>
          <chart:series chart:style-name="ch10" chart:values-cell-range-address="Feuille1.T3:Feuille1.T44" chart:label-cell-address="Feuille1.T2:Feuille1.T2" chart:class="chart:line">
            <chart:data-point chart:repeated="42"/>
          </chart:series>
          <chart:series chart:style-name="ch11" chart:values-cell-range-address="Feuille1.Y3:Feuille1.Y44" chart:label-cell-address="Feuille1.Y2:Feuille1.Y2" chart:class="chart:line">
            <chart:data-point chart:repeated="42"/>
          </chart:series>
          <chart:series chart:style-name="ch12" chart:values-cell-range-address="Feuille1.AD3:Feuille1.AD44" chart:label-cell-address="Feuille1.AD2:Feuille1.AD2" chart:class="chart:line"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ricité AMS noTC </text:p>
                <draw:g>
                  <svg:desc>Feuille1.B2:Feuille1.B2</svg:desc>
                </draw:g>
              </table:table-cell>
              <table:table-cell office:value-type="string">
                <text:p>GazAMS noTC </text:p>
                <draw:g>
                  <svg:desc>Feuille1.C2:Feuille1.C2</svg:desc>
                </draw:g>
              </table:table-cell>
              <table:table-cell office:value-type="string">
                <text:p>Fioul avecTCAMS noTC </text:p>
                <draw:g>
                  <svg:desc>Feuille1.H2:Feuille1.H2</svg:desc>
                </draw:g>
              </table:table-cell>
              <table:table-cell office:value-type="string">
                <text:p>Gaz</text:p>
                <draw:g>
                  <svg:desc>Feuille1.O2:Feuille1.O2</svg:desc>
                </draw:g>
              </table:table-cell>
              <table:table-cell office:value-type="string">
                <text:p>Fioul avecTC</text:p>
                <draw:g>
                  <svg:desc>Feuille1.T2:Feuille1.T2</svg:desc>
                </draw:g>
              </table:table-cell>
              <table:table-cell office:value-type="string">
                <text:p>GazAMS  no TC biogaz 50 %</text:p>
                <draw:g>
                  <svg:desc>Feuille1.Y2:Feuille1.Y2</svg:desc>
                </draw:g>
              </table:table-cell>
              <table:table-cell office:value-type="string">
                <text:p>Fioul avecTCAMS  no TC biogaz 50 %</text:p>
                <draw:g>
                  <svg:desc>Feuille1.AD2:Feuille1.AD2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10</text:p>
                <draw:g>
                  <svg:desc>Feuille1.A3:Feuille1.A44</svg:desc>
                </draw:g>
              </table:table-cell>
              <table:table-cell office:value-type="float" office:value="0.09407">
                <text:p>0.09407</text:p>
                <draw:g>
                  <svg:desc>Feuille1.B3:Feuille1.B44</svg:desc>
                </draw:g>
              </table:table-cell>
              <table:table-cell office:value-type="float" office:value="0.0330053">
                <text:p>0.0330053</text:p>
                <draw:g>
                  <svg:desc>Feuille1.C3:Feuille1.C44</svg:desc>
                </draw:g>
              </table:table-cell>
              <table:table-cell office:value-type="float" office:value="0.0617856337491149">
                <text:p>0.0617856337491149</text:p>
                <draw:g>
                  <svg:desc>Feuille1.H3:Feuille1.H44</svg:desc>
                </draw:g>
              </table:table-cell>
              <table:table-cell office:value-type="float" office:value="0.0330053">
                <text:p>0.0330053</text:p>
                <draw:g>
                  <svg:desc>Feuille1.O3:Feuille1.O44</svg:desc>
                </draw:g>
              </table:table-cell>
              <table:table-cell office:value-type="float" office:value="0.0617856337491149">
                <text:p>0.0617856337491149</text:p>
                <draw:g>
                  <svg:desc>Feuille1.T3:Feuille1.T44</svg:desc>
                </draw:g>
              </table:table-cell>
              <table:table-cell office:value-type="float" office:value="0.0330053">
                <text:p>0.0330053</text:p>
                <draw:g>
                  <svg:desc>Feuille1.Y3:Feuille1.Y44</svg:desc>
                </draw:g>
              </table:table-cell>
              <table:table-cell office:value-type="float" office:value="0.0617856337491149">
                <text:p>0.0617856337491149</text:p>
                <draw:g>
                  <svg:desc>Feuille1.AD3:Feuille1.AD44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9847">
                <text:p>0.09847</text:p>
              </table:table-cell>
              <table:table-cell office:value-type="float" office:value="0.0386719666666667">
                <text:p>0.0386719666666667</text:p>
              </table:table-cell>
              <table:table-cell office:value-type="float" office:value="0.0763929293534506">
                <text:p>0.0763929293534506</text:p>
              </table:table-cell>
              <table:table-cell office:value-type="float" office:value="0.0386719666666667">
                <text:p>0.0386719666666667</text:p>
              </table:table-cell>
              <table:table-cell office:value-type="float" office:value="0.0763929293534506">
                <text:p>0.0763929293534506</text:p>
              </table:table-cell>
              <table:table-cell office:value-type="float" office:value="0.0386719666666667">
                <text:p>0.0386719666666667</text:p>
              </table:table-cell>
              <table:table-cell office:value-type="float" office:value="0.0763929293534506">
                <text:p>0.076392929353450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102122">
                <text:p>0.102122</text:p>
              </table:table-cell>
              <table:table-cell office:value-type="float" office:value="0.0443386333333333">
                <text:p>0.0443386333333333</text:p>
              </table:table-cell>
              <table:table-cell office:value-type="float" office:value="0.0946635726346751">
                <text:p>0.0946635726346751</text:p>
              </table:table-cell>
              <table:table-cell office:value-type="float" office:value="0.0443386333333333">
                <text:p>0.0443386333333333</text:p>
              </table:table-cell>
              <table:table-cell office:value-type="float" office:value="0.0946635726346751">
                <text:p>0.0946635726346751</text:p>
              </table:table-cell>
              <table:table-cell office:value-type="float" office:value="0.0443386333333333">
                <text:p>0.0443386333333333</text:p>
              </table:table-cell>
              <table:table-cell office:value-type="float" office:value="0.0946635726346751">
                <text:p>0.094663572634675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105774">
                <text:p>0.105774</text:p>
              </table:table-cell>
              <table:table-cell office:value-type="float" office:value="0.0500053">
                <text:p>0.0500053</text:p>
              </table:table-cell>
              <table:table-cell office:value-type="float" office:value="0.101142360695027">
                <text:p>0.101142360695027</text:p>
              </table:table-cell>
              <table:table-cell office:value-type="float" office:value="0.0500053">
                <text:p>0.0500053</text:p>
              </table:table-cell>
              <table:table-cell office:value-type="float" office:value="0.101142360695027">
                <text:p>0.101142360695027</text:p>
              </table:table-cell>
              <table:table-cell office:value-type="float" office:value="0.0500053">
                <text:p>0.0500053</text:p>
              </table:table-cell>
              <table:table-cell office:value-type="float" office:value="0.101142360695027">
                <text:p>0.10114236069502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109426">
                <text:p>0.109426</text:p>
              </table:table-cell>
              <table:table-cell office:value-type="float" office:value="0.0500053">
                <text:p>0.0500053</text:p>
              </table:table-cell>
              <table:table-cell office:value-type="float" office:value="0.0972461114439784">
                <text:p>0.0972461114439784</text:p>
              </table:table-cell>
              <table:table-cell office:value-type="float" office:value="0.0500053">
                <text:p>0.0500053</text:p>
              </table:table-cell>
              <table:table-cell office:value-type="float" office:value="0.0972461114439784">
                <text:p>0.0972461114439784</text:p>
              </table:table-cell>
              <table:table-cell office:value-type="float" office:value="0.0500053">
                <text:p>0.0500053</text:p>
              </table:table-cell>
              <table:table-cell office:value-type="float" office:value="0.0972461114439784">
                <text:p>0.0972461114439784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113078">
                <text:p>0.113078</text:p>
              </table:table-cell>
              <table:table-cell office:value-type="float" office:value="0.0489403">
                <text:p>0.0489403</text:p>
              </table:table-cell>
              <table:table-cell office:value-type="float" office:value="0.0932635597254752">
                <text:p>0.0932635597254752</text:p>
              </table:table-cell>
              <table:table-cell office:value-type="float" office:value="0.0489403">
                <text:p>0.0489403</text:p>
              </table:table-cell>
              <table:table-cell office:value-type="float" office:value="0.0932635597254752">
                <text:p>0.0932635597254752</text:p>
              </table:table-cell>
              <table:table-cell office:value-type="float" office:value="0.0489403">
                <text:p>0.0489403</text:p>
              </table:table-cell>
              <table:table-cell office:value-type="float" office:value="0.0951605597254752">
                <text:p>0.095160559725475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0.11873">
                <text:p>0.11873</text:p>
              </table:table-cell>
              <table:table-cell office:value-type="float" office:value="0.0484778">
                <text:p>0.0484778</text:p>
              </table:table-cell>
              <table:table-cell office:value-type="float" office:value="0.0707395">
                <text:p>0.0707395</text:p>
              </table:table-cell>
              <table:table-cell office:value-type="float" office:value="0.0484778">
                <text:p>0.0484778</text:p>
              </table:table-cell>
              <table:table-cell office:value-type="float" office:value="0.0707395">
                <text:p>0.0707395</text:p>
              </table:table-cell>
              <table:table-cell office:value-type="float" office:value="0.0484778">
                <text:p>0.0484778</text:p>
              </table:table-cell>
              <table:table-cell office:value-type="float" office:value="0.074669">
                <text:p>0.074669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0.12003603">
                <text:p>0.12003603</text:p>
              </table:table-cell>
              <table:table-cell office:value-type="float" office:value="0.0526636304815708">
                <text:p>0.0526636304815708</text:p>
              </table:table-cell>
              <table:table-cell office:value-type="float" office:value="0.0768341765801761">
                <text:p>0.0768341765801761</text:p>
              </table:table-cell>
              <table:table-cell office:value-type="float" office:value="0.0526636304815708">
                <text:p>0.0526636304815708</text:p>
              </table:table-cell>
              <table:table-cell office:value-type="float" office:value="0.0768341765801761">
                <text:p>0.0768341765801761</text:p>
              </table:table-cell>
              <table:table-cell office:value-type="float" office:value="0.0525641752014923">
                <text:p>0.0525641752014923</text:p>
              </table:table-cell>
              <table:table-cell office:value-type="float" office:value="0.0827961765801761">
                <text:p>0.0827961765801761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0.12135642633">
                <text:p>0.12135642633</text:p>
              </table:table-cell>
              <table:table-cell office:value-type="float" office:value="0.055363206733229">
                <text:p>0.055363206733229</text:p>
              </table:table-cell>
              <table:table-cell office:value-type="float" office:value="0.0812516627275145">
                <text:p>0.0812516627275145</text:p>
              </table:table-cell>
              <table:table-cell office:value-type="float" office:value="0.055363206733229">
                <text:p>0.055363206733229</text:p>
              </table:table-cell>
              <table:table-cell office:value-type="float" office:value="0.0812516627275145">
                <text:p>0.0812516627275145</text:p>
              </table:table-cell>
              <table:table-cell office:value-type="float" office:value="0.055169317590123">
                <text:p>0.055169317590123</text:p>
              </table:table-cell>
              <table:table-cell office:value-type="float" office:value="0.0895171627275145">
                <text:p>0.089517162727514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0.12269134701963">
                <text:p>0.12269134701963</text:p>
              </table:table-cell>
              <table:table-cell office:value-type="float" office:value="0.0577351794447592">
                <text:p>0.0577351794447592</text:p>
              </table:table-cell>
              <table:table-cell office:value-type="float" office:value="0.0853173232865765">
                <text:p>0.0853173232865765</text:p>
              </table:table-cell>
              <table:table-cell office:value-type="float" office:value="0.0577351794447592">
                <text:p>0.0577351794447592</text:p>
              </table:table-cell>
              <table:table-cell office:value-type="float" office:value="0.0853173232865765">
                <text:p>0.0853173232865765</text:p>
              </table:table-cell>
              <table:table-cell office:value-type="float" office:value="0.0574509194229627">
                <text:p>0.0574509194229627</text:p>
              </table:table-cell>
              <table:table-cell office:value-type="float" office:value="0.0954385198519156">
                <text:p>0.0954385198519156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0.124040951836846">
                <text:p>0.124040951836846</text:p>
              </table:table-cell>
              <table:table-cell office:value-type="float" office:value="0.0587254606004998">
                <text:p>0.0587254606004998</text:p>
              </table:table-cell>
              <table:table-cell office:value-type="float" office:value="0.0876276226514521">
                <text:p>0.0876276226514521</text:p>
              </table:table-cell>
              <table:table-cell office:value-type="float" office:value="0.0604306237382065">
                <text:p>0.0604306237382065</text:p>
              </table:table-cell>
              <table:table-cell office:value-type="float" office:value="0.0898999437092733">
                <text:p>0.0898999437092733</text:p>
              </table:table-cell>
              <table:table-cell office:value-type="float" office:value="0.0583496761674373">
                <text:p>0.0583496761674373</text:p>
              </table:table-cell>
              <table:table-cell office:value-type="float" office:value="0.0977488192167912">
                <text:p>0.097748819216791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125405402307051">
                <text:p>0.125405402307051</text:p>
              </table:table-cell>
              <table:table-cell office:value-type="float" office:value="0.0597353702231702">
                <text:p>0.0597353702231702</text:p>
              </table:table-cell>
              <table:table-cell office:value-type="float" office:value="0.0900428127497998">
                <text:p>0.0900428127497998</text:p>
              </table:table-cell>
              <table:table-cell office:value-type="float" office:value="0.0635208770758065">
                <text:p>0.0635208770758065</text:p>
              </table:table-cell>
              <table:table-cell office:value-type="float" office:value="0.0950976161844607">
                <text:p>0.0950976161844607</text:p>
              </table:table-cell>
              <table:table-cell office:value-type="float" office:value="0.0592683771434893">
                <text:p>0.0592683771434893</text:p>
              </table:table-cell>
              <table:table-cell office:value-type="float" office:value="0.100164009315139">
                <text:p>0.100164009315139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0.126784861732429">
                <text:p>0.126784861732429</text:p>
              </table:table-cell>
              <table:table-cell office:value-type="float" office:value="0.0620559612211442">
                <text:p>0.0620559612211442</text:p>
              </table:table-cell>
              <table:table-cell office:value-type="float" office:value="0.0925676557635842">
                <text:p>0.0925676557635842</text:p>
              </table:table-cell>
              <table:table-cell office:value-type="float" office:value="0.0674486843236687">
                <text:p>0.0674486843236687</text:p>
              </table:table-cell>
              <table:table-cell office:value-type="float" office:value="0.0998868722747482">
                <text:p>0.0998868722747482</text:p>
              </table:table-cell>
              <table:table-cell office:value-type="float" office:value="0.0608528066994552">
                <text:p>0.0608528066994552</text:p>
              </table:table-cell>
              <table:table-cell office:value-type="float" office:value="0.102688852328923">
                <text:p>0.102688852328923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0.128179495211485">
                <text:p>0.128179495211485</text:p>
              </table:table-cell>
              <table:table-cell office:value-type="float" office:value="0.0643698176175155">
                <text:p>0.0643698176175155</text:p>
              </table:table-cell>
              <table:table-cell office:value-type="float" office:value="0.0952071300843083">
                <text:p>0.0952071300843083</text:p>
              </table:table-cell>
              <table:table-cell office:value-type="float" office:value="0.0715597953664836">
                <text:p>0.0715597953664836</text:p>
              </table:table-cell>
              <table:table-cell office:value-type="float" office:value="0.105128633062924">
                <text:p>0.105128633062924</text:p>
              </table:table-cell>
              <table:table-cell office:value-type="float" office:value="0.0624445213439955">
                <text:p>0.0624445213439955</text:p>
              </table:table-cell>
              <table:table-cell office:value-type="float" office:value="0.105328326649647">
                <text:p>0.105328326649647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0.129589469658812">
                <text:p>0.129589469658812</text:p>
              </table:table-cell>
              <table:table-cell office:value-type="float" office:value="0.0666764278546659">
                <text:p>0.0666764278546659</text:p>
              </table:table-cell>
              <table:table-cell office:value-type="float" office:value="0.0979664401292207">
                <text:p>0.0979664401292207</text:p>
              </table:table-cell>
              <table:table-cell office:value-type="float" office:value="0.0758773547336977">
                <text:p>0.0758773547336977</text:p>
              </table:table-cell>
              <table:table-cell office:value-type="float" office:value="0.110878517102022">
                <text:p>0.110878517102022</text:p>
              </table:table-cell>
              <table:table-cell office:value-type="float" office:value="0.0640435365678138">
                <text:p>0.0640435365678138</text:p>
              </table:table-cell>
              <table:table-cell office:value-type="float" office:value="0.10808763669456">
                <text:p>0.10808763669456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0.131014953825059">
                <text:p>0.131014953825059</text:p>
              </table:table-cell>
              <table:table-cell office:value-type="float" office:value="0.0689752585168172">
                <text:p>0.0689752585168172</text:p>
              </table:table-cell>
              <table:table-cell office:value-type="float" office:value="0.100851026603192">
                <text:p>0.100851026603192</text:p>
              </table:table-cell>
              <table:table-cell office:value-type="float" office:value="0.0804273136013621">
                <text:p>0.0804273136013621</text:p>
              </table:table-cell>
              <table:table-cell office:value-type="float" office:value="0.117199901532927">
                <text:p>0.117199901532927</text:p>
              </table:table-cell>
              <table:table-cell office:value-type="float" office:value="0.0656498638787202">
                <text:p>0.0656498638787202</text:p>
              </table:table-cell>
              <table:table-cell office:value-type="float" office:value="0.110972223168531">
                <text:p>0.110972223168531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0.132456118317134">
                <text:p>0.132456118317134</text:p>
              </table:table-cell>
              <table:table-cell office:value-type="float" office:value="0.0712927535430564">
                <text:p>0.0712927535430564</text:p>
              </table:table-cell>
              <table:table-cell office:value-type="float" office:value="0.103866577226493">
                <text:p>0.103866577226493</text:p>
              </table:table-cell>
              <table:table-cell office:value-type="float" office:value="0.0852657464171256">
                <text:p>0.0852657464171256</text:p>
              </table:table-cell>
              <table:table-cell office:value-type="float" office:value="0.124165055215625">
                <text:p>0.124165055215625</text:p>
              </table:table-cell>
              <table:table-cell office:value-type="float" office:value="0.0672770105863943">
                <text:p>0.0672770105863943</text:p>
              </table:table-cell>
              <table:table-cell office:value-type="float" office:value="0.113987773791832">
                <text:p>0.113987773791832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0.133913135618623">
                <text:p>0.133913135618623</text:p>
              </table:table-cell>
              <table:table-cell office:value-type="float" office:value="0.0737556901628376">
                <text:p>0.0737556901628376</text:p>
              </table:table-cell>
              <table:table-cell office:value-type="float" office:value="0.107019037949631">
                <text:p>0.107019037949631</text:p>
              </table:table-cell>
              <table:table-cell office:value-type="float" office:value="0.0905149791159244">
                <text:p>0.0905149791159244</text:p>
              </table:table-cell>
              <table:table-cell office:value-type="float" office:value="0.131856439821481">
                <text:p>0.131856439821481</text:p>
              </table:table-cell>
              <table:table-cell office:value-type="float" office:value="0.0689886579529645">
                <text:p>0.0689886579529645</text:p>
              </table:table-cell>
              <table:table-cell office:value-type="float" office:value="0.11714023451497">
                <text:p>0.11714023451497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0.135386180110428">
                <text:p>0.135386180110428</text:p>
              </table:table-cell>
              <table:table-cell office:value-type="float" office:value="0.0762051697380824">
                <text:p>0.0762051697380824</text:p>
              </table:table-cell>
              <table:table-cell office:value-type="float" office:value="0.110314624677356">
                <text:p>0.110314624677356</text:p>
              </table:table-cell>
              <table:table-cell office:value-type="float" office:value="0.09607491065642">
                <text:p>0.09607491065642</text:p>
              </table:table-cell>
              <table:table-cell office:value-type="float" office:value="0.140368203897479">
                <text:p>0.140368203897479</text:p>
              </table:table-cell>
              <table:table-cell office:value-type="float" office:value="0.0707056568015827">
                <text:p>0.0707056568015827</text:p>
              </table:table-cell>
              <table:table-cell office:value-type="float" office:value="0.120435821242695">
                <text:p>0.12043582124269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0.136875428091642">
                <text:p>0.136875428091642</text:p>
              </table:table-cell>
              <table:table-cell office:value-type="float" office:value="0.0786404146321227">
                <text:p>0.0786404146321227</text:p>
              </table:table-cell>
              <table:table-cell office:value-type="float" office:value="0.113759835524944">
                <text:p>0.113759835524944</text:p>
              </table:table-cell>
              <table:table-cell office:value-type="float" office:value="0.101982533141151">
                <text:p>0.101982533141151</text:p>
              </table:table-cell>
              <table:table-cell office:value-type="float" office:value="0.149807898642944">
                <text:p>0.149807898642944</text:p>
              </table:table-cell>
              <table:table-cell office:value-type="float" office:value="0.0724279261432359">
                <text:p>0.0724279261432359</text:p>
              </table:table-cell>
              <table:table-cell office:value-type="float" office:value="0.123881032090283">
                <text:p>0.123881032090283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0.13838105780065">
                <text:p>0.13838105780065</text:p>
              </table:table-cell>
              <table:table-cell office:value-type="float" office:value="0.0810606160951403">
                <text:p>0.0810606160951403</text:p>
              </table:table-cell>
              <table:table-cell office:value-type="float" office:value="0.117361463630947">
                <text:p>0.117361463630947</text:p>
              </table:table-cell>
              <table:table-cell office:value-type="float" office:value="0.108278861917323">
                <text:p>0.108278861917323</text:p>
              </table:table-cell>
              <table:table-cell office:value-type="float" office:value="0.16029844842524">
                <text:p>0.16029844842524</text:p>
              </table:table-cell>
              <table:table-cell office:value-type="float" office:value="0.074155377316747">
                <text:p>0.074155377316747</text:p>
              </table:table-cell>
              <table:table-cell office:value-type="float" office:value="0.127482660196286">
                <text:p>0.127482660196286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139903249436458">
                <text:p>0.139903249436458</text:p>
              </table:table-cell>
              <table:table-cell office:value-type="float" office:value="0.0835207331768236">
                <text:p>0.0835207331768236</text:p>
              </table:table-cell>
              <table:table-cell office:value-type="float" office:value="0.121126610551643">
                <text:p>0.121126610551643</text:p>
              </table:table-cell>
              <table:table-cell office:value-type="float" office:value="0.115065103499209">
                <text:p>0.115065103499209</text:p>
              </table:table-cell>
              <table:table-cell office:value-type="float" office:value="0.171980413986304">
                <text:p>0.171980413986304</text:p>
              </table:table-cell>
              <table:table-cell office:value-type="float" office:value="0.0759158136474505">
                <text:p>0.0759158136474505</text:p>
              </table:table-cell>
              <table:table-cell office:value-type="float" office:value="0.131247807116982">
                <text:p>0.131247807116982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0.141442185180259">
                <text:p>0.141442185180259</text:p>
              </table:table-cell>
              <table:table-cell office:value-type="float" office:value="0.0865733576820889">
                <text:p>0.0865733576820889</text:p>
              </table:table-cell>
              <table:table-cell office:value-type="float" office:value="0.121992419079222">
                <text:p>0.121992419079222</text:p>
              </table:table-cell>
              <table:table-cell office:value-type="float" office:value="0.119039307525696">
                <text:p>0.119039307525696</text:p>
              </table:table-cell>
              <table:table-cell office:value-type="float" office:value="0.176457396221834">
                <text:p>0.176457396221834</text:p>
              </table:table-cell>
              <table:table-cell office:value-type="float" office:value="0.0776633524971923">
                <text:p>0.0776633524971923</text:p>
              </table:table-cell>
              <table:table-cell office:value-type="float" office:value="0.132113615644561">
                <text:p>0.132113615644561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0.142998049217241">
                <text:p>0.142998049217241</text:p>
              </table:table-cell>
              <table:table-cell office:value-type="float" office:value="0.0896009955307017">
                <text:p>0.0896009955307017</text:p>
              </table:table-cell>
              <table:table-cell office:value-type="float" office:value="0.122866874251093">
                <text:p>0.122866874251093</text:p>
              </table:table-cell>
              <table:table-cell office:value-type="float" office:value="0.122936003117451">
                <text:p>0.122936003117451</text:p>
              </table:table-cell>
              <table:table-cell office:value-type="float" office:value="0.181156892679336">
                <text:p>0.181156892679336</text:p>
              </table:table-cell>
              <table:table-cell office:value-type="float" office:value="0.0794006006295716">
                <text:p>0.0794006006295716</text:p>
              </table:table-cell>
              <table:table-cell office:value-type="float" office:value="0.132988070816432">
                <text:p>0.132988070816432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0.144571027758631">
                <text:p>0.144571027758631</text:p>
              </table:table-cell>
              <table:table-cell office:value-type="float" office:value="0.0926032555760212">
                <text:p>0.0926032555760212</text:p>
              </table:table-cell>
              <table:table-cell office:value-type="float" office:value="0.123750062419438">
                <text:p>0.123750062419438</text:p>
              </table:table-cell>
              <table:table-cell office:value-type="float" office:value="0.126746204967727">
                <text:p>0.126746204967727</text:p>
              </table:table-cell>
              <table:table-cell office:value-type="float" office:value="0.186091655770417">
                <text:p>0.186091655770417</text:p>
              </table:table-cell>
              <table:table-cell office:value-type="float" office:value="0.0811273844012849">
                <text:p>0.0811273844012849</text:p>
              </table:table-cell>
              <table:table-cell office:value-type="float" office:value="0.133871258984778">
                <text:p>0.133871258984778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0.146161309063976">
                <text:p>0.146161309063976</text:p>
              </table:table-cell>
              <table:table-cell office:value-type="float" office:value="0.0955797413595101">
                <text:p>0.0955797413595101</text:p>
              </table:table-cell>
              <table:table-cell office:value-type="float" office:value="0.124642070798825">
                <text:p>0.124642070798825</text:p>
              </table:table-cell>
              <table:table-cell office:value-type="float" office:value="0.130460088717748">
                <text:p>0.130460088717748</text:p>
              </table:table-cell>
              <table:table-cell office:value-type="float" office:value="0.191275188901761">
                <text:p>0.191275188901761</text:p>
              </table:table-cell>
              <table:table-cell office:value-type="float" office:value="0.0828435277314242">
                <text:p>0.0828435277314242</text:p>
              </table:table-cell>
              <table:table-cell office:value-type="float" office:value="0.134763267364164">
                <text:p>0.134763267364164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0.14776908346368">
                <text:p>0.14776908346368</text:p>
              </table:table-cell>
              <table:table-cell office:value-type="float" office:value="0.0985300510437343">
                <text:p>0.0985300510437343</text:p>
              </table:table-cell>
              <table:table-cell office:value-type="float" office:value="0.12554298747481">
                <text:p>0.12554298747481</text:p>
              </table:table-cell>
              <table:table-cell office:value-type="float" office:value="0.134066922278825">
                <text:p>0.134066922278825</text:p>
              </table:table-cell>
              <table:table-cell office:value-type="float" office:value="0.196721790909471">
                <text:p>0.196721790909471</text:p>
              </table:table-cell>
              <table:table-cell office:value-type="float" office:value="0.0845488520701507">
                <text:p>0.0845488520701507</text:p>
              </table:table-cell>
              <table:table-cell office:value-type="float" office:value="0.13566418404015">
                <text:p>0.13566418404015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0.14939454338178">
                <text:p>0.14939454338178</text:p>
              </table:table-cell>
              <table:table-cell office:value-type="float" office:value="0.101453777344555">
                <text:p>0.101453777344555</text:p>
              </table:table-cell>
              <table:table-cell office:value-type="float" office:value="0.126452901412644">
                <text:p>0.126452901412644</text:p>
              </table:table-cell>
              <table:table-cell office:value-type="float" office:value="0.137554991951174">
                <text:p>0.137554991951174</text:p>
              </table:table-cell>
              <table:table-cell office:value-type="float" office:value="0.202446603124573">
                <text:p>0.202446603124573</text:p>
              </table:table-cell>
              <table:table-cell office:value-type="float" office:value="0.0862431763669866">
                <text:p>0.0862431763669866</text:p>
              </table:table-cell>
              <table:table-cell office:value-type="float" office:value="0.136574097977983">
                <text:p>0.136574097977983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0.15103788335898">
                <text:p>0.15103788335898</text:p>
              </table:table-cell>
              <table:table-cell office:value-type="float" office:value="0.104350507462502">
                <text:p>0.104350507462502</text:p>
              </table:table-cell>
              <table:table-cell office:value-type="float" office:value="0.127371902466053">
                <text:p>0.127371902466053</text:p>
              </table:table-cell>
              <table:table-cell office:value-type="float" office:value="0.14091152296386">
                <text:p>0.14091152296386</text:p>
              </table:table-cell>
              <table:table-cell office:value-type="float" office:value="0.20846565922549">
                <text:p>0.20846565922549</text:p>
              </table:table-cell>
              <table:table-cell office:value-type="float" office:value="0.0879263170387194">
                <text:p>0.0879263170387194</text:p>
              </table:table-cell>
              <table:table-cell office:value-type="float" office:value="0.137493099031393">
                <text:p>0.13749309903139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0.152699300075928">
                <text:p>0.152699300075928</text:p>
              </table:table-cell>
              <table:table-cell office:value-type="float" office:value="0.107219823013326">
                <text:p>0.107219823013326</text:p>
              </table:table-cell>
              <table:table-cell office:value-type="float" office:value="0.128300081386115">
                <text:p>0.128300081386115</text:p>
              </table:table-cell>
              <table:table-cell office:value-type="float" office:value="0.144122594034046">
                <text:p>0.144122594034046</text:p>
              </table:table-cell>
              <table:table-cell office:value-type="float" office:value="0.214795938042533">
                <text:p>0.214795938042533</text:p>
              </table:table-cell>
              <table:table-cell office:value-type="float" office:value="0.0895980879369162">
                <text:p>0.0895980879369162</text:p>
              </table:table-cell>
              <table:table-cell office:value-type="float" office:value="0.138421277951454">
                <text:p>0.138421277951454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0.154378992376764">
                <text:p>0.154378992376764</text:p>
              </table:table-cell>
              <table:table-cell office:value-type="float" office:value="0.110061299957705">
                <text:p>0.110061299957705</text:p>
              </table:table-cell>
              <table:table-cell office:value-type="float" office:value="0.129237529830216">
                <text:p>0.129237529830216</text:p>
              </table:table-cell>
              <table:table-cell office:value-type="float" office:value="0.147173045515689">
                <text:p>0.147173045515689</text:p>
              </table:table-cell>
              <table:table-cell office:value-type="float" office:value="0.221455419489244">
                <text:p>0.221455419489244</text:p>
              </table:table-cell>
              <table:table-cell office:value-type="float" office:value="0.0912583003150413">
                <text:p>0.0912583003150413</text:p>
              </table:table-cell>
              <table:table-cell office:value-type="float" office:value="0.139358726395555">
                <text:p>0.139358726395555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156077161292908">
                <text:p>0.156077161292908</text:p>
              </table:table-cell>
              <table:table-cell office:value-type="float" office:value="0.113209508530116">
                <text:p>0.113209508530116</text:p>
              </table:table-cell>
              <table:table-cell office:value-type="float" office:value="0.130184340371108">
                <text:p>0.130184340371108</text:p>
              </table:table-cell>
              <table:table-cell office:value-type="float" office:value="0.150381380677912">
                <text:p>0.150381380677912</text:p>
              </table:table-cell>
              <table:table-cell office:value-type="float" office:value="0.228463143805769">
                <text:p>0.228463143805769</text:p>
              </table:table-cell>
              <table:table-cell office:value-type="float" office:value="0.0930742627951733">
                <text:p>0.0930742627951733</text:p>
              </table:table-cell>
              <table:table-cell office:value-type="float" office:value="0.140305536936447">
                <text:p>0.140305536936447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0.15979401006713">
                <text:p>0.15979401006713</text:p>
              </table:table-cell>
              <table:table-cell office:value-type="float" office:value="0.119456397275808">
                <text:p>0.119456397275808</text:p>
              </table:table-cell>
              <table:table-cell office:value-type="float" office:value="0.132621658875185">
                <text:p>0.132621658875185</text:p>
              </table:table-cell>
              <table:table-cell office:value-type="float" office:value="0.154437994762144">
                <text:p>0.154437994762144</text:p>
              </table:table-cell>
              <table:table-cell office:value-type="float" office:value="0.235386026558623">
                <text:p>0.235386026558623</text:p>
              </table:table-cell>
              <table:table-cell office:value-type="float" office:value="0.0954419733888016">
                <text:p>0.0954419733888016</text:p>
              </table:table-cell>
              <table:table-cell office:value-type="float" office:value="0.140742855440524">
                <text:p>0.140742855440524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0.163529744177868">
                <text:p>0.163529744177868</text:p>
              </table:table-cell>
              <table:table-cell office:value-type="float" office:value="0.125539634593589">
                <text:p>0.125539634593589</text:p>
              </table:table-cell>
              <table:table-cell office:value-type="float" office:value="0.135060974676336">
                <text:p>0.135060974676336</text:p>
              </table:table-cell>
              <table:table-cell office:value-type="float" office:value="0.15804780640711">
                <text:p>0.15804780640711</text:p>
              </table:table-cell>
              <table:table-cell office:value-type="float" office:value="0.242496518108827">
                <text:p>0.242496518108827</text:p>
              </table:table-cell>
              <table:table-cell office:value-type="float" office:value="0.0975843605387801">
                <text:p>0.0975843605387801</text:p>
              </table:table-cell>
              <table:table-cell office:value-type="float" office:value="0.141182171241675">
                <text:p>0.141182171241675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0.167284571363825">
                <text:p>0.167284571363825</text:p>
              </table:table-cell>
              <table:table-cell office:value-type="float" office:value="0.131603056841929">
                <text:p>0.131603056841929</text:p>
              </table:table-cell>
              <table:table-cell office:value-type="float" office:value="0.137502296896508">
                <text:p>0.137502296896508</text:p>
              </table:table-cell>
              <table:table-cell office:value-type="float" office:value="0.161335624392998">
                <text:p>0.161335624392998</text:p>
              </table:table-cell>
              <table:table-cell office:value-type="float" office:value="0.249802308134692">
                <text:p>0.249802308134692</text:p>
              </table:table-cell>
              <table:table-cell office:value-type="float" office:value="0.0997173239094339">
                <text:p>0.0997173239094339</text:p>
              </table:table-cell>
              <table:table-cell office:value-type="float" office:value="0.141623493461847">
                <text:p>0.141623493461847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0.171058701648827">
                <text:p>0.171058701648827</text:p>
              </table:table-cell>
              <table:table-cell office:value-type="float" office:value="0.137646520676412">
                <text:p>0.137646520676412</text:p>
              </table:table-cell>
              <table:table-cell office:value-type="float" office:value="0.139945634699307">
                <text:p>0.139945634699307</text:p>
              </table:table-cell>
              <table:table-cell office:value-type="float" office:value="0.164281187919197">
                <text:p>0.164281187919197</text:p>
              </table:table-cell>
              <table:table-cell office:value-type="float" office:value="0.257311404175643">
                <text:p>0.257311404175643</text:p>
              </table:table-cell>
              <table:table-cell office:value-type="float" office:value="0.101840794798893">
                <text:p>0.101840794798893</text:p>
              </table:table-cell>
              <table:table-cell office:value-type="float" office:value="0.142066831264646">
                <text:p>0.142066831264646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0.174852347366964">
                <text:p>0.174852347366964</text:p>
              </table:table-cell>
              <table:table-cell office:value-type="float" office:value="0.143669881576013">
                <text:p>0.143669881576013</text:p>
              </table:table-cell>
              <table:table-cell office:value-type="float" office:value="0.142390997290191">
                <text:p>0.142390997290191</text:p>
              </table:table-cell>
              <table:table-cell office:value-type="float" office:value="0.166863087513438">
                <text:p>0.166863087513438</text:p>
              </table:table-cell>
              <table:table-cell office:value-type="float" office:value="0.2650321447837">
                <text:p>0.2650321447837</text:p>
              </table:table-cell>
              <table:table-cell office:value-type="float" office:value="0.103954703940032">
                <text:p>0.103954703940032</text:p>
              </table:table-cell>
              <table:table-cell office:value-type="float" office:value="0.14251219385553">
                <text:p>0.14251219385553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0.178665723188001">
                <text:p>0.178665723188001</text:p>
              </table:table-cell>
              <table:table-cell office:value-type="float" office:value="0.149672993831651">
                <text:p>0.149672993831651</text:p>
              </table:table-cell>
              <table:table-cell office:value-type="float" office:value="0.144838393916662">
                <text:p>0.144838393916662</text:p>
              </table:table-cell>
              <table:table-cell office:value-type="float" office:value="0.169058704501033">
                <text:p>0.169058704501033</text:p>
              </table:table-cell>
              <table:table-cell office:value-type="float" office:value="0.272973213219159">
                <text:p>0.272973213219159</text:p>
              </table:table-cell>
              <table:table-cell office:value-type="float" office:value="0.106058981494953">
                <text:p>0.106058981494953</text:p>
              </table:table-cell>
              <table:table-cell office:value-type="float" office:value="0.142959590482001">
                <text:p>0.142959590482001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0.182499046143069">
                <text:p>0.182499046143069</text:p>
              </table:table-cell>
              <table:table-cell office:value-type="float" office:value="0.15565571053463">
                <text:p>0.15565571053463</text:p>
              </table:table-cell>
              <table:table-cell office:value-type="float" office:value="0.147287833868455">
                <text:p>0.147287833868455</text:p>
              </table:table-cell>
              <table:table-cell office:value-type="float" office:value="0.170844147430272">
                <text:p>0.170844147430272</text:p>
              </table:table-cell>
              <table:table-cell office:value-type="float" office:value="0.281143651712974">
                <text:p>0.281143651712974</text:p>
              </table:table-cell>
              <table:table-cell office:value-type="float" office:value="0.108153557049416">
                <text:p>0.108153557049416</text:p>
              </table:table-cell>
              <table:table-cell office:value-type="float" office:value="0.143409030433794">
                <text:p>0.14340903043379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86352535650642">
                <text:p>0.186352535650642</text:p>
              </table:table-cell>
              <table:table-cell office:value-type="float" office:value="0.161617883564946">
                <text:p>0.161617883564946</text:p>
              </table:table-cell>
              <table:table-cell office:value-type="float" office:value="0.149739326477733">
                <text:p>0.149739326477733</text:p>
              </table:table-cell>
              <table:table-cell office:value-type="float" office:value="0.17219418530573">
                <text:p>0.17219418530573</text:p>
              </table:table-cell>
              <table:table-cell office:value-type="float" office:value="0.289552876319323">
                <text:p>0.289552876319323</text:p>
              </table:table-cell>
              <table:table-cell office:value-type="float" office:value="0.1102383596072">
                <text:p>0.1102383596072</text:p>
              </table:table-cell>
              <table:table-cell office:value-type="float" office:value="0.143860523043072">
                <text:p>0.143860523043072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0.190226413542799">
                <text:p>0.190226413542799</text:p>
              </table:table-cell>
              <table:table-cell office:value-type="float" office:value="0.167559363579468">
                <text:p>0.167559363579468</text:p>
              </table:table-cell>
              <table:table-cell office:value-type="float" office:value="0.152192881119282">
                <text:p>0.152192881119282</text:p>
              </table:table-cell>
              <table:table-cell office:value-type="float" office:value="0.173082177474119">
                <text:p>0.173082177474119</text:p>
              </table:table-cell>
              <table:table-cell office:value-type="float" office:value="0.298210692382758">
                <text:p>0.298210692382758</text:p>
              </table:table-cell>
              <table:table-cell office:value-type="float" office:value="0.112313317584412">
                <text:p>0.112313317584412</text:p>
              </table:table-cell>
              <table:table-cell office:value-type="float" office:value="0.144314077684621">
                <text:p>0.14431407768462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19412090409177">
                <text:p>0.19412090409177</text:p>
              </table:table-cell>
              <table:table-cell office:value-type="float" office:value="0.17422">
                <text:p>0.17422</text:p>
              </table:table-cell>
              <table:table-cell office:value-type="float" office:value="0.154648507210701">
                <text:p>0.154648507210701</text:p>
              </table:table-cell>
              <table:table-cell office:value-type="float" office:value="0.17422">
                <text:p>0.17422</text:p>
              </table:table-cell>
              <table:table-cell office:value-type="float" office:value="0.307127310645362">
                <text:p>0.307127310645362</text:p>
              </table:table-cell>
              <table:table-cell office:value-type="float" office:value="0.114748358803725">
                <text:p>0.114748358803725</text:p>
              </table:table-cell>
              <table:table-cell office:value-type="float" office:value="0.14476970377604">
                <text:p>0.144769703776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